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882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2744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689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1343in" svg:height="5.2819in" svg:x="0.5488in" svg:y="0.2157in">
            <draw:object draw:notify-on-update-of-ranges="Sheet1.B2:Sheet1.B263 Sheet1.N1:Sheet1.N1 Sheet1.N2:Sheet1.N263 Sheet1.B2:Sheet1.B263 Sheet1.P1:Sheet1.P1 Sheet1.P2:Sheet1.P2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579in" svg:height="3.8535in" svg:x="0.5193in" svg:y="5.6535in">
            <draw:object draw:notify-on-update-of-ranges="Sheet1.B1:Sheet1.B1 Sheet1.B2:Sheet1.B263 Sheet1.E1:Sheet1.E1 Sheet1.E2:Sheet1.E26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reltime</text:p>
          </table:table-cell>
          <table:table-cell office:value-type="string">
            <text:p>speed</text:p>
          </table:table-cell>
          <table:table-cell office:value-type="string">
            <text:p>adxl_x</text:p>
          </table:table-cell>
          <table:table-cell office:value-type="string">
            <text:p>adxl_y</text:p>
          </table:table-cell>
          <table:table-cell office:value-type="string">
            <text:p>adxl_z</text:p>
          </table:table-cell>
          <table:table-cell office:value-type="string">
            <text:p>mpu_x</text:p>
          </table:table-cell>
          <table:table-cell office:value-type="string">
            <text:p>mpu_y</text:p>
          </table:table-cell>
          <table:table-cell office:value-type="string">
            <text:p>mpu_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distance</text:p>
          </table:table-cell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2-01_15:24:08_245670</text:p>
          </table:table-cell>
          <table:table-cell office:value-type="float" office:value="178153.90625">
            <text:p>178153.90625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office:value-type="float" office:value="157">
            <text:p>157</text:p>
          </table:table-cell>
          <table:table-cell office:value-type="float" office:value="-223">
            <text:p>-223</text:p>
          </table:table-cell>
          <table:table-cell table:number-columns-repeated="9" office:value-type="float" office:value="0">
            <text:p>0</text:p>
          </table:table-cell>
          <table:table-cell office:value-type="float" office:value="15.86">
            <text:p>15.86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2-01_15:24:08_381083</text:p>
          </table:table-cell>
          <table:table-cell office:value-type="float" office:value="191664.796875">
            <text:p>191664.796875</text:p>
          </table:table-cell>
          <table:table-cell office:value-type="float" office:value="0.2">
            <text:p>0.2</text:p>
          </table:table-cell>
          <table:table-cell office:value-type="float" office:value="45">
            <text:p>45</text:p>
          </table:table-cell>
          <table:table-cell office:value-type="float" office:value="144">
            <text:p>144</text:p>
          </table:table-cell>
          <table:table-cell office:value-type="float" office:value="-225">
            <text:p>-225</text:p>
          </table:table-cell>
          <table:table-cell table:number-columns-repeated="6" office:value-type="float" office:value="0">
            <text:p>0</text:p>
          </table:table-cell>
          <table:table-cell office:value-type="float" office:value="1.71450861120967">
            <text:p>1.7145086112</text:p>
          </table:table-cell>
          <table:table-cell office:value-type="float" office:value="-34.2932169550454">
            <text:p>-34.293216955</text:p>
          </table:table-cell>
          <table:table-cell office:value-type="float" office:value="4.25518954733379">
            <text:p>4.2551895473</text:p>
          </table:table-cell>
          <table:table-cell office:value-type="float" office:value="26.69">
            <text:p>26.6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2-01_15:24:08_514527</text:p>
          </table:table-cell>
          <table:table-cell office:value-type="float" office:value="204972.515625">
            <text:p>204972.515625</text:p>
          </table:table-cell>
          <table:table-cell office:value-type="float" office:value="0.3">
            <text:p>0.3</text:p>
          </table:table-cell>
          <table:table-cell office:value-type="float" office:value="46">
            <text:p>46</text:p>
          </table:table-cell>
          <table:table-cell office:value-type="float" office:value="157">
            <text:p>157</text:p>
          </table:table-cell>
          <table:table-cell office:value-type="float" office:value="-216">
            <text:p>-216</text:p>
          </table:table-cell>
          <table:table-cell table:number-columns-repeated="6" office:value-type="float" office:value="0">
            <text:p>0</text:p>
          </table:table-cell>
          <table:table-cell office:value-type="float" office:value="1.6091049167845">
            <text:p>1.6091049168</text:p>
          </table:table-cell>
          <table:table-cell office:value-type="float" office:value="-34.4619438967062">
            <text:p>-34.4619438967</text:p>
          </table:table-cell>
          <table:table-cell office:value-type="float" office:value="4.08516364735698">
            <text:p>4.0851636474</text:p>
          </table:table-cell>
          <table:table-cell office:value-type="float" office:value="47.16">
            <text:p>47.1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2-01_15:24:08_645978</text:p>
          </table:table-cell>
          <table:table-cell office:value-type="float" office:value="218116.703125">
            <text:p>218116.703125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-204">
            <text:p>-204</text:p>
          </table:table-cell>
          <table:table-cell table:number-columns-repeated="6" office:value-type="float" office:value="0">
            <text:p>0</text:p>
          </table:table-cell>
          <table:table-cell office:value-type="float" office:value="1.44423435698328">
            <text:p>1.444234357</text:p>
          </table:table-cell>
          <table:table-cell office:value-type="float" office:value="-34.7044247642945">
            <text:p>-34.7044247643</text:p>
          </table:table-cell>
          <table:table-cell office:value-type="float" office:value="3.84291061734259">
            <text:p>3.8429106173</text:p>
          </table:table-cell>
          <table:table-cell office:value-type="float" office:value="16.14">
            <text:p>16.14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2-01_15:24:08_779654</text:p>
          </table:table-cell>
          <table:table-cell office:value-type="float" office:value="231532.609375">
            <text:p>231532.609375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-266">
            <text:p>-266</text:p>
          </table:table-cell>
          <table:table-cell table:number-columns-repeated="6" office:value-type="float" office:value="0">
            <text:p>0</text:p>
          </table:table-cell>
          <table:table-cell office:value-type="float" office:value="1.3293861544769">
            <text:p>1.3293861545</text:p>
          </table:table-cell>
          <table:table-cell office:value-type="float" office:value="-34.8505538655639">
            <text:p>-34.8505538656</text:p>
          </table:table-cell>
          <table:table-cell office:value-type="float" office:value="3.68249026836411">
            <text:p>3.6824902684</text:p>
          </table:table-cell>
          <table:table-cell office:value-type="float" office:value="25.6">
            <text:p>25.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2-01_15:24:08_912530</text:p>
          </table:table-cell>
          <table:table-cell office:value-type="float" office:value="244772.890625">
            <text:p>244772.890625</text:p>
          </table:table-cell>
          <table:table-cell office:value-type="float" office:value="0.6">
            <text:p>0.6</text:p>
          </table:table-cell>
          <table:table-cell office:value-type="float" office:value="36">
            <text:p>36</text:p>
          </table:table-cell>
          <table:table-cell office:value-type="float" office:value="151">
            <text:p>151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1.22101587805349">
            <text:p>1.2210158781</text:p>
          </table:table-cell>
          <table:table-cell office:value-type="float" office:value="-34.9895136461502">
            <text:p>-34.9895136462</text:p>
          </table:table-cell>
          <table:table-cell office:value-type="float" office:value="3.54243075068618">
            <text:p>3.5424307507</text:p>
          </table:table-cell>
          <table:table-cell office:value-type="float" office:value="15.3">
            <text:p>15.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2-01_15:24:09_046388</text:p>
          </table:table-cell>
          <table:table-cell office:value-type="float" office:value="258188.296875">
            <text:p>258188.296875</text:p>
          </table:table-cell>
          <table:table-cell office:value-type="float" office:value="0.7">
            <text:p>0.7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office:value-type="float" office:value="-202">
            <text:p>-202</text:p>
          </table:table-cell>
          <table:table-cell table:number-columns-repeated="6" office:value-type="float" office:value="0">
            <text:p>0</text:p>
          </table:table-cell>
          <table:table-cell office:value-type="float" office:value="1.10145447660877">
            <text:p>1.1014544766</text:p>
          </table:table-cell>
          <table:table-cell office:value-type="float" office:value="-35.1304825366505">
            <text:p>-35.1304825367</text:p>
          </table:table-cell>
          <table:table-cell office:value-type="float" office:value="3.39821985439708">
            <text:p>3.3982198544</text:p>
          </table:table-cell>
          <table:table-cell office:value-type="float" office:value="15.08">
            <text:p>15.0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2-01_15:24:09_180127</text:p>
          </table:table-cell>
          <table:table-cell office:value-type="float" office:value="271538.8125">
            <text:p>271538.8125</text:p>
          </table:table-cell>
          <table:table-cell office:value-type="float" office:value="0.8">
            <text:p>0.8</text:p>
          </table:table-cell>
          <table:table-cell office:value-type="float" office:value="44">
            <text:p>44</text:p>
          </table:table-cell>
          <table:table-cell office:value-type="float" office:value="185">
            <text:p>185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0.985613237727155">
            <text:p>0.9856132377</text:p>
          </table:table-cell>
          <table:table-cell office:value-type="float" office:value="-35.2623922153409">
            <text:p>-35.2623922153</text:p>
          </table:table-cell>
          <table:table-cell office:value-type="float" office:value="3.26748798298368">
            <text:p>3.267487983</text:p>
          </table:table-cell>
          <table:table-cell office:value-type="float" office:value="15.88">
            <text:p>15.88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2-01_15:24:09_312396</text:p>
          </table:table-cell>
          <table:table-cell office:value-type="float" office:value="284759.5">
            <text:p>284759.5</text:p>
          </table:table-cell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-192">
            <text:p>-192</text:p>
          </table:table-cell>
          <table:table-cell table:number-columns-repeated="6" office:value-type="float" office:value="0">
            <text:p>0</text:p>
          </table:table-cell>
          <table:table-cell office:value-type="float" office:value="0.809681183911233">
            <text:p>0.8096811839</text:p>
          </table:table-cell>
          <table:table-cell office:value-type="float" office:value="-35.437877929391">
            <text:p>-35.4378779294</text:p>
          </table:table-cell>
          <table:table-cell office:value-type="float" office:value="3.04972229106318">
            <text:p>3.0497222911</text:p>
          </table:table-cell>
          <table:table-cell office:value-type="float" office:value="16.27">
            <text:p>16.27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2-01_15:24:09_444355</text:p>
          </table:table-cell>
          <table:table-cell office:value-type="float" office:value="297954.8125">
            <text:p>297954.81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86">
            <text:p>186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0.688585830549169">
            <text:p>0.6885858305</text:p>
          </table:table-cell>
          <table:table-cell office:value-type="float" office:value="-35.5559840224539">
            <text:p>-35.5559840225</text:p>
          </table:table-cell>
          <table:table-cell office:value-type="float" office:value="2.93514130292882">
            <text:p>2.9351413029</text:p>
          </table:table-cell>
          <table:table-cell office:value-type="float" office:value="15.81">
            <text:p>15.81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2-01_15:24:09_579985</text:p>
          </table:table-cell>
          <table:table-cell office:value-type="float" office:value="311524.015625">
            <text:p>311524.015625</text:p>
          </table:table-cell>
          <table:table-cell office:value-type="float" office:value="1.1">
            <text:p>1.1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-201">
            <text:p>-201</text:p>
          </table:table-cell>
          <table:table-cell table:number-columns-repeated="6" office:value-type="float" office:value="0">
            <text:p>0</text:p>
          </table:table-cell>
          <table:table-cell office:value-type="float" office:value="0.569112194932507">
            <text:p>0.5691121949</text:p>
          </table:table-cell>
          <table:table-cell office:value-type="float" office:value="-35.6592420406695">
            <text:p>-35.6592420407</text:p>
          </table:table-cell>
          <table:table-cell office:value-type="float" office:value="2.80530280455091">
            <text:p>2.8053028046</text:p>
          </table:table-cell>
          <table:table-cell office:value-type="float" office:value="48.57">
            <text:p>48.5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2-01_15:24:09_712639</text:p>
          </table:table-cell>
          <table:table-cell office:value-type="float" office:value="324783.59375">
            <text:p>324783.59375</text:p>
          </table:table-cell>
          <table:table-cell office:value-type="float" office:value="1.2">
            <text:p>1.2</text:p>
          </table:table-cell>
          <table:table-cell office:value-type="float" office:value="83">
            <text:p>83</text:p>
          </table:table-cell>
          <table:table-cell office:value-type="float" office:value="175">
            <text:p>175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0.44397436447075">
            <text:p>0.4439743645</text:p>
          </table:table-cell>
          <table:table-cell office:value-type="float" office:value="-35.7835684867078">
            <text:p>-35.7835684867</text:p>
          </table:table-cell>
          <table:table-cell office:value-type="float" office:value="2.7064829776631">
            <text:p>2.7064829777</text:p>
          </table:table-cell>
          <table:table-cell office:value-type="float" office:value="27.23">
            <text:p>27.23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2-01_15:24:09_847311</text:p>
          </table:table-cell>
          <table:table-cell office:value-type="float" office:value="338251.09375">
            <text:p>338251.09375</text:p>
          </table:table-cell>
          <table:table-cell office:value-type="float" office:value="1.3">
            <text:p>1.3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-217">
            <text:p>-217</text:p>
          </table:table-cell>
          <table:table-cell table:number-columns-repeated="6" office:value-type="float" office:value="0">
            <text:p>0</text:p>
          </table:table-cell>
          <table:table-cell office:value-type="float" office:value="0.323009580041952">
            <text:p>0.32300958</text:p>
          </table:table-cell>
          <table:table-cell office:value-type="float" office:value="-35.8862306034868">
            <text:p>-35.8862306035</text:p>
          </table:table-cell>
          <table:table-cell office:value-type="float" office:value="2.59911786076007">
            <text:p>2.5991178608</text:p>
          </table:table-cell>
          <table:table-cell office:value-type="float" office:value="15.07">
            <text:p>15.0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2-01_15:24:09_980573</text:p>
          </table:table-cell>
          <table:table-cell office:value-type="float" office:value="351576.8125">
            <text:p>351576.8125</text:p>
          </table:table-cell>
          <table:table-cell office:value-type="float" office:value="1.4">
            <text:p>1.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-237">
            <text:p>-237</text:p>
          </table:table-cell>
          <table:table-cell table:number-columns-repeated="6" office:value-type="float" office:value="0">
            <text:p>0</text:p>
          </table:table-cell>
          <table:table-cell office:value-type="float" office:value="0.140244449111286">
            <text:p>0.1402444491</text:p>
          </table:table-cell>
          <table:table-cell office:value-type="float" office:value="-36.033333999898">
            <text:p>-36.0333339999</text:p>
          </table:table-cell>
          <table:table-cell office:value-type="float" office:value="2.44950299495316">
            <text:p>2.449502995</text:p>
          </table:table-cell>
          <table:table-cell office:value-type="float" office:value="48.74">
            <text:p>48.74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2-01_15:24:10_117326</text:p>
          </table:table-cell>
          <table:table-cell office:value-type="float" office:value="365253">
            <text:p>365253</text:p>
          </table:table-cell>
          <table:table-cell office:value-type="float" office:value="1.5">
            <text:p>1.5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-233">
            <text:p>-23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23681701694092">
            <text:p>0.0123681702</text:p>
          </table:table-cell>
          <table:table-cell office:value-type="float" office:value="-36.1357686001219">
            <text:p>-36.1357686001</text:p>
          </table:table-cell>
          <table:table-cell office:value-type="float" office:value="2.35138200718415">
            <text:p>2.3513820072</text:p>
          </table:table-cell>
          <table:table-cell office:value-type="float" office:value="48.93">
            <text:p>48.9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2-01_15:24:10_248068</text:p>
          </table:table-cell>
          <table:table-cell office:value-type="float" office:value="378326.609375">
            <text:p>378326.609375</text:p>
          </table:table-cell>
          <table:table-cell office:value-type="float" office:value="1.6">
            <text:p>1.6</text:p>
          </table:table-cell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0.10508197450932">
            <text:p>-0.1050819745</text:p>
          </table:table-cell>
          <table:table-cell office:value-type="float" office:value="-36.2404764659807">
            <text:p>-36.240476466</text:p>
          </table:table-cell>
          <table:table-cell office:value-type="float" office:value="2.25804551359638">
            <text:p>2.2580455136</text:p>
          </table:table-cell>
          <table:table-cell office:value-type="float" office:value="16.78">
            <text:p>16.78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2-01_15:24:10_379820</text:p>
          </table:table-cell>
          <table:table-cell office:value-type="float" office:value="391501.5">
            <text:p>391501.5</text:p>
          </table:table-cell>
          <table:table-cell office:value-type="float" office:value="1.7">
            <text:p>1.7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-236">
            <text:p>-236</text:p>
          </table:table-cell>
          <table:table-cell table:number-columns-repeated="6" office:value-type="float" office:value="0">
            <text:p>0</text:p>
          </table:table-cell>
          <table:table-cell office:value-type="float" office:value="-0.234632010973964">
            <text:p>-0.234632011</text:p>
          </table:table-cell>
          <table:table-cell office:value-type="float" office:value="-36.3202714307731">
            <text:p>-36.3202714308</text:p>
          </table:table-cell>
          <table:table-cell office:value-type="float" office:value="2.18235589641308">
            <text:p>2.1823558964</text:p>
          </table:table-cell>
          <table:table-cell office:value-type="float" office:value="16.32">
            <text:p>16.3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2-01_15:24:10_516530</text:p>
          </table:table-cell>
          <table:table-cell office:value-type="float" office:value="405211">
            <text:p>405211</text:p>
          </table:table-cell>
          <table:table-cell office:value-type="float" office:value="1.8">
            <text:p>1.8</text:p>
          </table:table-cell>
          <table:table-cell office:value-type="float" office:value="-11">
            <text:p>-11</text:p>
          </table:table-cell>
          <table:table-cell office:value-type="float" office:value="149">
            <text:p>149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0.429722506834051">
            <text:p>-0.4297225068</text:p>
          </table:table-cell>
          <table:table-cell office:value-type="float" office:value="-36.4381844446192">
            <text:p>-36.4381844446</text:p>
          </table:table-cell>
          <table:table-cell office:value-type="float" office:value="2.05810994652759">
            <text:p>2.0581099465</text:p>
          </table:table-cell>
          <table:table-cell office:value-type="float" office:value="48.86">
            <text:p>48.86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2-01_15:24:10_648566</text:p>
          </table:table-cell>
          <table:table-cell office:value-type="float" office:value="418376.09375">
            <text:p>418376.09375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-232">
            <text:p>-232</text:p>
          </table:table-cell>
          <table:table-cell table:number-columns-repeated="6" office:value-type="float" office:value="0">
            <text:p>0</text:p>
          </table:table-cell>
          <table:table-cell office:value-type="float" office:value="-0.552110583454039">
            <text:p>-0.5521105835</text:p>
          </table:table-cell>
          <table:table-cell office:value-type="float" office:value="-36.5116833967573">
            <text:p>-36.5116833968</text:p>
          </table:table-cell>
          <table:table-cell office:value-type="float" office:value="1.98060013790406">
            <text:p>1.9806001379</text:p>
          </table:table-cell>
          <table:table-cell office:value-type="float" office:value="16.42">
            <text:p>16.4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2-01_15:24:10_780980</text:p>
          </table:table-cell>
          <table:table-cell office:value-type="float" office:value="431618.109375">
            <text:p>431618.10937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-210">
            <text:p>-210</text:p>
          </table:table-cell>
          <table:table-cell table:number-columns-repeated="6" office:value-type="float" office:value="0">
            <text:p>0</text:p>
          </table:table-cell>
          <table:table-cell office:value-type="float" office:value="-0.683107919188859">
            <text:p>-0.6831079192</text:p>
          </table:table-cell>
          <table:table-cell office:value-type="float" office:value="-36.5938949608795">
            <text:p>-36.5938949609</text:p>
          </table:table-cell>
          <table:table-cell office:value-type="float" office:value="1.90552620699064">
            <text:p>1.905526207</text:p>
          </table:table-cell>
          <table:table-cell office:value-type="float" office:value="26.62">
            <text:p>26.6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2-01_15:24:10_915310</text:p>
          </table:table-cell>
          <table:table-cell office:value-type="float" office:value="445102">
            <text:p>445102</text:p>
          </table:table-cell>
          <table:table-cell office:value-type="float" office:value="2.1">
            <text:p>2.1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float" office:value="-224">
            <text:p>-224</text:p>
          </table:table-cell>
          <table:table-cell table:number-columns-repeated="6" office:value-type="float" office:value="0">
            <text:p>0</text:p>
          </table:table-cell>
          <table:table-cell office:value-type="float" office:value="-0.81185754155689">
            <text:p>-0.8118575416</text:p>
          </table:table-cell>
          <table:table-cell office:value-type="float" office:value="-36.651715201332">
            <text:p>-36.6517152013</text:p>
          </table:table-cell>
          <table:table-cell office:value-type="float" office:value="1.83698824570498">
            <text:p>1.8369882457</text:p>
          </table:table-cell>
          <table:table-cell office:value-type="float" office:value="15.4">
            <text:p>15.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2-01_15:24:11_046957</text:p>
          </table:table-cell>
          <table:table-cell office:value-type="float" office:value="458219.921875">
            <text:p>458219.921875</text:p>
          </table:table-cell>
          <table:table-cell office:value-type="float" office:value="2.2">
            <text:p>2.2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0.940920832596385">
            <text:p>-0.9409208326</text:p>
          </table:table-cell>
          <table:table-cell office:value-type="float" office:value="-36.7184305776228">
            <text:p>-36.7184305776</text:p>
          </table:table-cell>
          <table:table-cell office:value-type="float" office:value="1.76868247316852">
            <text:p>1.7686824732</text:p>
          </table:table-cell>
          <table:table-cell office:value-type="float" office:value="15.47">
            <text:p>15.4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2-01_15:24:11_178975</text:p>
          </table:table-cell>
          <table:table-cell office:value-type="float" office:value="471449.59375">
            <text:p>471449.59375</text:p>
          </table:table-cell>
          <table:table-cell office:value-type="float" office:value="2.3">
            <text:p>2.3</text:p>
          </table:table-cell>
          <table:table-cell office:value-type="float" office:value="18">
            <text:p>18</text:p>
          </table:table-cell>
          <table:table-cell office:value-type="float" office:value="153">
            <text:p>153</text:p>
          </table:table-cell>
          <table:table-cell office:value-type="float" office:value="-216">
            <text:p>-216</text:p>
          </table:table-cell>
          <table:table-cell table:number-columns-repeated="6" office:value-type="float" office:value="0">
            <text:p>0</text:p>
          </table:table-cell>
          <table:table-cell office:value-type="float" office:value="-1.13367510834892">
            <text:p>-1.1336751083</text:p>
          </table:table-cell>
          <table:table-cell office:value-type="float" office:value="-36.8137932028757">
            <text:p>-36.8137932029</text:p>
          </table:table-cell>
          <table:table-cell office:value-type="float" office:value="1.68075015879194">
            <text:p>1.6807501588</text:p>
          </table:table-cell>
          <table:table-cell office:value-type="float" office:value="26.33">
            <text:p>26.33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2-01_15:24:11_315122</text:p>
          </table:table-cell>
          <table:table-cell office:value-type="float" office:value="485073.40625">
            <text:p>485073.40625</text:p>
          </table:table-cell>
          <table:table-cell office:value-type="float" office:value="2.4">
            <text:p>2.4</text:p>
          </table:table-cell>
          <table:table-cell office:value-type="float" office:value="79">
            <text:p>79</text:p>
          </table:table-cell>
          <table:table-cell office:value-type="float" office:value="157">
            <text:p>157</text:p>
          </table:table-cell>
          <table:table-cell office:value-type="float" office:value="-222">
            <text:p>-222</text:p>
          </table:table-cell>
          <table:table-cell table:number-columns-repeated="6" office:value-type="float" office:value="0">
            <text:p>0</text:p>
          </table:table-cell>
          <table:table-cell office:value-type="float" office:value="-1.26626364496668">
            <text:p>-1.266263645</text:p>
          </table:table-cell>
          <table:table-cell office:value-type="float" office:value="-36.8801705528712">
            <text:p>-36.8801705529</text:p>
          </table:table-cell>
          <table:table-cell office:value-type="float" office:value="1.62821384251968">
            <text:p>1.6282138425</text:p>
          </table:table-cell>
          <table:table-cell office:value-type="float" office:value="48.31">
            <text:p>48.3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2-01_15:24:11_447813</text:p>
          </table:table-cell>
          <table:table-cell office:value-type="float" office:value="498300.796875">
            <text:p>498300.796875</text:p>
          </table:table-cell>
          <table:table-cell office:value-type="float" office:value="2.5">
            <text:p>2.5</text:p>
          </table:table-cell>
          <table:table-cell office:value-type="float" office:value="91">
            <text:p>91</text:p>
          </table:table-cell>
          <table:table-cell office:value-type="float" office:value="174">
            <text:p>174</text:p>
          </table:table-cell>
          <table:table-cell office:value-type="float" office:value="-253">
            <text:p>-253</text:p>
          </table:table-cell>
          <table:table-cell table:number-columns-repeated="6" office:value-type="float" office:value="0">
            <text:p>0</text:p>
          </table:table-cell>
          <table:table-cell office:value-type="float" office:value="-1.38828346017189">
            <text:p>-1.3882834602</text:p>
          </table:table-cell>
          <table:table-cell office:value-type="float" office:value="-36.9340037893435">
            <text:p>-36.9340037893</text:p>
          </table:table-cell>
          <table:table-cell office:value-type="float" office:value="1.55803200640272">
            <text:p>1.5580320064</text:p>
          </table:table-cell>
          <table:table-cell office:value-type="float" office:value="15.09">
            <text:p>15.0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2-01_15:24:11_581238</text:p>
          </table:table-cell>
          <table:table-cell office:value-type="float" office:value="511675.3125">
            <text:p>511675.3125</text:p>
          </table:table-cell>
          <table:table-cell office:value-type="float" office:value="2.6">
            <text:p>2.6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1.51573828260883">
            <text:p>-1.5157382826</text:p>
          </table:table-cell>
          <table:table-cell office:value-type="float" office:value="-36.9846851297294">
            <text:p>-36.9846851297</text:p>
          </table:table-cell>
          <table:table-cell office:value-type="float" office:value="1.51878891477127">
            <text:p>1.5187889148</text:p>
          </table:table-cell>
          <table:table-cell office:value-type="float" office:value="15.91">
            <text:p>15.9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2-01_15:24:11_713317</text:p>
          </table:table-cell>
          <table:table-cell office:value-type="float" office:value="524851.109375">
            <text:p>524851.109375</text:p>
          </table:table-cell>
          <table:table-cell office:value-type="float" office:value="2.7">
            <text:p>2.7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1.71604329570226">
            <text:p>-1.7160432957</text:p>
          </table:table-cell>
          <table:table-cell office:value-type="float" office:value="-37.0602328775888">
            <text:p>-37.0602328776</text:p>
          </table:table-cell>
          <table:table-cell office:value-type="float" office:value="1.4402860066075">
            <text:p>1.4402860066</text:p>
          </table:table-cell>
          <table:table-cell office:value-type="float" office:value="14.69">
            <text:p>14.6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2-01_15:24:11_847539</text:p>
          </table:table-cell>
          <table:table-cell office:value-type="float" office:value="538273.90625">
            <text:p>538273.90625</text:p>
          </table:table-cell>
          <table:table-cell office:value-type="float" office:value="2.8">
            <text:p>2.8</text:p>
          </table:table-cell>
          <table:table-cell office:value-type="float" office:value="42">
            <text:p>42</text:p>
          </table:table-cell>
          <table:table-cell office:value-type="float" office:value="119">
            <text:p>119</text:p>
          </table:table-cell>
          <table:table-cell office:value-type="float" office:value="-226">
            <text:p>-226</text:p>
          </table:table-cell>
          <table:table-cell table:number-columns-repeated="6" office:value-type="float" office:value="0">
            <text:p>0</text:p>
          </table:table-cell>
          <table:table-cell office:value-type="float" office:value="-1.84713125779619">
            <text:p>-1.8471312578</text:p>
          </table:table-cell>
          <table:table-cell office:value-type="float" office:value="-37.1200748849431">
            <text:p>-37.1200748849</text:p>
          </table:table-cell>
          <table:table-cell office:value-type="float" office:value="1.39480603100865">
            <text:p>1.394806031</text:p>
          </table:table-cell>
          <table:table-cell office:value-type="float" office:value="16.35">
            <text:p>16.3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2-01_15:24:11_978485</text:p>
          </table:table-cell>
          <table:table-cell office:value-type="float" office:value="551368.203125">
            <text:p>551368.203125</text:p>
          </table:table-cell>
          <table:table-cell office:value-type="float" office:value="2.9">
            <text:p>2.9</text:p>
          </table:table-cell>
          <table:table-cell office:value-type="float" office:value="-4">
            <text:p>-4</text:p>
          </table:table-cell>
          <table:table-cell office:value-type="float" office:value="158">
            <text:p>158</text:p>
          </table:table-cell>
          <table:table-cell office:value-type="float" office:value="-212">
            <text:p>-212</text:p>
          </table:table-cell>
          <table:table-cell table:number-columns-repeated="6" office:value-type="float" office:value="0">
            <text:p>0</text:p>
          </table:table-cell>
          <table:table-cell office:value-type="float" office:value="-1.97500888154393">
            <text:p>-1.9750088815</text:p>
          </table:table-cell>
          <table:table-cell office:value-type="float" office:value="-37.1554581734549">
            <text:p>-37.1554581735</text:p>
          </table:table-cell>
          <table:table-cell office:value-type="float" office:value="1.35564826963992">
            <text:p>1.3556482696</text:p>
          </table:table-cell>
          <table:table-cell office:value-type="float" office:value="15.79">
            <text:p>15.7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2-01_15:24:12_110465</text:p>
          </table:table-cell>
          <table:table-cell office:value-type="float" office:value="564567.21875">
            <text:p>564567.2187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office:value-type="float" office:value="-225">
            <text:p>-225</text:p>
          </table:table-cell>
          <table:table-cell table:number-columns-repeated="6" office:value-type="float" office:value="0">
            <text:p>0</text:p>
          </table:table-cell>
          <table:table-cell office:value-type="float" office:value="-2.10659577573939">
            <text:p>-2.1065957757</text:p>
          </table:table-cell>
          <table:table-cell office:value-type="float" office:value="-37.2087807077223">
            <text:p>-37.2087807077</text:p>
          </table:table-cell>
          <table:table-cell office:value-type="float" office:value="1.31028770762448">
            <text:p>1.3102877076</text:p>
          </table:table-cell>
          <table:table-cell office:value-type="float" office:value="15.45">
            <text:p>15.4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2-01_15:24:12_246372</text:p>
          </table:table-cell>
          <table:table-cell office:value-type="float" office:value="578156.90625">
            <text:p>578156.90625</text:p>
          </table:table-cell>
          <table:table-cell office:value-type="float" office:value="3.1">
            <text:p>3.1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float" office:value="-210">
            <text:p>-210</text:p>
          </table:table-cell>
          <table:table-cell table:number-columns-repeated="6" office:value-type="float" office:value="0">
            <text:p>0</text:p>
          </table:table-cell>
          <table:table-cell office:value-type="float" office:value="-2.24069216021304">
            <text:p>-2.2406921602</text:p>
          </table:table-cell>
          <table:table-cell office:value-type="float" office:value="-37.2527788801979">
            <text:p>-37.2527788802</text:p>
          </table:table-cell>
          <table:table-cell office:value-type="float" office:value="1.28032041754518">
            <text:p>1.2803204175</text:p>
          </table:table-cell>
          <table:table-cell office:value-type="float" office:value="47.89">
            <text:p>47.8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2-01_15:24:12_377171</text:p>
          </table:table-cell>
          <table:table-cell office:value-type="float" office:value="591236.59375">
            <text:p>591236.59375</text:p>
          </table:table-cell>
          <table:table-cell office:value-type="float" office:value="3.2">
            <text:p>3.2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-248">
            <text:p>-248</text:p>
          </table:table-cell>
          <table:table-cell table:number-columns-repeated="6" office:value-type="float" office:value="0">
            <text:p>0</text:p>
          </table:table-cell>
          <table:table-cell office:value-type="float" office:value="-2.44220380779474">
            <text:p>-2.4422038078</text:p>
          </table:table-cell>
          <table:table-cell office:value-type="float" office:value="-37.3192225430189">
            <text:p>-37.319222543</text:p>
          </table:table-cell>
          <table:table-cell office:value-type="float" office:value="1.22446506696266">
            <text:p>1.224465067</text:p>
          </table:table-cell>
          <table:table-cell office:value-type="float" office:value="15.88">
            <text:p>15.8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2-01_15:24:12_509302</text:p>
          </table:table-cell>
          <table:table-cell office:value-type="float" office:value="604450.203125">
            <text:p>604450.203125</text:p>
          </table:table-cell>
          <table:table-cell office:value-type="float" office:value="3.3">
            <text:p>3.3</text:p>
          </table:table-cell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2.56626375122539">
            <text:p>-2.5662637512</text:p>
          </table:table-cell>
          <table:table-cell office:value-type="float" office:value="-37.3662556200227">
            <text:p>-37.36625562</text:p>
          </table:table-cell>
          <table:table-cell office:value-type="float" office:value="1.17708189323462">
            <text:p>1.1770818932</text:p>
          </table:table-cell>
          <table:table-cell office:value-type="float" office:value="26.67">
            <text:p>26.67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2-01_15:24:12_644820</text:p>
          </table:table-cell>
          <table:table-cell office:value-type="float" office:value="618080.90625">
            <text:p>618080.90625</text:p>
          </table:table-cell>
          <table:table-cell office:value-type="float" office:value="3.4">
            <text:p>3.4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-250">
            <text:p>-250</text:p>
          </table:table-cell>
          <table:table-cell table:number-columns-repeated="6" office:value-type="float" office:value="0">
            <text:p>0</text:p>
          </table:table-cell>
          <table:table-cell office:value-type="float" office:value="-2.70330486961161">
            <text:p>-2.7033048696</text:p>
          </table:table-cell>
          <table:table-cell office:value-type="float" office:value="-37.3818923177831">
            <text:p>-37.3818923178</text:p>
          </table:table-cell>
          <table:table-cell office:value-type="float" office:value="1.14025831183352">
            <text:p>1.1402583118</text:p>
          </table:table-cell>
          <table:table-cell office:value-type="float" office:value="39.47">
            <text:p>39.47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2-01_15:24:12_777256</text:p>
          </table:table-cell>
          <table:table-cell office:value-type="float" office:value="631245.5">
            <text:p>631245.5</text:p>
          </table:table-cell>
          <table:table-cell office:value-type="float" office:value="3.5">
            <text:p>3.5</text:p>
          </table:table-cell>
          <table:table-cell office:value-type="float" office:value="-17">
            <text:p>-17</text:p>
          </table:table-cell>
          <table:table-cell office:value-type="float" office:value="145">
            <text:p>145</text:p>
          </table:table-cell>
          <table:table-cell office:value-type="float" office:value="-186">
            <text:p>-186</text:p>
          </table:table-cell>
          <table:table-cell table:number-columns-repeated="6" office:value-type="float" office:value="0">
            <text:p>0</text:p>
          </table:table-cell>
          <table:table-cell office:value-type="float" office:value="-2.83543207281795">
            <text:p>-2.8354320728</text:p>
          </table:table-cell>
          <table:table-cell office:value-type="float" office:value="-37.4266530716352">
            <text:p>-37.4266530716</text:p>
          </table:table-cell>
          <table:table-cell office:value-type="float" office:value="1.09513994279484">
            <text:p>1.0951399428</text:p>
          </table:table-cell>
          <table:table-cell office:value-type="float" office:value="16.73">
            <text:p>16.73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2-01_15:24:12_911964</text:p>
          </table:table-cell>
          <table:table-cell office:value-type="float" office:value="644755.515625">
            <text:p>644755.515625</text:p>
          </table:table-cell>
          <table:table-cell office:value-type="float" office:value="3.6">
            <text:p>3.6</text:p>
          </table:table-cell>
          <table:table-cell office:value-type="float" office:value="46">
            <text:p>46</text:p>
          </table:table-cell>
          <table:table-cell office:value-type="float" office:value="163">
            <text:p>163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2.97148673029552">
            <text:p>-2.9714867303</text:p>
          </table:table-cell>
          <table:table-cell office:value-type="float" office:value="-37.5011050640932">
            <text:p>-37.5011050641</text:p>
          </table:table-cell>
          <table:table-cell office:value-type="float" office:value="1.08838255345797">
            <text:p>1.0883825535</text:p>
          </table:table-cell>
          <table:table-cell office:value-type="float" office:value="26.28">
            <text:p>26.2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2-01_15:24:13_045001</text:p>
          </table:table-cell>
          <table:table-cell office:value-type="float" office:value="658019.71875">
            <text:p>658019.71875</text:p>
          </table:table-cell>
          <table:table-cell office:value-type="float" office:value="3.7">
            <text:p>3.7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-274">
            <text:p>-274</text:p>
          </table:table-cell>
          <table:table-cell table:number-columns-repeated="6" office:value-type="float" office:value="0">
            <text:p>0</text:p>
          </table:table-cell>
          <table:table-cell office:value-type="float" office:value="-3.16704613374727">
            <text:p>-3.1670461337</text:p>
          </table:table-cell>
          <table:table-cell office:value-type="float" office:value="-37.6106992485055">
            <text:p>-37.6106992485</text:p>
          </table:table-cell>
          <table:table-cell office:value-type="float" office:value="1.07613813260555">
            <text:p>1.0761381326</text:p>
          </table:table-cell>
          <table:table-cell office:value-type="float" office:value="25.79">
            <text:p>25.79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2-01_15:24:13_177996</text:p>
          </table:table-cell>
          <table:table-cell office:value-type="float" office:value="671374.5">
            <text:p>671374.5</text:p>
          </table:table-cell>
          <table:table-cell office:value-type="float" office:value="3.8">
            <text:p>3.8</text:p>
          </table:table-cell>
          <table:table-cell office:value-type="float" office:value="61">
            <text:p>61</text:p>
          </table:table-cell>
          <table:table-cell office:value-type="float" office:value="188">
            <text:p>188</text:p>
          </table:table-cell>
          <table:table-cell office:value-type="float" office:value="-245">
            <text:p>-245</text:p>
          </table:table-cell>
          <table:table-cell table:number-columns-repeated="6" office:value-type="float" office:value="0">
            <text:p>0</text:p>
          </table:table-cell>
          <table:table-cell office:value-type="float" office:value="-3.30091099339455">
            <text:p>-3.3009109934</text:p>
          </table:table-cell>
          <table:table-cell office:value-type="float" office:value="-37.6915689599769">
            <text:p>-37.69156896</text:p>
          </table:table-cell>
          <table:table-cell office:value-type="float" office:value="1.0764644346545">
            <text:p>1.0764644347</text:p>
          </table:table-cell>
          <table:table-cell office:value-type="float" office:value="16.61">
            <text:p>16.6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2-01_15:24:13_312352</text:p>
          </table:table-cell>
          <table:table-cell office:value-type="float" office:value="684755.71875">
            <text:p>684755.71875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-210">
            <text:p>-210</text:p>
          </table:table-cell>
          <table:table-cell table:number-columns-repeated="6" office:value-type="float" office:value="0">
            <text:p>0</text:p>
          </table:table-cell>
          <table:table-cell office:value-type="float" office:value="-3.44342671617211">
            <text:p>-3.4434267162</text:p>
          </table:table-cell>
          <table:table-cell office:value-type="float" office:value="-37.7590588087811">
            <text:p>-37.7590588088</text:p>
          </table:table-cell>
          <table:table-cell office:value-type="float" office:value="1.07892700420198">
            <text:p>1.0789270042</text:p>
          </table:table-cell>
          <table:table-cell office:value-type="float" office:value="47.26">
            <text:p>47.26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2-01_15:24:13_449357</text:p>
          </table:table-cell>
          <table:table-cell office:value-type="float" office:value="698455.40625">
            <text:p>698455.4062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74">
            <text:p>174</text:p>
          </table:table-cell>
          <table:table-cell office:value-type="float" office:value="-227">
            <text:p>-227</text:p>
          </table:table-cell>
          <table:table-cell table:number-columns-repeated="6" office:value-type="float" office:value="0">
            <text:p>0</text:p>
          </table:table-cell>
          <table:table-cell office:value-type="float" office:value="-3.57783110095842">
            <text:p>-3.577831101</text:p>
          </table:table-cell>
          <table:table-cell office:value-type="float" office:value="-37.8465332184429">
            <text:p>-37.8465332184</text:p>
          </table:table-cell>
          <table:table-cell office:value-type="float" office:value="1.07967923216857">
            <text:p>1.0796792322</text:p>
          </table:table-cell>
          <table:table-cell office:value-type="float" office:value="47.21">
            <text:p>47.21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2-01_15:24:13_580982</text:p>
          </table:table-cell>
          <table:table-cell office:value-type="float" office:value="711617.71875">
            <text:p>711617.71875</text:p>
          </table:table-cell>
          <table:table-cell office:value-type="float" office:value="4.1">
            <text:p>4.1</text:p>
          </table:table-cell>
          <table:table-cell office:value-type="float" office:value="87">
            <text:p>87</text:p>
          </table:table-cell>
          <table:table-cell office:value-type="float" office:value="173">
            <text:p>173</text:p>
          </table:table-cell>
          <table:table-cell office:value-type="float" office:value="-258">
            <text:p>-258</text:p>
          </table:table-cell>
          <table:table-cell table:number-columns-repeated="6" office:value-type="float" office:value="0">
            <text:p>0</text:p>
          </table:table-cell>
          <table:table-cell office:value-type="float" office:value="-3.78053085811311">
            <text:p>-3.7805308581</text:p>
          </table:table-cell>
          <table:table-cell office:value-type="float" office:value="-37.8495558247622">
            <text:p>-37.8495558248</text:p>
          </table:table-cell>
          <table:table-cell office:value-type="float" office:value="1.02364484346028">
            <text:p>1.0236448435</text:p>
          </table:table-cell>
          <table:table-cell office:value-type="float" office:value="26.38">
            <text:p>26.38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2-01_15:24:13_713450</text:p>
          </table:table-cell>
          <table:table-cell office:value-type="float" office:value="724865.390625">
            <text:p>724865.390625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 office:value-type="float" office:value="150">
            <text:p>150</text:p>
          </table:table-cell>
          <table:table-cell office:value-type="float" office:value="-241">
            <text:p>-241</text:p>
          </table:table-cell>
          <table:table-cell table:number-columns-repeated="6" office:value-type="float" office:value="0">
            <text:p>0</text:p>
          </table:table-cell>
          <table:table-cell office:value-type="float" office:value="-3.9158833407544">
            <text:p>-3.9158833408</text:p>
          </table:table-cell>
          <table:table-cell office:value-type="float" office:value="-37.8653146067002">
            <text:p>-37.8653146067</text:p>
          </table:table-cell>
          <table:table-cell office:value-type="float" office:value="0.99401731704435">
            <text:p>0.994017317</text:p>
          </table:table-cell>
          <table:table-cell office:value-type="float" office:value="26.35">
            <text:p>26.3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2-01_15:24:13_848901</text:p>
          </table:table-cell>
          <table:table-cell office:value-type="float" office:value="738409.59375">
            <text:p>738409.59375</text:p>
          </table:table-cell>
          <table:table-cell office:value-type="float" office:value="4.3">
            <text:p>4.3</text:p>
          </table:table-cell>
          <table:table-cell office:value-type="float" office:value="81">
            <text:p>81</text:p>
          </table:table-cell>
          <table:table-cell office:value-type="float" office:value="166">
            <text:p>166</text:p>
          </table:table-cell>
          <table:table-cell office:value-type="float" office:value="-247">
            <text:p>-247</text:p>
          </table:table-cell>
          <table:table-cell table:number-columns-repeated="6" office:value-type="float" office:value="0">
            <text:p>0</text:p>
          </table:table-cell>
          <table:table-cell office:value-type="float" office:value="-4.04291359710156">
            <text:p>-4.0429135971</text:p>
          </table:table-cell>
          <table:table-cell office:value-type="float" office:value="-37.8812647328872">
            <text:p>-37.8812647329</text:p>
          </table:table-cell>
          <table:table-cell office:value-type="float" office:value="0.962150441802002">
            <text:p>0.9621504418</text:p>
          </table:table-cell>
          <table:table-cell office:value-type="float" office:value="47.77">
            <text:p>47.7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2-01_15:24:13_980544</text:p>
          </table:table-cell>
          <table:table-cell office:value-type="float" office:value="751573.625">
            <text:p>751573.625</text:p>
          </table:table-cell>
          <table:table-cell office:value-type="float" office:value="4.4">
            <text:p>4.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-184">
            <text:p>-184</text:p>
          </table:table-cell>
          <table:table-cell table:number-columns-repeated="6" office:value-type="float" office:value="0">
            <text:p>0</text:p>
          </table:table-cell>
          <table:table-cell office:value-type="float" office:value="-4.18383439158977">
            <text:p>-4.1838343916</text:p>
          </table:table-cell>
          <table:table-cell office:value-type="float" office:value="-37.9033142640288">
            <text:p>-37.903314264</text:p>
          </table:table-cell>
          <table:table-cell office:value-type="float" office:value="0.94163361874589">
            <text:p>0.9416336187</text:p>
          </table:table-cell>
          <table:table-cell office:value-type="float" office:value="26.15">
            <text:p>26.15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2-01_15:24:14_112933</text:p>
          </table:table-cell>
          <table:table-cell office:value-type="float" office:value="764813.90625">
            <text:p>764813.90625</text:p>
          </table:table-cell>
          <table:table-cell office:value-type="float" office:value="4.5">
            <text:p>4.5</text:p>
          </table:table-cell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4.38193838796753">
            <text:p>-4.381938388</text:p>
          </table:table-cell>
          <table:table-cell office:value-type="float" office:value="-37.9348403709165">
            <text:p>-37.9348403709</text:p>
          </table:table-cell>
          <table:table-cell office:value-type="float" office:value="0.899755479720881">
            <text:p>0.8997554797</text:p>
          </table:table-cell>
          <table:table-cell office:value-type="float" office:value="26.2">
            <text:p>26.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2-01_15:24:14_248444</text:p>
          </table:table-cell>
          <table:table-cell office:value-type="float" office:value="778363.90625">
            <text:p>778363.90625</text:p>
          </table:table-cell>
          <table:table-cell office:value-type="float" office:value="4.6">
            <text:p>4.6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-204">
            <text:p>-204</text:p>
          </table:table-cell>
          <table:table-cell table:number-columns-repeated="6" office:value-type="float" office:value="0">
            <text:p>0</text:p>
          </table:table-cell>
          <table:table-cell office:value-type="float" office:value="-4.51895485477894">
            <text:p>-4.5189548548</text:p>
          </table:table-cell>
          <table:table-cell office:value-type="float" office:value="-37.9280059348879">
            <text:p>-37.9280059349</text:p>
          </table:table-cell>
          <table:table-cell office:value-type="float" office:value="0.885079237684633">
            <text:p>0.8850792377</text:p>
          </table:table-cell>
          <table:table-cell office:value-type="float" office:value="26.91">
            <text:p>26.9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2-01_15:24:14_379092</text:p>
          </table:table-cell>
          <table:table-cell office:value-type="float" office:value="791428.59375">
            <text:p>791428.59375</text:p>
          </table:table-cell>
          <table:table-cell office:value-type="float" office:value="4.7">
            <text:p>4.7</text:p>
          </table:table-cell>
          <table:table-cell office:value-type="float" office:value="35">
            <text:p>35</text:p>
          </table:table-cell>
          <table:table-cell office:value-type="float" office:value="149">
            <text:p>149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4.65093664444702">
            <text:p>-4.6509366444</text:p>
          </table:table-cell>
          <table:table-cell office:value-type="float" office:value="-37.9678068120362">
            <text:p>-37.967806812</text:p>
          </table:table-cell>
          <table:table-cell office:value-type="float" office:value="0.869654771355553">
            <text:p>0.8696547714</text:p>
          </table:table-cell>
          <table:table-cell office:value-type="float" office:value="16.07">
            <text:p>16.0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2-01_15:24:14_510589</text:p>
          </table:table-cell>
          <table:table-cell office:value-type="float" office:value="804578.90625">
            <text:p>804578.90625</text:p>
          </table:table-cell>
          <table:table-cell office:value-type="float" office:value="4.8">
            <text:p>4.8</text:p>
          </table:table-cell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 office:value-type="float" office:value="-196">
            <text:p>-196</text:p>
          </table:table-cell>
          <table:table-cell table:number-columns-repeated="6" office:value-type="float" office:value="0">
            <text:p>0</text:p>
          </table:table-cell>
          <table:table-cell office:value-type="float" office:value="-4.78656751962148">
            <text:p>-4.7865675196</text:p>
          </table:table-cell>
          <table:table-cell office:value-type="float" office:value="-37.9904283334373">
            <text:p>-37.9904283334</text:p>
          </table:table-cell>
          <table:table-cell office:value-type="float" office:value="0.840429774447257">
            <text:p>0.8404297744</text:p>
          </table:table-cell>
          <table:table-cell office:value-type="float" office:value="15.54">
            <text:p>15.5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2-01_15:24:14_645317</text:p>
          </table:table-cell>
          <table:table-cell office:value-type="float" office:value="818096.09375">
            <text:p>818096.09375</text:p>
          </table:table-cell>
          <table:table-cell office:value-type="float" office:value="4.9">
            <text:p>4.9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-184">
            <text:p>-184</text:p>
          </table:table-cell>
          <table:table-cell table:number-columns-repeated="6" office:value-type="float" office:value="0">
            <text:p>0</text:p>
          </table:table-cell>
          <table:table-cell office:value-type="float" office:value="-4.92476053924916">
            <text:p>-4.9247605392</text:p>
          </table:table-cell>
          <table:table-cell office:value-type="float" office:value="-37.9991646505663">
            <text:p>-37.9991646506</text:p>
          </table:table-cell>
          <table:table-cell office:value-type="float" office:value="0.826326641310484">
            <text:p>0.8263266413</text:p>
          </table:table-cell>
          <table:table-cell office:value-type="float" office:value="27.03">
            <text:p>27.0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2-01_15:24:14_777031</text:p>
          </table:table-cell>
          <table:table-cell office:value-type="float" office:value="831226.40625">
            <text:p>831226.40625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77">
            <text:p>177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5.12040236636406">
            <text:p>-5.1204023664</text:p>
          </table:table-cell>
          <table:table-cell office:value-type="float" office:value="-37.9923950281392">
            <text:p>-37.9923950281</text:p>
          </table:table-cell>
          <table:table-cell office:value-type="float" office:value="0.805499559758147">
            <text:p>0.8054995598</text:p>
          </table:table-cell>
          <table:table-cell office:value-type="float" office:value="16.66">
            <text:p>16.66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2-01_15:24:14_909648</text:p>
          </table:table-cell>
          <table:table-cell office:value-type="float" office:value="844485.1875">
            <text:p>844485.1875</text:p>
          </table:table-cell>
          <table:table-cell office:value-type="float" office:value="5.1">
            <text:p>5.1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float" office:value="-257">
            <text:p>-257</text:p>
          </table:table-cell>
          <table:table-cell table:number-columns-repeated="6" office:value-type="float" office:value="0">
            <text:p>0</text:p>
          </table:table-cell>
          <table:table-cell office:value-type="float" office:value="-5.26273444884751">
            <text:p>-5.2627344488</text:p>
          </table:table-cell>
          <table:table-cell office:value-type="float" office:value="-38.0169701818479">
            <text:p>-38.0169701818</text:p>
          </table:table-cell>
          <table:table-cell office:value-type="float" office:value="0.785383706924492">
            <text:p>0.7853837069</text:p>
          </table:table-cell>
          <table:table-cell office:value-type="float" office:value="28.41">
            <text:p>28.4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2-01_15:24:15_043517</text:p>
          </table:table-cell>
          <table:table-cell office:value-type="float" office:value="857871.703125">
            <text:p>857871.703125</text:p>
          </table:table-cell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-221">
            <text:p>-221</text:p>
          </table:table-cell>
          <table:table-cell table:number-columns-repeated="6" office:value-type="float" office:value="0">
            <text:p>0</text:p>
          </table:table-cell>
          <table:table-cell office:value-type="float" office:value="-5.39263958813101">
            <text:p>-5.3926395881</text:p>
          </table:table-cell>
          <table:table-cell office:value-type="float" office:value="-38.0325524512116">
            <text:p>-38.0325524512</text:p>
          </table:table-cell>
          <table:table-cell office:value-type="float" office:value="0.769287267566751">
            <text:p>0.7692872676</text:p>
          </table:table-cell>
          <table:table-cell office:value-type="float" office:value="17.61">
            <text:p>17.6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2-01_15:24:15_175349</text:p>
          </table:table-cell>
          <table:table-cell office:value-type="float" office:value="871062.59375">
            <text:p>871062.59375</text:p>
          </table:table-cell>
          <table:table-cell office:value-type="float" office:value="5.3">
            <text:p>5.3</text:p>
          </table:table-cell>
          <table:table-cell office:value-type="float" office:value="68">
            <text:p>68</text:p>
          </table:table-cell>
          <table:table-cell office:value-type="float" office:value="154">
            <text:p>154</text:p>
          </table:table-cell>
          <table:table-cell office:value-type="float" office:value="-198">
            <text:p>-198</text:p>
          </table:table-cell>
          <table:table-cell table:number-columns-repeated="6" office:value-type="float" office:value="0">
            <text:p>0</text:p>
          </table:table-cell>
          <table:table-cell office:value-type="float" office:value="-5.52940426101929">
            <text:p>-5.529404261</text:p>
          </table:table-cell>
          <table:table-cell office:value-type="float" office:value="-38.0193100089856">
            <text:p>-38.019310009</text:p>
          </table:table-cell>
          <table:table-cell office:value-type="float" office:value="0.754419739818046">
            <text:p>0.7544197398</text:p>
          </table:table-cell>
          <table:table-cell office:value-type="float" office:value="39.47">
            <text:p>39.47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2-01_15:24:15_307675</text:p>
          </table:table-cell>
          <table:table-cell office:value-type="float" office:value="884312.90625">
            <text:p>884312.90625</text:p>
          </table:table-cell>
          <table:table-cell office:value-type="float" office:value="5.4">
            <text:p>5.4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float" office:value="-167">
            <text:p>-167</text:p>
          </table:table-cell>
          <table:table-cell table:number-columns-repeated="6" office:value-type="float" office:value="0">
            <text:p>0</text:p>
          </table:table-cell>
          <table:table-cell office:value-type="float" office:value="-5.66065485069486">
            <text:p>-5.6606548507</text:p>
          </table:table-cell>
          <table:table-cell office:value-type="float" office:value="-38.0438219687784">
            <text:p>-38.0438219688</text:p>
          </table:table-cell>
          <table:table-cell office:value-type="float" office:value="0.738727944694505">
            <text:p>0.7387279447</text:p>
          </table:table-cell>
          <table:table-cell office:value-type="float" office:value="27.32">
            <text:p>27.3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2-01_15:24:15_442634</text:p>
          </table:table-cell>
          <table:table-cell office:value-type="float" office:value="897783.8125">
            <text:p>897783.8125</text:p>
          </table:table-cell>
          <table:table-cell office:value-type="float" office:value="5.5">
            <text:p>5.5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-231">
            <text:p>-231</text:p>
          </table:table-cell>
          <table:table-cell table:number-columns-repeated="6" office:value-type="float" office:value="0">
            <text:p>0</text:p>
          </table:table-cell>
          <table:table-cell office:value-type="float" office:value="-5.8618295786866">
            <text:p>-5.8618295787</text:p>
          </table:table-cell>
          <table:table-cell office:value-type="float" office:value="-38.0685348696479">
            <text:p>-38.0685348696</text:p>
          </table:table-cell>
          <table:table-cell office:value-type="float" office:value="0.712594838294902">
            <text:p>0.7125948383</text:p>
          </table:table-cell>
          <table:table-cell office:value-type="float" office:value="15.4">
            <text:p>15.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2-01_15:24:15_574897</text:p>
          </table:table-cell>
          <table:table-cell office:value-type="float" office:value="911009.296875">
            <text:p>911009.296875</text:p>
          </table:table-cell>
          <table:table-cell office:value-type="float" office:value="5.6">
            <text:p>5.6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float" office:value="-261">
            <text:p>-261</text:p>
          </table:table-cell>
          <table:table-cell table:number-columns-repeated="6" office:value-type="float" office:value="0">
            <text:p>0</text:p>
          </table:table-cell>
          <table:table-cell office:value-type="float" office:value="-5.99845690324453">
            <text:p>-5.9984569032</text:p>
          </table:table-cell>
          <table:table-cell office:value-type="float" office:value="-38.0553822386458">
            <text:p>-38.0553822386</text:p>
          </table:table-cell>
          <table:table-cell office:value-type="float" office:value="0.69771746997858">
            <text:p>0.69771747</text:p>
          </table:table-cell>
          <table:table-cell office:value-type="float" office:value="38.48">
            <text:p>38.48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2-01_15:24:15_706644</text:p>
          </table:table-cell>
          <table:table-cell office:value-type="float" office:value="924184.3125">
            <text:p>924184.3125</text:p>
          </table:table-cell>
          <table:table-cell office:value-type="float" office:value="5.7">
            <text:p>5.7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office:value-type="float" office:value="-237">
            <text:p>-237</text:p>
          </table:table-cell>
          <table:table-cell table:number-columns-repeated="6" office:value-type="float" office:value="0">
            <text:p>0</text:p>
          </table:table-cell>
          <table:table-cell office:value-type="float" office:value="-6.12264338544378">
            <text:p>-6.1226433854</text:p>
          </table:table-cell>
          <table:table-cell office:value-type="float" office:value="-38.0704495638695">
            <text:p>-38.0704495639</text:p>
          </table:table-cell>
          <table:table-cell office:value-type="float" office:value="0.694946664188702">
            <text:p>0.6949466642</text:p>
          </table:table-cell>
          <table:table-cell office:value-type="float" office:value="16.23">
            <text:p>16.2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2-01_15:24:15_839825</text:p>
          </table:table-cell>
          <table:table-cell office:value-type="float" office:value="937564.3125">
            <text:p>937564.3125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-245">
            <text:p>-245</text:p>
          </table:table-cell>
          <table:table-cell table:number-columns-repeated="6" office:value-type="float" office:value="0">
            <text:p>0</text:p>
          </table:table-cell>
          <table:table-cell office:value-type="float" office:value="-6.26527827455962">
            <text:p>-6.2652782746</text:p>
          </table:table-cell>
          <table:table-cell office:value-type="float" office:value="-38.0952391894468">
            <text:p>-38.0952391894</text:p>
          </table:table-cell>
          <table:table-cell office:value-type="float" office:value="0.675070877955027">
            <text:p>0.675070878</text:p>
          </table:table-cell>
          <table:table-cell office:value-type="float" office:value="15.69">
            <text:p>15.6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2-01_15:24:15_972558</text:p>
          </table:table-cell>
          <table:table-cell office:value-type="float" office:value="950775.515625">
            <text:p>950775.515625</text:p>
          </table:table-cell>
          <table:table-cell office:value-type="float" office:value="5.9">
            <text:p>5.9</text:p>
          </table:table-cell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  <table:table-cell office:value-type="float" office:value="-207">
            <text:p>-207</text:p>
          </table:table-cell>
          <table:table-cell table:number-columns-repeated="6" office:value-type="float" office:value="0">
            <text:p>0</text:p>
          </table:table-cell>
          <table:table-cell office:value-type="float" office:value="-6.39603861270539">
            <text:p>-6.3960386127</text:p>
          </table:table-cell>
          <table:table-cell office:value-type="float" office:value="-38.0814804468254">
            <text:p>-38.0814804468</text:p>
          </table:table-cell>
          <table:table-cell office:value-type="float" office:value="0.673393484099222">
            <text:p>0.6733934841</text:p>
          </table:table-cell>
          <table:table-cell office:value-type="float" office:value="15.32">
            <text:p>15.32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2-01_15:24:16_107906</text:p>
          </table:table-cell>
          <table:table-cell office:value-type="float" office:value="964311.203125">
            <text:p>964311.203125</text:p>
          </table:table-cell>
          <table:table-cell office:value-type="float" office:value="6">
            <text:p>6</text:p>
          </table:table-cell>
          <table:table-cell office:value-type="float" office:value="-14">
            <text:p>-14</text:p>
          </table:table-cell>
          <table:table-cell office:value-type="float" office:value="105">
            <text:p>105</text:p>
          </table:table-cell>
          <table:table-cell office:value-type="float" office:value="-123">
            <text:p>-123</text:p>
          </table:table-cell>
          <table:table-cell table:number-columns-repeated="6" office:value-type="float" office:value="0">
            <text:p>0</text:p>
          </table:table-cell>
          <table:table-cell office:value-type="float" office:value="-6.596916551116">
            <text:p>-6.5969165511</text:p>
          </table:table-cell>
          <table:table-cell office:value-type="float" office:value="-38.0985878014885">
            <text:p>-38.0985878015</text:p>
          </table:table-cell>
          <table:table-cell office:value-type="float" office:value="0.669243184830577">
            <text:p>0.6692431848</text:p>
          </table:table-cell>
          <table:table-cell office:value-type="float" office:value="25.38">
            <text:p>25.38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2-01_15:24:16_240061</text:p>
          </table:table-cell>
          <table:table-cell office:value-type="float" office:value="977532.703125">
            <text:p>977532.703125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-288">
            <text:p>-288</text:p>
          </table:table-cell>
          <table:table-cell table:number-columns-repeated="6" office:value-type="float" office:value="0">
            <text:p>0</text:p>
          </table:table-cell>
          <table:table-cell office:value-type="float" office:value="-6.73809149417873">
            <text:p>-6.7380914942</text:p>
          </table:table-cell>
          <table:table-cell office:value-type="float" office:value="-38.121181243355">
            <text:p>-38.1211812434</text:p>
          </table:table-cell>
          <table:table-cell office:value-type="float" office:value="0.649330423057214">
            <text:p>0.6493304231</text:p>
          </table:table-cell>
          <table:table-cell office:value-type="float" office:value="38.03">
            <text:p>38.03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2-01_15:24:16_372829</text:p>
          </table:table-cell>
          <table:table-cell office:value-type="float" office:value="990803.421875">
            <text:p>990803.421875</text:p>
          </table:table-cell>
          <table:table-cell office:value-type="float" office:value="6.2">
            <text:p>6.2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float" office:value="-255">
            <text:p>-255</text:p>
          </table:table-cell>
          <table:table-cell table:number-columns-repeated="6" office:value-type="float" office:value="0">
            <text:p>0</text:p>
          </table:table-cell>
          <table:table-cell office:value-type="float" office:value="-6.86950416510806">
            <text:p>-6.8695041651</text:p>
          </table:table-cell>
          <table:table-cell office:value-type="float" office:value="-38.1326909371449">
            <text:p>-38.1326909371</text:p>
          </table:table-cell>
          <table:table-cell office:value-type="float" office:value="0.633330633694925">
            <text:p>0.6333306337</text:p>
          </table:table-cell>
          <table:table-cell office:value-type="float" office:value="27.17">
            <text:p>27.1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2-01_15:24:16_507831</text:p>
          </table:table-cell>
          <table:table-cell office:value-type="float" office:value="1004303.109375">
            <text:p>1004303.109375</text:p>
          </table:table-cell>
          <table:table-cell office:value-type="float" office:value="6.3">
            <text:p>6.3</text:p>
          </table:table-cell>
          <table:table-cell office:value-type="float" office:value="62">
            <text:p>62</text:p>
          </table:table-cell>
          <table:table-cell office:value-type="float" office:value="168">
            <text:p>168</text:p>
          </table:table-cell>
          <table:table-cell office:value-type="float" office:value="-253">
            <text:p>-253</text:p>
          </table:table-cell>
          <table:table-cell table:number-columns-repeated="6" office:value-type="float" office:value="0">
            <text:p>0</text:p>
          </table:table-cell>
          <table:table-cell office:value-type="float" office:value="-7.00568837382357">
            <text:p>-7.0056883738</text:p>
          </table:table-cell>
          <table:table-cell office:value-type="float" office:value="-38.131648216392">
            <text:p>-38.1316482164</text:p>
          </table:table-cell>
          <table:table-cell office:value-type="float" office:value="0.641124541564193">
            <text:p>0.6411245416</text:p>
          </table:table-cell>
          <table:table-cell office:value-type="float" office:value="17.56">
            <text:p>17.5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2-01_15:24:16_639813</text:p>
          </table:table-cell>
          <table:table-cell office:value-type="float" office:value="1017501.3125">
            <text:p>1017501.3125</text:p>
          </table:table-cell>
          <table:table-cell office:value-type="float" office:value="6.4">
            <text:p>6.4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7.19925617355965">
            <text:p>-7.1992561736</text:p>
          </table:table-cell>
          <table:table-cell office:value-type="float" office:value="-38.1338757705847">
            <text:p>-38.1338757706</text:p>
          </table:table-cell>
          <table:table-cell office:value-type="float" office:value="0.627451847242879">
            <text:p>0.6274518472</text:p>
          </table:table-cell>
          <table:table-cell office:value-type="float" office:value="27.22">
            <text:p>27.22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2-01_15:24:16_775846</text:p>
          </table:table-cell>
          <table:table-cell office:value-type="float" office:value="1031139.59375">
            <text:p>1031139.59375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-227">
            <text:p>-227</text:p>
          </table:table-cell>
          <table:table-cell table:number-columns-repeated="6" office:value-type="float" office:value="0">
            <text:p>0</text:p>
          </table:table-cell>
          <table:table-cell office:value-type="float" office:value="-7.33140603630355">
            <text:p>-7.3314060363</text:p>
          </table:table-cell>
          <table:table-cell office:value-type="float" office:value="-38.1290491275553">
            <text:p>-38.1290491276</text:p>
          </table:table-cell>
          <table:table-cell office:value-type="float" office:value="0.626192727066124">
            <text:p>0.6261927271</text:p>
          </table:table-cell>
          <table:table-cell office:value-type="float" office:value="29.36">
            <text:p>29.3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2-01_15:24:16_908112</text:p>
          </table:table-cell>
          <table:table-cell office:value-type="float" office:value="1044330.40625">
            <text:p>1044330.40625</text:p>
          </table:table-cell>
          <table:table-cell office:value-type="float" office:value="6.6">
            <text:p>6.6</text:p>
          </table:table-cell>
          <table:table-cell office:value-type="float" office:value="-9">
            <text:p>-9</text:p>
          </table:table-cell>
          <table:table-cell office:value-type="float" office:value="140">
            <text:p>140</text:p>
          </table:table-cell>
          <table:table-cell office:value-type="float" office:value="-183">
            <text:p>-183</text:p>
          </table:table-cell>
          <table:table-cell table:number-columns-repeated="6" office:value-type="float" office:value="0">
            <text:p>0</text:p>
          </table:table-cell>
          <table:table-cell office:value-type="float" office:value="-7.47009494730173">
            <text:p>-7.4700949473</text:p>
          </table:table-cell>
          <table:table-cell office:value-type="float" office:value="-38.1217735847623">
            <text:p>-38.1217735848</text:p>
          </table:table-cell>
          <table:table-cell office:value-type="float" office:value="0.62705102037953">
            <text:p>0.6270510204</text:p>
          </table:table-cell>
          <table:table-cell office:value-type="float" office:value="27.98">
            <text:p>27.98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2-01_15:24:17_039452</text:p>
          </table:table-cell>
          <table:table-cell office:value-type="float" office:value="1057469.109375">
            <text:p>1057469.109375</text:p>
          </table:table-cell>
          <table:table-cell office:value-type="float" office:value="6.7">
            <text:p>6.7</text:p>
          </table:table-cell>
          <table:table-cell office:value-type="float" office:value="56">
            <text:p>56</text:p>
          </table:table-cell>
          <table:table-cell office:value-type="float" office:value="161">
            <text:p>161</text:p>
          </table:table-cell>
          <table:table-cell office:value-type="float" office:value="-198">
            <text:p>-198</text:p>
          </table:table-cell>
          <table:table-cell table:number-columns-repeated="6" office:value-type="float" office:value="0">
            <text:p>0</text:p>
          </table:table-cell>
          <table:table-cell office:value-type="float" office:value="-7.60423061669329">
            <text:p>-7.6042306167</text:p>
          </table:table-cell>
          <table:table-cell office:value-type="float" office:value="-38.1390255567475">
            <text:p>-38.1390255567</text:p>
          </table:table-cell>
          <table:table-cell office:value-type="float" office:value="0.626925705967493">
            <text:p>0.626925706</text:p>
          </table:table-cell>
          <table:table-cell office:value-type="float" office:value="17.63">
            <text:p>17.6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2-01_15:24:17_173948</text:p>
          </table:table-cell>
          <table:table-cell office:value-type="float" office:value="1070956.3125">
            <text:p>1070956.3125</text:p>
          </table:table-cell>
          <table:table-cell office:value-type="float" office:value="6.8">
            <text:p>6.8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7.72854998607501">
            <text:p>-7.7285499861</text:p>
          </table:table-cell>
          <table:table-cell office:value-type="float" office:value="-38.1555341047581">
            <text:p>-38.1555341048</text:p>
          </table:table-cell>
          <table:table-cell office:value-type="float" office:value="0.602308005926292">
            <text:p>0.6023080059</text:p>
          </table:table-cell>
          <table:table-cell office:value-type="float" office:value="17.22">
            <text:p>17.22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2-01_15:24:17_305769</text:p>
          </table:table-cell>
          <table:table-cell office:value-type="float" office:value="1084096.515625">
            <text:p>1084096.515625</text:p>
          </table:table-cell>
          <table:table-cell office:value-type="float" office:value="6.9">
            <text:p>6.9</text:p>
          </table:table-cell>
          <table:table-cell office:value-type="float" office:value="-16">
            <text:p>-16</text:p>
          </table:table-cell>
          <table:table-cell office:value-type="float" office:value="166">
            <text:p>166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7.92964520082762">
            <text:p>-7.9296452008</text:p>
          </table:table-cell>
          <table:table-cell office:value-type="float" office:value="-38.143115245595">
            <text:p>-38.1431152456</text:p>
          </table:table-cell>
          <table:table-cell office:value-type="float" office:value="0.612346544621803">
            <text:p>0.6123465446</text:p>
          </table:table-cell>
          <table:table-cell office:value-type="float" office:value="15.88">
            <text:p>15.8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2-01_15:24:17_438753</text:p>
          </table:table-cell>
          <table:table-cell office:value-type="float" office:value="1097429.5">
            <text:p>1097429.5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139">
            <text:p>139</text:p>
          </table:table-cell>
          <table:table-cell office:value-type="float" office:value="-264">
            <text:p>-264</text:p>
          </table:table-cell>
          <table:table-cell table:number-columns-repeated="6" office:value-type="float" office:value="0">
            <text:p>0</text:p>
          </table:table-cell>
          <table:table-cell office:value-type="float" office:value="-8.06489562668468">
            <text:p>-8.0648956267</text:p>
          </table:table-cell>
          <table:table-cell office:value-type="float" office:value="-38.1533171803503">
            <text:p>-38.1533171804</text:p>
          </table:table-cell>
          <table:table-cell office:value-type="float" office:value="0.583095473348882">
            <text:p>0.5830954733</text:p>
          </table:table-cell>
          <table:table-cell office:value-type="float" office:value="40.15">
            <text:p>40.15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2-01_15:24:17_574852</text:p>
          </table:table-cell>
          <table:table-cell office:value-type="float" office:value="1111092.71875">
            <text:p>1111092.71875</text:p>
          </table:table-cell>
          <table:table-cell office:value-type="float" office:value="7.1">
            <text:p>7.1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244">
            <text:p>-244</text:p>
          </table:table-cell>
          <table:table-cell table:number-columns-repeated="6" office:value-type="float" office:value="0">
            <text:p>0</text:p>
          </table:table-cell>
          <table:table-cell office:value-type="float" office:value="-8.20238881842583">
            <text:p>-8.2023888184</text:p>
          </table:table-cell>
          <table:table-cell office:value-type="float" office:value="-38.1545409941703">
            <text:p>-38.1545409942</text:p>
          </table:table-cell>
          <table:table-cell office:value-type="float" office:value="0.591065351311469">
            <text:p>0.5910653513</text:p>
          </table:table-cell>
          <table:table-cell office:value-type="float" office:value="43.4">
            <text:p>43.4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2-01_15:24:17_707100</text:p>
          </table:table-cell>
          <table:table-cell office:value-type="float" office:value="1124230.109375">
            <text:p>1124230.109375</text:p>
          </table:table-cell>
          <table:table-cell office:value-type="float" office:value="7.2">
            <text:p>7.2</text:p>
          </table:table-cell>
          <table:table-cell office:value-type="float" office:value="124">
            <text:p>124</text:p>
          </table:table-cell>
          <table:table-cell office:value-type="float" office:value="173">
            <text:p>173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8.33460886306063">
            <text:p>-8.3346088631</text:p>
          </table:table-cell>
          <table:table-cell office:value-type="float" office:value="-38.15779351317">
            <text:p>-38.1577935132</text:p>
          </table:table-cell>
          <table:table-cell office:value-type="float" office:value="0.568076593642364">
            <text:p>0.5680765936</text:p>
          </table:table-cell>
          <table:table-cell office:value-type="float" office:value="15.74">
            <text:p>15.7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2-01_15:24:17_838508</text:p>
          </table:table-cell>
          <table:table-cell office:value-type="float" office:value="1137370.3125">
            <text:p>1137370.3125</text:p>
          </table:table-cell>
          <table:table-cell office:value-type="float" office:value="7.3">
            <text:p>7.3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float" office:value="-184">
            <text:p>-184</text:p>
          </table:table-cell>
          <table:table-cell table:number-columns-repeated="6" office:value-type="float" office:value="0">
            <text:p>0</text:p>
          </table:table-cell>
          <table:table-cell office:value-type="float" office:value="-8.53296900317007">
            <text:p>-8.5329690032</text:p>
          </table:table-cell>
          <table:table-cell office:value-type="float" office:value="-38.1596185477883">
            <text:p>-38.1596185478</text:p>
          </table:table-cell>
          <table:table-cell office:value-type="float" office:value="0.563339082235945">
            <text:p>0.5633390822</text:p>
          </table:table-cell>
          <table:table-cell office:value-type="float" office:value="16.58">
            <text:p>16.58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2-01_15:24:17_973323</text:p>
          </table:table-cell>
          <table:table-cell office:value-type="float" office:value="1150877.5">
            <text:p>1150877.5</text:p>
          </table:table-cell>
          <table:table-cell office:value-type="float" office:value="7.4">
            <text:p>7.4</text:p>
          </table:table-cell>
          <table:table-cell office:value-type="float" office:value="35">
            <text:p>35</text:p>
          </table:table-cell>
          <table:table-cell office:value-type="float" office:value="172">
            <text:p>172</text:p>
          </table:table-cell>
          <table:table-cell office:value-type="float" office:value="-245">
            <text:p>-245</text:p>
          </table:table-cell>
          <table:table-cell table:number-columns-repeated="6" office:value-type="float" office:value="0">
            <text:p>0</text:p>
          </table:table-cell>
          <table:table-cell office:value-type="float" office:value="-8.66983122524424">
            <text:p>-8.6698312252</text:p>
          </table:table-cell>
          <table:table-cell office:value-type="float" office:value="-38.1707659471493">
            <text:p>-38.1707659471</text:p>
          </table:table-cell>
          <table:table-cell office:value-type="float" office:value="0.556391260189386">
            <text:p>0.5563912602</text:p>
          </table:table-cell>
          <table:table-cell office:value-type="float" office:value="35.9">
            <text:p>35.9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2-01_15:24:18_105608</text:p>
          </table:table-cell>
          <table:table-cell office:value-type="float" office:value="1164080.703125">
            <text:p>1164080.703125</text:p>
          </table:table-cell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office:value-type="float" office:value="153">
            <text:p>153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8.80235874853317">
            <text:p>-8.8023587485</text:p>
          </table:table-cell>
          <table:table-cell office:value-type="float" office:value="-38.1641757956871">
            <text:p>-38.1641757957</text:p>
          </table:table-cell>
          <table:table-cell office:value-type="float" office:value="0.548345949008394">
            <text:p>0.548345949</text:p>
          </table:table-cell>
          <table:table-cell office:value-type="float" office:value="28.59">
            <text:p>28.59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2-01_15:24:18_237481</text:p>
          </table:table-cell>
          <table:table-cell office:value-type="float" office:value="1177267.703125">
            <text:p>1177267.703125</text:p>
          </table:table-cell>
          <table:table-cell office:value-type="float" office:value="7.6">
            <text:p>7.6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8.93148491858443">
            <text:p>-8.9314849186</text:p>
          </table:table-cell>
          <table:table-cell office:value-type="float" office:value="-38.172180119612">
            <text:p>-38.1721801196</text:p>
          </table:table-cell>
          <table:table-cell office:value-type="float" office:value="0.554446330100262">
            <text:p>0.5544463301</text:p>
          </table:table-cell>
          <table:table-cell office:value-type="float" office:value="18.77">
            <text:p>18.7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2-01_15:24:18_368865</text:p>
          </table:table-cell>
          <table:table-cell office:value-type="float" office:value="1190405.609375">
            <text:p>1190405.609375</text:p>
          </table:table-cell>
          <table:table-cell office:value-type="float" office:value="7.7">
            <text:p>7.7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-311">
            <text:p>-311</text:p>
          </table:table-cell>
          <table:table-cell table:number-columns-repeated="6" office:value-type="float" office:value="0">
            <text:p>0</text:p>
          </table:table-cell>
          <table:table-cell office:value-type="float" office:value="-9.07113096190983">
            <text:p>-9.0711309619</text:p>
          </table:table-cell>
          <table:table-cell office:value-type="float" office:value="-38.1838042747971">
            <text:p>-38.1838042748</text:p>
          </table:table-cell>
          <table:table-cell office:value-type="float" office:value="0.54094288701851">
            <text:p>0.540942887</text:p>
          </table:table-cell>
          <table:table-cell office:value-type="float" office:value="26.95">
            <text:p>26.95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2-01_15:24:18_500737</text:p>
          </table:table-cell>
          <table:table-cell office:value-type="float" office:value="1203594">
            <text:p>1203594</text:p>
          </table:table-cell>
          <table:table-cell office:value-type="float" office:value="7.8">
            <text:p>7.8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office:value-type="float" office:value="-303">
            <text:p>-303</text:p>
          </table:table-cell>
          <table:table-cell table:number-columns-repeated="6" office:value-type="float" office:value="0">
            <text:p>0</text:p>
          </table:table-cell>
          <table:table-cell office:value-type="float" office:value="-9.27155498377975">
            <text:p>-9.2715549838</text:p>
          </table:table-cell>
          <table:table-cell office:value-type="float" office:value="-38.1779812815735">
            <text:p>-38.1779812816</text:p>
          </table:table-cell>
          <table:table-cell office:value-type="float" office:value="0.551315319083114">
            <text:p>0.5513153191</text:p>
          </table:table-cell>
          <table:table-cell office:value-type="float" office:value="16.06">
            <text:p>16.0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2-01_15:24:18_634649</text:p>
          </table:table-cell>
          <table:table-cell office:value-type="float" office:value="1216985.109375">
            <text:p>1216985.109375</text:p>
          </table:table-cell>
          <table:table-cell office:value-type="float" office:value="7.9">
            <text:p>7.9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float" office:value="-112">
            <text:p>-112</text:p>
          </table:table-cell>
          <table:table-cell table:number-columns-repeated="6" office:value-type="float" office:value="0">
            <text:p>0</text:p>
          </table:table-cell>
          <table:table-cell office:value-type="float" office:value="-9.40074664865728">
            <text:p>-9.4007466487</text:p>
          </table:table-cell>
          <table:table-cell office:value-type="float" office:value="-38.1643698659657">
            <text:p>-38.164369866</text:p>
          </table:table-cell>
          <table:table-cell office:value-type="float" office:value="0.549429886097205">
            <text:p>0.5494298861</text:p>
          </table:table-cell>
          <table:table-cell office:value-type="float" office:value="15.5">
            <text:p>15.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2-01_15:24:18_765353</text:p>
          </table:table-cell>
          <table:table-cell office:value-type="float" office:value="1230054.40625">
            <text:p>1230054.40625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-157">
            <text:p>-157</text:p>
          </table:table-cell>
          <table:table-cell table:number-columns-repeated="6" office:value-type="float" office:value="0">
            <text:p>0</text:p>
          </table:table-cell>
          <table:table-cell office:value-type="float" office:value="-9.53466436813272">
            <text:p>-9.5346643681</text:p>
          </table:table-cell>
          <table:table-cell office:value-type="float" office:value="-38.1518963034656">
            <text:p>-38.1518963035</text:p>
          </table:table-cell>
          <table:table-cell office:value-type="float" office:value="0.563173864248815">
            <text:p>0.5631738642</text:p>
          </table:table-cell>
          <table:table-cell office:value-type="float" office:value="15.77">
            <text:p>15.77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2-01_15:24:18_897540</text:p>
          </table:table-cell>
          <table:table-cell office:value-type="float" office:value="1243274.3125">
            <text:p>1243274.3125</text:p>
          </table:table-cell>
          <table:table-cell office:value-type="float" office:value="8.1">
            <text:p>8.1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9.66619057767032">
            <text:p>-9.6661905777</text:p>
          </table:table-cell>
          <table:table-cell office:value-type="float" office:value="-38.1537416796919">
            <text:p>-38.1537416797</text:p>
          </table:table-cell>
          <table:table-cell office:value-type="float" office:value="0.562279803249248">
            <text:p>0.5622798032</text:p>
          </table:table-cell>
          <table:table-cell office:value-type="float" office:value="17.31">
            <text:p>17.3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2-01_15:24:19_031893</text:p>
          </table:table-cell>
          <table:table-cell office:value-type="float" office:value="1256712.890625">
            <text:p>1256712.890625</text:p>
          </table:table-cell>
          <table:table-cell office:value-type="float" office:value="8.2">
            <text:p>8.2</text:p>
          </table:table-cell>
          <table:table-cell office:value-type="float" office:value="52">
            <text:p>52</text:p>
          </table:table-cell>
          <table:table-cell office:value-type="float" office:value="140">
            <text:p>140</text:p>
          </table:table-cell>
          <table:table-cell office:value-type="float" office:value="-251">
            <text:p>-251</text:p>
          </table:table-cell>
          <table:table-cell table:number-columns-repeated="6" office:value-type="float" office:value="0">
            <text:p>0</text:p>
          </table:table-cell>
          <table:table-cell office:value-type="float" office:value="-9.79782547738991">
            <text:p>-9.7978254774</text:p>
          </table:table-cell>
          <table:table-cell office:value-type="float" office:value="-38.1572436139098">
            <text:p>-38.1572436139</text:p>
          </table:table-cell>
          <table:table-cell office:value-type="float" office:value="0.539322255514906">
            <text:p>0.5393222555</text:p>
          </table:table-cell>
          <table:table-cell office:value-type="float" office:value="15.42">
            <text:p>15.4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2-01_15:24:19_163423</text:p>
          </table:table-cell>
          <table:table-cell office:value-type="float" office:value="1269861.796875">
            <text:p>1269861.796875</text:p>
          </table:table-cell>
          <table:table-cell office:value-type="float" office:value="8.3">
            <text:p>8.3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-264">
            <text:p>-264</text:p>
          </table:table-cell>
          <table:table-cell table:number-columns-repeated="6" office:value-type="float" office:value="0">
            <text:p>0</text:p>
          </table:table-cell>
          <table:table-cell office:value-type="float" office:value="-9.99780461713324">
            <text:p>-9.9978046171</text:p>
          </table:table-cell>
          <table:table-cell office:value-type="float" office:value="-38.1579635233733">
            <text:p>-38.1579635234</text:p>
          </table:table-cell>
          <table:table-cell office:value-type="float" office:value="0.550072014281896">
            <text:p>0.5500720143</text:p>
          </table:table-cell>
          <table:table-cell office:value-type="float" office:value="26.37">
            <text:p>26.37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2-01_15:24:19_294752</text:p>
          </table:table-cell>
          <table:table-cell office:value-type="float" office:value="1282995.109375">
            <text:p>1282995.109375</text:p>
          </table:table-cell>
          <table:table-cell office:value-type="float" office:value="8.4">
            <text:p>8.4</text:p>
          </table:table-cell>
          <table:table-cell office:value-type="float" office:value="13">
            <text:p>13</text:p>
          </table:table-cell>
          <table:table-cell office:value-type="float" office:value="113">
            <text:p>113</text:p>
          </table:table-cell>
          <table:table-cell office:value-type="float" office:value="-184">
            <text:p>-184</text:p>
          </table:table-cell>
          <table:table-cell table:number-columns-repeated="6" office:value-type="float" office:value="0">
            <text:p>0</text:p>
          </table:table-cell>
          <table:table-cell office:value-type="float" office:value="-10.1289921819518">
            <text:p>-10.128992182</text:p>
          </table:table-cell>
          <table:table-cell office:value-type="float" office:value="-38.1698963626068">
            <text:p>-38.1698963626</text:p>
          </table:table-cell>
          <table:table-cell office:value-type="float" office:value="0.534361110686186">
            <text:p>0.5343611107</text:p>
          </table:table-cell>
          <table:table-cell office:value-type="float" office:value="16.56">
            <text:p>16.5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2-01_15:24:19_429143</text:p>
          </table:table-cell>
          <table:table-cell office:value-type="float" office:value="1296434.1875">
            <text:p>1296434.1875</text:p>
          </table:table-cell>
          <table:table-cell office:value-type="float" office:value="8.5">
            <text:p>8.5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-253">
            <text:p>-253</text:p>
          </table:table-cell>
          <table:table-cell table:number-columns-repeated="6" office:value-type="float" office:value="0">
            <text:p>0</text:p>
          </table:table-cell>
          <table:table-cell office:value-type="float" office:value="-10.2576613467648">
            <text:p>-10.2576613468</text:p>
          </table:table-cell>
          <table:table-cell office:value-type="float" office:value="-38.1778573687304">
            <text:p>-38.1778573687</text:p>
          </table:table-cell>
          <table:table-cell office:value-type="float" office:value="0.540540486827181">
            <text:p>0.5405404868</text:p>
          </table:table-cell>
          <table:table-cell office:value-type="float" office:value="17.34">
            <text:p>17.34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2-01_15:24:19_560008</text:p>
          </table:table-cell>
          <table:table-cell office:value-type="float" office:value="1309530.40625">
            <text:p>1309530.40625</text:p>
          </table:table-cell>
          <table:table-cell office:value-type="float" office:value="8.6">
            <text:p>8.6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-266">
            <text:p>-266</text:p>
          </table:table-cell>
          <table:table-cell table:number-columns-repeated="6" office:value-type="float" office:value="0">
            <text:p>0</text:p>
          </table:table-cell>
          <table:table-cell office:value-type="float" office:value="-10.3912137187079">
            <text:p>-10.3912137187</text:p>
          </table:table-cell>
          <table:table-cell office:value-type="float" office:value="-38.1653134312958">
            <text:p>-38.1653134313</text:p>
          </table:table-cell>
          <table:table-cell office:value-type="float" office:value="0.55422317881375">
            <text:p>0.5542231788</text:p>
          </table:table-cell>
          <table:table-cell office:value-type="float" office:value="16.08">
            <text:p>16.0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2-01_15:24:19_691573</text:p>
          </table:table-cell>
          <table:table-cell office:value-type="float" office:value="1322735.703125">
            <text:p>1322735.703125</text:p>
          </table:table-cell>
          <table:table-cell office:value-type="float" office:value="8.7">
            <text:p>8.7</text:p>
          </table:table-cell>
          <table:table-cell office:value-type="float" office:value="-24">
            <text:p>-24</text:p>
          </table:table-cell>
          <table:table-cell office:value-type="float" office:value="190">
            <text:p>190</text:p>
          </table:table-cell>
          <table:table-cell office:value-type="float" office:value="-119">
            <text:p>-119</text:p>
          </table:table-cell>
          <table:table-cell table:number-columns-repeated="6" office:value-type="float" office:value="0">
            <text:p>0</text:p>
          </table:table-cell>
          <table:table-cell office:value-type="float" office:value="-10.5197458319315">
            <text:p>-10.5197458319</text:p>
          </table:table-cell>
          <table:table-cell office:value-type="float" office:value="-38.1684190412027">
            <text:p>-38.1684190412</text:p>
          </table:table-cell>
          <table:table-cell office:value-type="float" office:value="0.537886652353894">
            <text:p>0.5378866524</text:p>
          </table:table-cell>
          <table:table-cell office:value-type="float" office:value="15.47">
            <text:p>15.47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2-01_15:24:19_826924</text:p>
          </table:table-cell>
          <table:table-cell office:value-type="float" office:value="1336245.90625">
            <text:p>1336245.90625</text:p>
          </table:table-cell>
          <table:table-cell office:value-type="float" office:value="8.8">
            <text:p>8.8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-264">
            <text:p>-264</text:p>
          </table:table-cell>
          <table:table-cell table:number-columns-repeated="6" office:value-type="float" office:value="0">
            <text:p>0</text:p>
          </table:table-cell>
          <table:table-cell office:value-type="float" office:value="-10.7194912190097">
            <text:p>-10.719491219</text:p>
          </table:table-cell>
          <table:table-cell office:value-type="float" office:value="-38.1875963213886">
            <text:p>-38.1875963214</text:p>
          </table:table-cell>
          <table:table-cell office:value-type="float" office:value="0.512288400511924">
            <text:p>0.5122884005</text:p>
          </table:table-cell>
          <table:table-cell office:value-type="float" office:value="16.44">
            <text:p>16.44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2-01_15:24:19_958657</text:p>
          </table:table-cell>
          <table:table-cell office:value-type="float" office:value="1349385.703125">
            <text:p>1349385.703125</text:p>
          </table:table-cell>
          <table:table-cell office:value-type="float" office:value="8.9">
            <text:p>8.9</text:p>
          </table:table-cell>
          <table:table-cell office:value-type="float" office:value="44">
            <text:p>44</text:p>
          </table:table-cell>
          <table:table-cell office:value-type="float" office:value="163">
            <text:p>163</text:p>
          </table:table-cell>
          <table:table-cell office:value-type="float" office:value="-130">
            <text:p>-130</text:p>
          </table:table-cell>
          <table:table-cell table:number-columns-repeated="6" office:value-type="float" office:value="0">
            <text:p>0</text:p>
          </table:table-cell>
          <table:table-cell office:value-type="float" office:value="-10.8449276457675">
            <text:p>-10.8449276458</text:p>
          </table:table-cell>
          <table:table-cell office:value-type="float" office:value="-38.1836500065544">
            <text:p>-38.1836500066</text:p>
          </table:table-cell>
          <table:table-cell office:value-type="float" office:value="0.502087896452578">
            <text:p>0.5020878965</text:p>
          </table:table-cell>
          <table:table-cell office:value-type="float" office:value="17.58">
            <text:p>17.58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2-01_15:24:20_090402</text:p>
          </table:table-cell>
          <table:table-cell office:value-type="float" office:value="1362587.3125">
            <text:p>1362587.3125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21">
            <text:p>221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10.98450709445">
            <text:p>-10.9845070945</text:p>
          </table:table-cell>
          <table:table-cell office:value-type="float" office:value="-38.2086669392891">
            <text:p>-38.2086669393</text:p>
          </table:table-cell>
          <table:table-cell office:value-type="float" office:value="0.48972612700884">
            <text:p>0.489726127</text:p>
          </table:table-cell>
          <table:table-cell office:value-type="float" office:value="16.68">
            <text:p>16.6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2-01_15:24:20_224608</text:p>
          </table:table-cell>
          <table:table-cell office:value-type="float" office:value="1376016.59375">
            <text:p>1376016.59375</text:p>
          </table:table-cell>
          <table:table-cell office:value-type="float" office:value="9.1">
            <text:p>9.1</text:p>
          </table:table-cell>
          <table:table-cell office:value-type="float" office:value="74">
            <text:p>74</text:p>
          </table:table-cell>
          <table:table-cell office:value-type="float" office:value="147">
            <text:p>147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11.1154258021837">
            <text:p>-11.1154258022</text:p>
          </table:table-cell>
          <table:table-cell office:value-type="float" office:value="-38.2189122048794">
            <text:p>-38.2189122049</text:p>
          </table:table-cell>
          <table:table-cell office:value-type="float" office:value="0.496191447284817">
            <text:p>0.4961914473</text:p>
          </table:table-cell>
          <table:table-cell office:value-type="float" office:value="16.2">
            <text:p>16.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2-01_15:24:20_356026</text:p>
          </table:table-cell>
          <table:table-cell office:value-type="float" office:value="1389122.015625">
            <text:p>1389122.015625</text:p>
          </table:table-cell>
          <table:table-cell office:value-type="float" office:value="9.2">
            <text:p>9.2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270">
            <text:p>-270</text:p>
          </table:table-cell>
          <table:table-cell table:number-columns-repeated="6" office:value-type="float" office:value="0">
            <text:p>0</text:p>
          </table:table-cell>
          <table:table-cell office:value-type="float" office:value="-11.2489430188196">
            <text:p>-11.2489430188</text:p>
          </table:table-cell>
          <table:table-cell office:value-type="float" office:value="-38.2111927674036">
            <text:p>-38.2111927674</text:p>
          </table:table-cell>
          <table:table-cell office:value-type="float" office:value="0.503542268918427">
            <text:p>0.5035422689</text:p>
          </table:table-cell>
          <table:table-cell office:value-type="float" office:value="16.88">
            <text:p>16.8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2-01_15:24:20_487636</text:p>
          </table:table-cell>
          <table:table-cell office:value-type="float" office:value="1402282.609375">
            <text:p>1402282.609375</text:p>
          </table:table-cell>
          <table:table-cell office:value-type="float" office:value="9.3">
            <text:p>9.3</text:p>
          </table:table-cell>
          <table:table-cell office:value-type="float" office:value="72">
            <text:p>72</text:p>
          </table:table-cell>
          <table:table-cell office:value-type="float" office:value="130">
            <text:p>130</text:p>
          </table:table-cell>
          <table:table-cell office:value-type="float" office:value="-230">
            <text:p>-230</text:p>
          </table:table-cell>
          <table:table-cell table:number-columns-repeated="6" office:value-type="float" office:value="0">
            <text:p>0</text:p>
          </table:table-cell>
          <table:table-cell office:value-type="float" office:value="-11.4424947111274">
            <text:p>-11.4424947111</text:p>
          </table:table-cell>
          <table:table-cell office:value-type="float" office:value="-38.2181357848988">
            <text:p>-38.2181357849</text:p>
          </table:table-cell>
          <table:table-cell office:value-type="float" office:value="0.468209999676655">
            <text:p>0.4682099997</text:p>
          </table:table-cell>
          <table:table-cell office:value-type="float" office:value="15.08">
            <text:p>15.0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2-01_15:24:20_621042</text:p>
          </table:table-cell>
          <table:table-cell office:value-type="float" office:value="1415652.3125">
            <text:p>1415652.3125</text:p>
          </table:table-cell>
          <table:table-cell office:value-type="float" office:value="9.4">
            <text:p>9.4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-171">
            <text:p>-171</text:p>
          </table:table-cell>
          <table:table-cell table:number-columns-repeated="6" office:value-type="float" office:value="0">
            <text:p>0</text:p>
          </table:table-cell>
          <table:table-cell office:value-type="float" office:value="-11.5782090220187">
            <text:p>-11.578209022</text:p>
          </table:table-cell>
          <table:table-cell office:value-type="float" office:value="-38.2061224682149">
            <text:p>-38.2061224682</text:p>
          </table:table-cell>
          <table:table-cell office:value-type="float" office:value="0.47523642688893">
            <text:p>0.4752364269</text:p>
          </table:table-cell>
          <table:table-cell office:value-type="float" office:value="15.69">
            <text:p>15.6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2-01_15:24:20_753053</text:p>
          </table:table-cell>
          <table:table-cell office:value-type="float" office:value="1428824.90625">
            <text:p>1428824.90625</text:p>
          </table:table-cell>
          <table:table-cell office:value-type="float" office:value="9.5">
            <text:p>9.5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11.7112846033461">
            <text:p>-11.7112846033</text:p>
          </table:table-cell>
          <table:table-cell office:value-type="float" office:value="-38.2001130347483">
            <text:p>-38.2001130347</text:p>
          </table:table-cell>
          <table:table-cell office:value-type="float" office:value="0.489351942985703">
            <text:p>0.489351943</text:p>
          </table:table-cell>
          <table:table-cell office:value-type="float" office:value="16.63">
            <text:p>16.63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2-01_15:24:20_887846</text:p>
          </table:table-cell>
          <table:table-cell office:value-type="float" office:value="1442311.40625">
            <text:p>1442311.40625</text:p>
          </table:table-cell>
          <table:table-cell office:value-type="float" office:value="9.6">
            <text:p>9.6</text:p>
          </table:table-cell>
          <table:table-cell office:value-type="float" office:value="-8">
            <text:p>-8</text:p>
          </table:table-cell>
          <table:table-cell office:value-type="float" office:value="138">
            <text:p>138</text:p>
          </table:table-cell>
          <table:table-cell office:value-type="float" office:value="-102">
            <text:p>-102</text:p>
          </table:table-cell>
          <table:table-cell table:number-columns-repeated="6" office:value-type="float" office:value="0">
            <text:p>0</text:p>
          </table:table-cell>
          <table:table-cell office:value-type="float" office:value="-11.8389585813199">
            <text:p>-11.8389585813</text:p>
          </table:table-cell>
          <table:table-cell office:value-type="float" office:value="-38.1968258011713">
            <text:p>-38.1968258012</text:p>
          </table:table-cell>
          <table:table-cell office:value-type="float" office:value="0.472546449633502">
            <text:p>0.4725464496</text:p>
          </table:table-cell>
          <table:table-cell office:value-type="float" office:value="16.84">
            <text:p>16.8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2-01_15:24:21_019044</text:p>
          </table:table-cell>
          <table:table-cell office:value-type="float" office:value="1455424.5">
            <text:p>1455424.5</text:p>
          </table:table-cell>
          <table:table-cell office:value-type="float" office:value="9.7">
            <text:p>9.7</text:p>
          </table:table-cell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-318">
            <text:p>-318</text:p>
          </table:table-cell>
          <table:table-cell table:number-columns-repeated="6" office:value-type="float" office:value="0">
            <text:p>0</text:p>
          </table:table-cell>
          <table:table-cell office:value-type="float" office:value="-11.9696389486016">
            <text:p>-11.9696389486</text:p>
          </table:table-cell>
          <table:table-cell office:value-type="float" office:value="-38.2070488548071">
            <text:p>-38.2070488548</text:p>
          </table:table-cell>
          <table:table-cell office:value-type="float" office:value="0.479061900559829">
            <text:p>0.4790619006</text:p>
          </table:table-cell>
          <table:table-cell office:value-type="float" office:value="16.32">
            <text:p>16.32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2-01_15:24:21_150867</text:p>
          </table:table-cell>
          <table:table-cell office:value-type="float" office:value="1468607.59375">
            <text:p>1468607.59375</text:p>
          </table:table-cell>
          <table:table-cell office:value-type="float" office:value="9.8">
            <text:p>9.8</text:p>
          </table:table-cell>
          <table:table-cell office:value-type="float" office:value="95">
            <text:p>95</text:p>
          </table:table-cell>
          <table:table-cell office:value-type="float" office:value="168">
            <text:p>168</text:p>
          </table:table-cell>
          <table:table-cell office:value-type="float" office:value="-168">
            <text:p>-168</text:p>
          </table:table-cell>
          <table:table-cell table:number-columns-repeated="6" office:value-type="float" office:value="0">
            <text:p>0</text:p>
          </table:table-cell>
          <table:table-cell office:value-type="float" office:value="-12.16771195915">
            <text:p>-12.1677119592</text:p>
          </table:table-cell>
          <table:table-cell office:value-type="float" office:value="-38.203108722896">
            <text:p>-38.2031087229</text:p>
          </table:table-cell>
          <table:table-cell office:value-type="float" office:value="0.467312125340347">
            <text:p>0.4673121253</text:p>
          </table:table-cell>
          <table:table-cell office:value-type="float" office:value="15.43">
            <text:p>15.4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2-01_15:24:21_284751</text:p>
          </table:table-cell>
          <table:table-cell office:value-type="float" office:value="1481995.203125">
            <text:p>1481995.203125</text:p>
          </table:table-cell>
          <table:table-cell office:value-type="float" office:value="9.9">
            <text:p>9.9</text:p>
          </table:table-cell>
          <table:table-cell office:value-type="float" office:value="-7">
            <text:p>-7</text:p>
          </table:table-cell>
          <table:table-cell office:value-type="float" office:value="211">
            <text:p>211</text:p>
          </table:table-cell>
          <table:table-cell office:value-type="float" office:value="-152">
            <text:p>-152</text:p>
          </table:table-cell>
          <table:table-cell table:number-columns-repeated="6" office:value-type="float" office:value="0">
            <text:p>0</text:p>
          </table:table-cell>
          <table:table-cell office:value-type="float" office:value="-12.2975654275953">
            <text:p>-12.2975654276</text:p>
          </table:table-cell>
          <table:table-cell office:value-type="float" office:value="-38.1918891667519">
            <text:p>-38.1918891668</text:p>
          </table:table-cell>
          <table:table-cell office:value-type="float" office:value="0.46539935467597">
            <text:p>0.4653993547</text:p>
          </table:table-cell>
          <table:table-cell office:value-type="float" office:value="15.52">
            <text:p>15.52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2-01_15:24:21_415577</text:p>
          </table:table-cell>
          <table:table-cell office:value-type="float" office:value="1495076.71875">
            <text:p>1495076.71875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109">
            <text:p>109</text:p>
          </table:table-cell>
          <table:table-cell office:value-type="float" office:value="-214">
            <text:p>-214</text:p>
          </table:table-cell>
          <table:table-cell table:number-columns-repeated="6" office:value-type="float" office:value="0">
            <text:p>0</text:p>
          </table:table-cell>
          <table:table-cell office:value-type="float" office:value="-12.4364268673837">
            <text:p>-12.4364268674</text:p>
          </table:table-cell>
          <table:table-cell office:value-type="float" office:value="-38.2084423696742">
            <text:p>-38.2084423697</text:p>
          </table:table-cell>
          <table:table-cell office:value-type="float" office:value="0.474777446908007">
            <text:p>0.4747774469</text:p>
          </table:table-cell>
          <table:table-cell office:value-type="float" office:value="15.66">
            <text:p>15.66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2-01_15:24:21_547089</text:p>
          </table:table-cell>
          <table:table-cell office:value-type="float" office:value="1508228.3125">
            <text:p>1508228.3125</text:p>
          </table:table-cell>
          <table:table-cell office:value-type="float" office:value="10.1">
            <text:p>10.1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-202">
            <text:p>-202</text:p>
          </table:table-cell>
          <table:table-cell table:number-columns-repeated="6" office:value-type="float" office:value="0">
            <text:p>0</text:p>
          </table:table-cell>
          <table:table-cell office:value-type="float" office:value="-12.5634559811338">
            <text:p>-12.5634559811</text:p>
          </table:table-cell>
          <table:table-cell office:value-type="float" office:value="-38.1986678549543">
            <text:p>-38.198667855</text:p>
          </table:table-cell>
          <table:table-cell office:value-type="float" office:value="0.457399943995418">
            <text:p>0.457399944</text:p>
          </table:table-cell>
          <table:table-cell office:value-type="float" office:value="17.87">
            <text:p>17.87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2-01_15:24:21_680689</text:p>
          </table:table-cell>
          <table:table-cell office:value-type="float" office:value="1521628.40625">
            <text:p>1521628.40625</text:p>
          </table:table-cell>
          <table:table-cell office:value-type="float" office:value="10.2">
            <text:p>10.2</text:p>
          </table:table-cell>
          <table:table-cell office:value-type="float" office:value="-16">
            <text:p>-16</text:p>
          </table:table-cell>
          <table:table-cell office:value-type="float" office:value="133">
            <text:p>133</text:p>
          </table:table-cell>
          <table:table-cell office:value-type="float" office:value="-278">
            <text:p>-278</text:p>
          </table:table-cell>
          <table:table-cell table:number-columns-repeated="6" office:value-type="float" office:value="0">
            <text:p>0</text:p>
          </table:table-cell>
          <table:table-cell office:value-type="float" office:value="-12.6934900994691">
            <text:p>-12.6934900995</text:p>
          </table:table-cell>
          <table:table-cell office:value-type="float" office:value="-38.2006249223425">
            <text:p>-38.2006249223</text:p>
          </table:table-cell>
          <table:table-cell office:value-type="float" office:value="0.456588830913672">
            <text:p>0.4565888309</text:p>
          </table:table-cell>
          <table:table-cell office:value-type="float" office:value="15.62">
            <text:p>15.62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2-01_15:24:21_813187</text:p>
          </table:table-cell>
          <table:table-cell office:value-type="float" office:value="1534838.703125">
            <text:p>1534838.703125</text:p>
          </table:table-cell>
          <table:table-cell office:value-type="float" office:value="10.3">
            <text:p>10.3</text:p>
          </table:table-cell>
          <table:table-cell office:value-type="float" office:value="59">
            <text:p>59</text:p>
          </table:table-cell>
          <table:table-cell office:value-type="float" office:value="163">
            <text:p>163</text:p>
          </table:table-cell>
          <table:table-cell office:value-type="float" office:value="-238">
            <text:p>-238</text:p>
          </table:table-cell>
          <table:table-cell table:number-columns-repeated="6" office:value-type="float" office:value="0">
            <text:p>0</text:p>
          </table:table-cell>
          <table:table-cell office:value-type="float" office:value="-12.8877862601905">
            <text:p>-12.8877862602</text:p>
          </table:table-cell>
          <table:table-cell office:value-type="float" office:value="-38.1874726703476">
            <text:p>-38.1874726703</text:p>
          </table:table-cell>
          <table:table-cell office:value-type="float" office:value="0.472846402476072">
            <text:p>0.4728464025</text:p>
          </table:table-cell>
          <table:table-cell office:value-type="float" office:value="18.58">
            <text:p>18.5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2-01_15:24:21_947719</text:p>
          </table:table-cell>
          <table:table-cell office:value-type="float" office:value="1548292.3125">
            <text:p>1548292.3125</text:p>
          </table:table-cell>
          <table:table-cell office:value-type="float" office:value="10.4">
            <text:p>10.4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office:value-type="float" office:value="-211">
            <text:p>-211</text:p>
          </table:table-cell>
          <table:table-cell table:number-columns-repeated="6" office:value-type="float" office:value="0">
            <text:p>0</text:p>
          </table:table-cell>
          <table:table-cell office:value-type="float" office:value="-13.0146650304027">
            <text:p>-13.0146650304</text:p>
          </table:table-cell>
          <table:table-cell office:value-type="float" office:value="-38.1822123205504">
            <text:p>-38.1822123206</text:p>
          </table:table-cell>
          <table:table-cell office:value-type="float" office:value="0.478029890294463">
            <text:p>0.4780298903</text:p>
          </table:table-cell>
          <table:table-cell office:value-type="float" office:value="14.21">
            <text:p>14.2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2-01_15:24:22_078489</text:p>
          </table:table-cell>
          <table:table-cell office:value-type="float" office:value="1561368.5">
            <text:p>1561368.5</text:p>
          </table:table-cell>
          <table:table-cell office:value-type="float" office:value="10.5">
            <text:p>10.5</text:p>
          </table:table-cell>
          <table:table-cell office:value-type="float" office:value="142">
            <text:p>142</text:p>
          </table:table-cell>
          <table:table-cell office:value-type="float" office:value="175">
            <text:p>175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13.1493201573054">
            <text:p>-13.1493201573</text:p>
          </table:table-cell>
          <table:table-cell office:value-type="float" office:value="-38.1701130906893">
            <text:p>-38.1701130907</text:p>
          </table:table-cell>
          <table:table-cell office:value-type="float" office:value="0.484890423962542">
            <text:p>0.484890424</text:p>
          </table:table-cell>
          <table:table-cell office:value-type="float" office:value="15.69">
            <text:p>15.6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2-01_15:24:22_210205</text:p>
          </table:table-cell>
          <table:table-cell office:value-type="float" office:value="1574548.515625">
            <text:p>1574548.515625</text:p>
          </table:table-cell>
          <table:table-cell office:value-type="float" office:value="10.6">
            <text:p>10.6</text:p>
          </table:table-cell>
          <table:table-cell office:value-type="float" office:value="-4">
            <text:p>-4</text:p>
          </table:table-cell>
          <table:table-cell office:value-type="float" office:value="196">
            <text:p>196</text:p>
          </table:table-cell>
          <table:table-cell office:value-type="float" office:value="-152">
            <text:p>-152</text:p>
          </table:table-cell>
          <table:table-cell table:number-columns-repeated="6" office:value-type="float" office:value="0">
            <text:p>0</text:p>
          </table:table-cell>
          <table:table-cell office:value-type="float" office:value="-13.2766076296423">
            <text:p>-13.2766076296</text:p>
          </table:table-cell>
          <table:table-cell office:value-type="float" office:value="-38.175213197594">
            <text:p>-38.1752131976</text:p>
          </table:table-cell>
          <table:table-cell office:value-type="float" office:value="0.475439609657702">
            <text:p>0.4754396097</text:p>
          </table:table-cell>
          <table:table-cell office:value-type="float" office:value="14.87">
            <text:p>14.87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2-01_15:24:22_344496</text:p>
          </table:table-cell>
          <table:table-cell office:value-type="float" office:value="1588046.015625">
            <text:p>1588046.015625</text:p>
          </table:table-cell>
          <table:table-cell office:value-type="float" office:value="10.7">
            <text:p>10.7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office:value-type="float" office:value="-363">
            <text:p>-363</text:p>
          </table:table-cell>
          <table:table-cell table:number-columns-repeated="6" office:value-type="float" office:value="0">
            <text:p>0</text:p>
          </table:table-cell>
          <table:table-cell office:value-type="float" office:value="-13.4713322611144">
            <text:p>-13.4713322611</text:p>
          </table:table-cell>
          <table:table-cell office:value-type="float" office:value="-38.1855232978817">
            <text:p>-38.1855232979</text:p>
          </table:table-cell>
          <table:table-cell office:value-type="float" office:value="0.478221153328507">
            <text:p>0.4782211533</text:p>
          </table:table-cell>
          <table:table-cell office:value-type="float" office:value="15.47">
            <text:p>15.47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2-01_15:24:22_477583</text:p>
          </table:table-cell>
          <table:table-cell office:value-type="float" office:value="1601278.21875">
            <text:p>1601278.21875</text:p>
          </table:table-cell>
          <table:table-cell office:value-type="float" office:value="10.8">
            <text:p>10.8</text:p>
          </table:table-cell>
          <table:table-cell office:value-type="float" office:value="75">
            <text:p>75</text:p>
          </table:table-cell>
          <table:table-cell office:value-type="float" office:value="168">
            <text:p>168</text:p>
          </table:table-cell>
          <table:table-cell office:value-type="float" office:value="-273">
            <text:p>-273</text:p>
          </table:table-cell>
          <table:table-cell table:number-columns-repeated="6" office:value-type="float" office:value="0">
            <text:p>0</text:p>
          </table:table-cell>
          <table:table-cell office:value-type="float" office:value="-13.6139535258614">
            <text:p>-13.6139535259</text:p>
          </table:table-cell>
          <table:table-cell office:value-type="float" office:value="-38.18193943911">
            <text:p>-38.1819394391</text:p>
          </table:table-cell>
          <table:table-cell office:value-type="float" office:value="0.465912609021975">
            <text:p>0.465912609</text:p>
          </table:table-cell>
          <table:table-cell office:value-type="float" office:value="26.01">
            <text:p>26.0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2-01_15:24:22_608775</text:p>
          </table:table-cell>
          <table:table-cell office:value-type="float" office:value="1614396.8125">
            <text:p>1614396.8125</text:p>
          </table:table-cell>
          <table:table-cell office:value-type="float" office:value="10.9">
            <text:p>10.9</text:p>
          </table:table-cell>
          <table:table-cell office:value-type="float" office:value="110">
            <text:p>110</text:p>
          </table:table-cell>
          <table:table-cell office:value-type="float" office:value="144">
            <text:p>144</text:p>
          </table:table-cell>
          <table:table-cell office:value-type="float" office:value="-162">
            <text:p>-162</text:p>
          </table:table-cell>
          <table:table-cell table:number-columns-repeated="6" office:value-type="float" office:value="0">
            <text:p>0</text:p>
          </table:table-cell>
          <table:table-cell office:value-type="float" office:value="-13.7361603177122">
            <text:p>-13.7361603177</text:p>
          </table:table-cell>
          <table:table-cell office:value-type="float" office:value="-38.1989210049264">
            <text:p>-38.1989210049</text:p>
          </table:table-cell>
          <table:table-cell office:value-type="float" office:value="0.470881894393952">
            <text:p>0.4708818944</text:p>
          </table:table-cell>
          <table:table-cell office:value-type="float" office:value="15.21">
            <text:p>15.2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2-01_15:24:22_742255</text:p>
          </table:table-cell>
          <table:table-cell office:value-type="float" office:value="1627784.109375">
            <text:p>1627784.109375</text:p>
          </table:table-cell>
          <table:table-cell office:value-type="float" office:value="11">
            <text:p>11</text:p>
          </table:table-cell>
          <table:table-cell office:value-type="float" office:value="-52">
            <text:p>-52</text:p>
          </table:table-cell>
          <table:table-cell office:value-type="float" office:value="194">
            <text:p>194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13.8727622866238">
            <text:p>-13.8727622866</text:p>
          </table:table-cell>
          <table:table-cell office:value-type="float" office:value="-38.1808845753665">
            <text:p>-38.1808845754</text:p>
          </table:table-cell>
          <table:table-cell office:value-type="float" office:value="0.470494980559015">
            <text:p>0.4704949806</text:p>
          </table:table-cell>
          <table:table-cell office:value-type="float" office:value="16.71">
            <text:p>16.7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2-01_15:24:22_874449</text:p>
          </table:table-cell>
          <table:table-cell office:value-type="float" office:value="1640964.203125">
            <text:p>1640964.203125</text:p>
          </table:table-cell>
          <table:table-cell office:value-type="float" office:value="11.1">
            <text:p>11.1</text:p>
          </table:table-cell>
          <table:table-cell office:value-type="float" office:value="-62">
            <text:p>-62</text:p>
          </table:table-cell>
          <table:table-cell office:value-type="float" office:value="171">
            <text:p>171</text:p>
          </table:table-cell>
          <table:table-cell office:value-type="float" office:value="-236">
            <text:p>-236</text:p>
          </table:table-cell>
          <table:table-cell table:number-columns-repeated="6" office:value-type="float" office:value="0">
            <text:p>0</text:p>
          </table:table-cell>
          <table:table-cell office:value-type="float" office:value="-13.9965365358504">
            <text:p>-13.9965365359</text:p>
          </table:table-cell>
          <table:table-cell office:value-type="float" office:value="-38.1837701543795">
            <text:p>-38.1837701544</text:p>
          </table:table-cell>
          <table:table-cell office:value-type="float" office:value="0.460831346229161">
            <text:p>0.4608313462</text:p>
          </table:table-cell>
          <table:table-cell office:value-type="float" office:value="14.86">
            <text:p>14.86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2-01_15:24:23_007259</text:p>
          </table:table-cell>
          <table:table-cell office:value-type="float" office:value="1654270.703125">
            <text:p>1654270.703125</text:p>
          </table:table-cell>
          <table:table-cell office:value-type="float" office:value="11.2">
            <text:p>11.2</text:p>
          </table:table-cell>
          <table:table-cell office:value-type="float" office:value="-123">
            <text:p>-123</text:p>
          </table:table-cell>
          <table:table-cell office:value-type="float" office:value="105">
            <text:p>105</text:p>
          </table:table-cell>
          <table:table-cell office:value-type="float" office:value="-116">
            <text:p>-116</text:p>
          </table:table-cell>
          <table:table-cell table:number-columns-repeated="6" office:value-type="float" office:value="0">
            <text:p>0</text:p>
          </table:table-cell>
          <table:table-cell office:value-type="float" office:value="-14.1885015440265">
            <text:p>-14.188501544</text:p>
          </table:table-cell>
          <table:table-cell office:value-type="float" office:value="-38.1973016789812">
            <text:p>-38.197301679</text:p>
          </table:table-cell>
          <table:table-cell office:value-type="float" office:value="0.455073616012797">
            <text:p>0.455073616</text:p>
          </table:table-cell>
          <table:table-cell office:value-type="float" office:value="16.13">
            <text:p>16.13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2-01_15:24:23_139611</text:p>
          </table:table-cell>
          <table:table-cell office:value-type="float" office:value="1667481.21875">
            <text:p>1667481.21875</text:p>
          </table:table-cell>
          <table:table-cell office:value-type="float" office:value="11.3">
            <text:p>11.3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14.3225663552397">
            <text:p>-14.3225663552</text:p>
          </table:table-cell>
          <table:table-cell office:value-type="float" office:value="-38.191744910887">
            <text:p>-38.1917449109</text:p>
          </table:table-cell>
          <table:table-cell office:value-type="float" office:value="0.462492832627102">
            <text:p>0.4624928326</text:p>
          </table:table-cell>
          <table:table-cell office:value-type="float" office:value="15.01">
            <text:p>15.0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2-01_15:24:23_273604</text:p>
          </table:table-cell>
          <table:table-cell office:value-type="float" office:value="1680879.40625">
            <text:p>1680879.40625</text:p>
          </table:table-cell>
          <table:table-cell office:value-type="float" office:value="11.4">
            <text:p>11.4</text:p>
          </table:table-cell>
          <table:table-cell office:value-type="float" office:value="53">
            <text:p>53</text:p>
          </table:table-cell>
          <table:table-cell office:value-type="float" office:value="187">
            <text:p>187</text:p>
          </table:table-cell>
          <table:table-cell office:value-type="float" office:value="-299">
            <text:p>-299</text:p>
          </table:table-cell>
          <table:table-cell table:number-columns-repeated="6" office:value-type="float" office:value="0">
            <text:p>0</text:p>
          </table:table-cell>
          <table:table-cell office:value-type="float" office:value="-14.4520062008461">
            <text:p>-14.4520062008</text:p>
          </table:table-cell>
          <table:table-cell office:value-type="float" office:value="-38.1976291979473">
            <text:p>-38.1976291979</text:p>
          </table:table-cell>
          <table:table-cell office:value-type="float" office:value="0.44652440764916">
            <text:p>0.4465244076</text:p>
          </table:table-cell>
          <table:table-cell office:value-type="float" office:value="15.64">
            <text:p>15.64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2-01_15:24:23_404494</text:p>
          </table:table-cell>
          <table:table-cell office:value-type="float" office:value="1693969">
            <text:p>1693969</text:p>
          </table:table-cell>
          <table:table-cell office:value-type="float" office:value="11.5">
            <text:p>11.5</text:p>
          </table:table-cell>
          <table:table-cell office:value-type="float" office:value="41">
            <text:p>41</text:p>
          </table:table-cell>
          <table:table-cell office:value-type="float" office:value="187">
            <text:p>187</text:p>
          </table:table-cell>
          <table:table-cell office:value-type="float" office:value="-155">
            <text:p>-155</text:p>
          </table:table-cell>
          <table:table-cell table:number-columns-repeated="6" office:value-type="float" office:value="0">
            <text:p>0</text:p>
          </table:table-cell>
          <table:table-cell office:value-type="float" office:value="-14.5870041011754">
            <text:p>-14.5870041012</text:p>
          </table:table-cell>
          <table:table-cell office:value-type="float" office:value="-38.2091477817325">
            <text:p>-38.2091477817</text:p>
          </table:table-cell>
          <table:table-cell office:value-type="float" office:value="0.440073115865837">
            <text:p>0.4400731159</text:p>
          </table:table-cell>
          <table:table-cell office:value-type="float" office:value="14.7">
            <text:p>14.7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2-01_15:24:23_535835</text:p>
          </table:table-cell>
          <table:table-cell office:value-type="float" office:value="1707103.90625">
            <text:p>1707103.90625</text:p>
          </table:table-cell>
          <table:table-cell office:value-type="float" office:value="11.6">
            <text:p>11.6</text:p>
          </table:table-cell>
          <table:table-cell office:value-type="float" office:value="-76">
            <text:p>-76</text:p>
          </table:table-cell>
          <table:table-cell office:value-type="float" office:value="206">
            <text:p>206</text:p>
          </table:table-cell>
          <table:table-cell office:value-type="float" office:value="-270">
            <text:p>-270</text:p>
          </table:table-cell>
          <table:table-cell table:number-columns-repeated="6" office:value-type="float" office:value="0">
            <text:p>0</text:p>
          </table:table-cell>
          <table:table-cell office:value-type="float" office:value="-14.7132839023552">
            <text:p>-14.7132839024</text:p>
          </table:table-cell>
          <table:table-cell office:value-type="float" office:value="-38.2170009267549">
            <text:p>-38.2170009268</text:p>
          </table:table-cell>
          <table:table-cell office:value-type="float" office:value="0.446536943324085">
            <text:p>0.4465369433</text:p>
          </table:table-cell>
          <table:table-cell office:value-type="float" office:value="14.67">
            <text:p>14.67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2-01_15:24:23_666506</text:p>
          </table:table-cell>
          <table:table-cell office:value-type="float" office:value="1720170">
            <text:p>1720170</text:p>
          </table:table-cell>
          <table:table-cell office:value-type="float" office:value="11.7">
            <text:p>11.7</text:p>
          </table:table-cell>
          <table:table-cell office:value-type="float" office:value="-62">
            <text:p>-62</text:p>
          </table:table-cell>
          <table:table-cell office:value-type="float" office:value="174">
            <text:p>174</text:p>
          </table:table-cell>
          <table:table-cell office:value-type="float" office:value="-280">
            <text:p>-280</text:p>
          </table:table-cell>
          <table:table-cell table:number-columns-repeated="6" office:value-type="float" office:value="0">
            <text:p>0</text:p>
          </table:table-cell>
          <table:table-cell office:value-type="float" office:value="-14.9159138105198">
            <text:p>-14.9159138105</text:p>
          </table:table-cell>
          <table:table-cell office:value-type="float" office:value="-38.1997046141015">
            <text:p>-38.1997046141</text:p>
          </table:table-cell>
          <table:table-cell office:value-type="float" office:value="0.397826333189653">
            <text:p>0.3978263332</text:p>
          </table:table-cell>
          <table:table-cell office:value-type="float" office:value="15.3">
            <text:p>15.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2-01_15:24:23_798527</text:p>
          </table:table-cell>
          <table:table-cell office:value-type="float" office:value="1733372.90625">
            <text:p>1733372.90625</text:p>
          </table:table-cell>
          <table:table-cell office:value-type="float" office:value="11.8">
            <text:p>11.8</text:p>
          </table:table-cell>
          <table:table-cell office:value-type="float" office:value="-11">
            <text:p>-11</text:p>
          </table:table-cell>
          <table:table-cell office:value-type="float" office:value="173">
            <text:p>173</text:p>
          </table:table-cell>
          <table:table-cell office:value-type="float" office:value="-128">
            <text:p>-128</text:p>
          </table:table-cell>
          <table:table-cell table:number-columns-repeated="6" office:value-type="float" office:value="0">
            <text:p>0</text:p>
          </table:table-cell>
          <table:table-cell office:value-type="float" office:value="-15.0400684959258">
            <text:p>-15.0400684959</text:p>
          </table:table-cell>
          <table:table-cell office:value-type="float" office:value="-38.179743877611">
            <text:p>-38.1797438776</text:p>
          </table:table-cell>
          <table:table-cell office:value-type="float" office:value="0.394756167468641">
            <text:p>0.3947561675</text:p>
          </table:table-cell>
          <table:table-cell office:value-type="float" office:value="27.42">
            <text:p>27.42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2-01_15:24:23_931961</text:p>
          </table:table-cell>
          <table:table-cell office:value-type="float" office:value="1746742.796875">
            <text:p>1746742.796875</text:p>
          </table:table-cell>
          <table:table-cell office:value-type="float" office:value="11.9">
            <text:p>11.9</text:p>
          </table:table-cell>
          <table:table-cell office:value-type="float" office:value="-30">
            <text:p>-30</text:p>
          </table:table-cell>
          <table:table-cell office:value-type="float" office:value="151">
            <text:p>151</text:p>
          </table:table-cell>
          <table:table-cell office:value-type="float" office:value="-146">
            <text:p>-146</text:p>
          </table:table-cell>
          <table:table-cell table:number-columns-repeated="6" office:value-type="float" office:value="0">
            <text:p>0</text:p>
          </table:table-cell>
          <table:table-cell office:value-type="float" office:value="-15.1635435783764">
            <text:p>-15.1635435784</text:p>
          </table:table-cell>
          <table:table-cell office:value-type="float" office:value="-38.1777464317751">
            <text:p>-38.1777464318</text:p>
          </table:table-cell>
          <table:table-cell office:value-type="float" office:value="0.391269377055315">
            <text:p>0.3912693771</text:p>
          </table:table-cell>
          <table:table-cell office:value-type="float" office:value="15.45">
            <text:p>15.45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2-01_15:24:24_064010</text:p>
          </table:table-cell>
          <table:table-cell office:value-type="float" office:value="1759925.703125">
            <text:p>1759925.703125</text:p>
          </table:table-cell>
          <table:table-cell office:value-type="float" office:value="12">
            <text:p>12</text:p>
          </table:table-cell>
          <table:table-cell office:value-type="float" office:value="-22">
            <text:p>-22</text:p>
          </table:table-cell>
          <table:table-cell office:value-type="float" office:value="102">
            <text:p>102</text:p>
          </table:table-cell>
          <table:table-cell office:value-type="float" office:value="-112">
            <text:p>-112</text:p>
          </table:table-cell>
          <table:table-cell table:number-columns-repeated="6" office:value-type="float" office:value="0">
            <text:p>0</text:p>
          </table:table-cell>
          <table:table-cell office:value-type="float" office:value="-15.294436425096">
            <text:p>-15.2944364251</text:p>
          </table:table-cell>
          <table:table-cell office:value-type="float" office:value="-38.1780501683928">
            <text:p>-38.1780501684</text:p>
          </table:table-cell>
          <table:table-cell office:value-type="float" office:value="0.405896609787362">
            <text:p>0.4058966098</text:p>
          </table:table-cell>
          <table:table-cell office:value-type="float" office:value="15.32">
            <text:p>15.32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2-01_15:24:24_196057</text:p>
          </table:table-cell>
          <table:table-cell office:value-type="float" office:value="1773125.796875">
            <text:p>1773125.796875</text:p>
          </table:table-cell>
          <table:table-cell office:value-type="float" office:value="12.1">
            <text:p>12.1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15.4245491896696">
            <text:p>-15.4245491897</text:p>
          </table:table-cell>
          <table:table-cell office:value-type="float" office:value="-38.156133573073">
            <text:p>-38.1561335731</text:p>
          </table:table-cell>
          <table:table-cell office:value-type="float" office:value="0.440428244773814">
            <text:p>0.4404282448</text:p>
          </table:table-cell>
          <table:table-cell office:value-type="float" office:value="15.28">
            <text:p>15.2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2-01_15:24:24_329842</text:p>
          </table:table-cell>
          <table:table-cell office:value-type="float" office:value="1786503.890625">
            <text:p>1786503.890625</text:p>
          </table:table-cell>
          <table:table-cell office:value-type="float" office:value="12.2">
            <text:p>12.2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15.6168924764544">
            <text:p>-15.6168924765</text:p>
          </table:table-cell>
          <table:table-cell office:value-type="float" office:value="-38.1482662958117">
            <text:p>-38.1482662958</text:p>
          </table:table-cell>
          <table:table-cell office:value-type="float" office:value="0.485908535967061">
            <text:p>0.485908536</text:p>
          </table:table-cell>
          <table:table-cell office:value-type="float" office:value="16.15">
            <text:p>16.15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2-01_15:24:24_460978</text:p>
          </table:table-cell>
          <table:table-cell office:value-type="float" office:value="1799617.421875">
            <text:p>1799617.421875</text:p>
          </table:table-cell>
          <table:table-cell office:value-type="float" office:value="12.3">
            <text:p>12.3</text:p>
          </table:table-cell>
          <table:table-cell office:value-type="float" office:value="65">
            <text:p>65</text:p>
          </table:table-cell>
          <table:table-cell office:value-type="float" office:value="193">
            <text:p>193</text:p>
          </table:table-cell>
          <table:table-cell office:value-type="float" office:value="-281">
            <text:p>-281</text:p>
          </table:table-cell>
          <table:table-cell table:number-columns-repeated="6" office:value-type="float" office:value="0">
            <text:p>0</text:p>
          </table:table-cell>
          <table:table-cell office:value-type="float" office:value="-15.7455327258391">
            <text:p>-15.7455327258</text:p>
          </table:table-cell>
          <table:table-cell office:value-type="float" office:value="-38.1542793744846">
            <text:p>-38.1542793745</text:p>
          </table:table-cell>
          <table:table-cell office:value-type="float" office:value="0.469955288015632">
            <text:p>0.469955288</text:p>
          </table:table-cell>
          <table:table-cell office:value-type="float" office:value="16.2">
            <text:p>16.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2-01_15:24:24_592585</text:p>
          </table:table-cell>
          <table:table-cell office:value-type="float" office:value="1812778.3125">
            <text:p>1812778.3125</text:p>
          </table:table-cell>
          <table:table-cell office:value-type="float" office:value="12.4">
            <text:p>12.4</text:p>
          </table:table-cell>
          <table:table-cell office:value-type="float" office:value="-15">
            <text:p>-15</text:p>
          </table:table-cell>
          <table:table-cell office:value-type="float" office:value="118">
            <text:p>118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15.8701689303888">
            <text:p>-15.8701689304</text:p>
          </table:table-cell>
          <table:table-cell office:value-type="float" office:value="-38.1631558586662">
            <text:p>-38.1631558587</text:p>
          </table:table-cell>
          <table:table-cell office:value-type="float" office:value="0.409769505551288">
            <text:p>0.4097695056</text:p>
          </table:table-cell>
          <table:table-cell office:value-type="float" office:value="14.65">
            <text:p>14.6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2-01_15:24:24_727101</text:p>
          </table:table-cell>
          <table:table-cell office:value-type="float" office:value="1826253.203125">
            <text:p>1826253.203125</text:p>
          </table:table-cell>
          <table:table-cell office:value-type="float" office:value="12.5">
            <text:p>12.5</text:p>
          </table:table-cell>
          <table:table-cell office:value-type="float" office:value="-2">
            <text:p>-2</text:p>
          </table:table-cell>
          <table:table-cell office:value-type="float" office:value="81">
            <text:p>81</text:p>
          </table:table-cell>
          <table:table-cell office:value-type="float" office:value="-173">
            <text:p>-173</text:p>
          </table:table-cell>
          <table:table-cell table:number-columns-repeated="6" office:value-type="float" office:value="0">
            <text:p>0</text:p>
          </table:table-cell>
          <table:table-cell office:value-type="float" office:value="-16.0016985361476">
            <text:p>-16.0016985361</text:p>
          </table:table-cell>
          <table:table-cell office:value-type="float" office:value="-38.1622977148833">
            <text:p>-38.1622977149</text:p>
          </table:table-cell>
          <table:table-cell office:value-type="float" office:value="0.453211849617711">
            <text:p>0.4532118496</text:p>
          </table:table-cell>
          <table:table-cell office:value-type="float" office:value="16.61">
            <text:p>16.6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2-01_15:24:24_858251</text:p>
          </table:table-cell>
          <table:table-cell office:value-type="float" office:value="1839344.515625">
            <text:p>1839344.515625</text:p>
          </table:table-cell>
          <table:table-cell office:value-type="float" office:value="12.6">
            <text:p>12.6</text:p>
          </table:table-cell>
          <table:table-cell office:value-type="float" office:value="87">
            <text:p>87</text:p>
          </table:table-cell>
          <table:table-cell office:value-type="float" office:value="118">
            <text:p>118</text:p>
          </table:table-cell>
          <table:table-cell office:value-type="float" office:value="-188">
            <text:p>-188</text:p>
          </table:table-cell>
          <table:table-cell table:number-columns-repeated="6" office:value-type="float" office:value="0">
            <text:p>0</text:p>
          </table:table-cell>
          <table:table-cell office:value-type="float" office:value="-16.1299315982509">
            <text:p>-16.1299315983</text:p>
          </table:table-cell>
          <table:table-cell office:value-type="float" office:value="-38.1709674013524">
            <text:p>-38.1709674014</text:p>
          </table:table-cell>
          <table:table-cell office:value-type="float" office:value="0.415307390147441">
            <text:p>0.4153073901</text:p>
          </table:table-cell>
          <table:table-cell office:value-type="float" office:value="15.51">
            <text:p>15.5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2-01_15:24:24_989636</text:p>
          </table:table-cell>
          <table:table-cell office:value-type="float" office:value="1852483.203125">
            <text:p>1852483.203125</text:p>
          </table:table-cell>
          <table:table-cell office:value-type="float" office:value="12.7">
            <text:p>12.7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16.3240832408461">
            <text:p>-16.3240832408</text:p>
          </table:table-cell>
          <table:table-cell office:value-type="float" office:value="-38.175512429401">
            <text:p>-38.1755124294</text:p>
          </table:table-cell>
          <table:table-cell office:value-type="float" office:value="0.41098726274104">
            <text:p>0.4109872627</text:p>
          </table:table-cell>
          <table:table-cell office:value-type="float" office:value="16.32">
            <text:p>16.3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2-01_15:24:25_123929</text:p>
          </table:table-cell>
          <table:table-cell office:value-type="float" office:value="1865947.609375">
            <text:p>1865947.609375</text:p>
          </table:table-cell>
          <table:table-cell office:value-type="float" office:value="12.8">
            <text:p>12.8</text:p>
          </table:table-cell>
          <table:table-cell office:value-type="float" office:value="68">
            <text:p>68</text:p>
          </table:table-cell>
          <table:table-cell office:value-type="float" office:value="201">
            <text:p>201</text:p>
          </table:table-cell>
          <table:table-cell office:value-type="float" office:value="-147">
            <text:p>-147</text:p>
          </table:table-cell>
          <table:table-cell table:number-columns-repeated="6" office:value-type="float" office:value="0">
            <text:p>0</text:p>
          </table:table-cell>
          <table:table-cell office:value-type="float" office:value="-16.4653040319485">
            <text:p>-16.4653040319</text:p>
          </table:table-cell>
          <table:table-cell office:value-type="float" office:value="-38.1618709094552">
            <text:p>-38.1618709095</text:p>
          </table:table-cell>
          <table:table-cell office:value-type="float" office:value="0.448654071431649">
            <text:p>0.4486540714</text:p>
          </table:table-cell>
          <table:table-cell office:value-type="float" office:value="14.21">
            <text:p>14.2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2-01_15:24:25_255088</text:p>
          </table:table-cell>
          <table:table-cell office:value-type="float" office:value="1879028.5">
            <text:p>1879028.5</text:p>
          </table:table-cell>
          <table:table-cell office:value-type="float" office:value="12.9">
            <text:p>12.9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-312">
            <text:p>-312</text:p>
          </table:table-cell>
          <table:table-cell table:number-columns-repeated="6" office:value-type="float" office:value="0">
            <text:p>0</text:p>
          </table:table-cell>
          <table:table-cell office:value-type="float" office:value="-16.5868668269723">
            <text:p>-16.586866827</text:p>
          </table:table-cell>
          <table:table-cell office:value-type="float" office:value="-38.167611835379">
            <text:p>-38.1676118354</text:p>
          </table:table-cell>
          <table:table-cell office:value-type="float" office:value="0.417057648968782">
            <text:p>0.417057649</text:p>
          </table:table-cell>
          <table:table-cell office:value-type="float" office:value="14.23">
            <text:p>14.2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2-01_15:24:25_386743</text:p>
          </table:table-cell>
          <table:table-cell office:value-type="float" office:value="1892194.703125">
            <text:p>1892194.70312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-57">
            <text:p>-57</text:p>
          </table:table-cell>
          <table:table-cell table:number-columns-repeated="6" office:value-type="float" office:value="0">
            <text:p>0</text:p>
          </table:table-cell>
          <table:table-cell office:value-type="float" office:value="-16.709170182533">
            <text:p>-16.7091701825</text:p>
          </table:table-cell>
          <table:table-cell office:value-type="float" office:value="-38.15907175264">
            <text:p>-38.1590717526</text:p>
          </table:table-cell>
          <table:table-cell office:value-type="float" office:value="0.412784548661434">
            <text:p>0.4127845487</text:p>
          </table:table-cell>
          <table:table-cell office:value-type="float" office:value="14.59">
            <text:p>14.59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2-01_15:24:25_520471</text:p>
          </table:table-cell>
          <table:table-cell office:value-type="float" office:value="1905570.609375">
            <text:p>1905570.609375</text:p>
          </table:table-cell>
          <table:table-cell office:value-type="float" office:value="13.1">
            <text:p>13.1</text:p>
          </table:table-cell>
          <table:table-cell office:value-type="float" office:value="102">
            <text:p>102</text:p>
          </table:table-cell>
          <table:table-cell office:value-type="float" office:value="215">
            <text:p>215</text:p>
          </table:table-cell>
          <table:table-cell office:value-type="float" office:value="-314">
            <text:p>-314</text:p>
          </table:table-cell>
          <table:table-cell table:number-columns-repeated="6" office:value-type="float" office:value="0">
            <text:p>0</text:p>
          </table:table-cell>
          <table:table-cell office:value-type="float" office:value="-16.8426300252525">
            <text:p>-16.8426300253</text:p>
          </table:table-cell>
          <table:table-cell office:value-type="float" office:value="-38.1614590004366">
            <text:p>-38.1614590004</text:p>
          </table:table-cell>
          <table:table-cell office:value-type="float" office:value="0.427687257786786">
            <text:p>0.4276872578</text:p>
          </table:table-cell>
          <table:table-cell office:value-type="float" office:value="15.3">
            <text:p>15.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2-01_15:24:25_651104</text:p>
          </table:table-cell>
          <table:table-cell office:value-type="float" office:value="1918630.515625">
            <text:p>1918630.515625</text:p>
          </table:table-cell>
          <table:table-cell office:value-type="float" office:value="13.2">
            <text:p>13.2</text:p>
          </table:table-cell>
          <table:table-cell office:value-type="float" office:value="83">
            <text:p>83</text:p>
          </table:table-cell>
          <table:table-cell office:value-type="float" office:value="195">
            <text:p>195</text:p>
          </table:table-cell>
          <table:table-cell office:value-type="float" office:value="-241">
            <text:p>-241</text:p>
          </table:table-cell>
          <table:table-cell table:number-columns-repeated="6" office:value-type="float" office:value="0">
            <text:p>0</text:p>
          </table:table-cell>
          <table:table-cell office:value-type="float" office:value="-17.0356290561709">
            <text:p>-17.0356290562</text:p>
          </table:table-cell>
          <table:table-cell office:value-type="float" office:value="-38.1594494783171">
            <text:p>-38.1594494783</text:p>
          </table:table-cell>
          <table:table-cell office:value-type="float" office:value="0.422606264114607">
            <text:p>0.4226062641</text:p>
          </table:table-cell>
          <table:table-cell office:value-type="float" office:value="14.21">
            <text:p>14.21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2-01_15:24:25_782601</text:p>
          </table:table-cell>
          <table:table-cell office:value-type="float" office:value="1931780.203125">
            <text:p>1931780.203125</text:p>
          </table:table-cell>
          <table:table-cell office:value-type="float" office:value="13.3">
            <text:p>13.3</text:p>
          </table:table-cell>
          <table:table-cell office:value-type="float" office:value="18">
            <text:p>18</text:p>
          </table:table-cell>
          <table:table-cell office:value-type="float" office:value="189">
            <text:p>189</text:p>
          </table:table-cell>
          <table:table-cell office:value-type="float" office:value="-239">
            <text:p>-239</text:p>
          </table:table-cell>
          <table:table-cell table:number-columns-repeated="6" office:value-type="float" office:value="0">
            <text:p>0</text:p>
          </table:table-cell>
          <table:table-cell office:value-type="float" office:value="-17.1705917214987">
            <text:p>-17.1705917215</text:p>
          </table:table-cell>
          <table:table-cell office:value-type="float" office:value="-38.1791154345384">
            <text:p>-38.1791154345</text:p>
          </table:table-cell>
          <table:table-cell office:value-type="float" office:value="0.423966243372035">
            <text:p>0.4239662434</text:p>
          </table:table-cell>
          <table:table-cell office:value-type="float" office:value="16.51">
            <text:p>16.51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2-01_15:24:25_917824</text:p>
          </table:table-cell>
          <table:table-cell office:value-type="float" office:value="1945306.40625">
            <text:p>1945306.40625</text:p>
          </table:table-cell>
          <table:table-cell office:value-type="float" office:value="13.4">
            <text:p>13.4</text:p>
          </table:table-cell>
          <table:table-cell office:value-type="float" office:value="67">
            <text:p>67</text:p>
          </table:table-cell>
          <table:table-cell office:value-type="float" office:value="203">
            <text:p>203</text:p>
          </table:table-cell>
          <table:table-cell office:value-type="float" office:value="-172">
            <text:p>-172</text:p>
          </table:table-cell>
          <table:table-cell table:number-columns-repeated="6" office:value-type="float" office:value="0">
            <text:p>0</text:p>
          </table:table-cell>
          <table:table-cell office:value-type="float" office:value="-17.2894754941409">
            <text:p>-17.2894754941</text:p>
          </table:table-cell>
          <table:table-cell office:value-type="float" office:value="-38.1611349348259">
            <text:p>-38.1611349348</text:p>
          </table:table-cell>
          <table:table-cell office:value-type="float" office:value="0.405164635207336">
            <text:p>0.4051646352</text:p>
          </table:table-cell>
          <table:table-cell office:value-type="float" office:value="15.9">
            <text:p>15.9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2-01_15:24:26_049616</text:p>
          </table:table-cell>
          <table:table-cell office:value-type="float" office:value="1958481.703125">
            <text:p>1958481.703125</text:p>
          </table:table-cell>
          <table:table-cell office:value-type="float" office:value="13.5">
            <text:p>13.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float" office:value="-146">
            <text:p>-146</text:p>
          </table:table-cell>
          <table:table-cell table:number-columns-repeated="6" office:value-type="float" office:value="0">
            <text:p>0</text:p>
          </table:table-cell>
          <table:table-cell office:value-type="float" office:value="-17.4243099060806">
            <text:p>-17.4243099061</text:p>
          </table:table-cell>
          <table:table-cell office:value-type="float" office:value="-38.1808141397703">
            <text:p>-38.1808141398</text:p>
          </table:table-cell>
          <table:table-cell office:value-type="float" office:value="0.406561189518264">
            <text:p>0.4065611895</text:p>
          </table:table-cell>
          <table:table-cell office:value-type="float" office:value="16.14">
            <text:p>16.1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2-01_15:24:26_185300</text:p>
          </table:table-cell>
          <table:table-cell office:value-type="float" office:value="1972082.90625">
            <text:p>1972082.90625</text:p>
          </table:table-cell>
          <table:table-cell office:value-type="float" office:value="13.6">
            <text:p>13.6</text:p>
          </table:table-cell>
          <table:table-cell office:value-type="float" office:value="75">
            <text:p>75</text:p>
          </table:table-cell>
          <table:table-cell office:value-type="float" office:value="164">
            <text:p>164</text:p>
          </table:table-cell>
          <table:table-cell office:value-type="float" office:value="-108">
            <text:p>-108</text:p>
          </table:table-cell>
          <table:table-cell table:number-columns-repeated="6" office:value-type="float" office:value="0">
            <text:p>0</text:p>
          </table:table-cell>
          <table:table-cell office:value-type="float" office:value="-17.5481405269109">
            <text:p>-17.5481405269</text:p>
          </table:table-cell>
          <table:table-cell office:value-type="float" office:value="-38.1523734028639">
            <text:p>-38.1523734029</text:p>
          </table:table-cell>
          <table:table-cell office:value-type="float" office:value="0.417716439468535">
            <text:p>0.4177164395</text:p>
          </table:table-cell>
          <table:table-cell office:value-type="float" office:value="29.34">
            <text:p>29.3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2-01_15:24:26_316903</text:p>
          </table:table-cell>
          <table:table-cell office:value-type="float" office:value="1985209.8125">
            <text:p>1985209.8125</text:p>
          </table:table-cell>
          <table:table-cell office:value-type="float" office:value="13.7">
            <text:p>13.7</text:p>
          </table:table-cell>
          <table:table-cell office:value-type="float" office:value="61">
            <text:p>61</text:p>
          </table:table-cell>
          <table:table-cell office:value-type="float" office:value="145">
            <text:p>145</text:p>
          </table:table-cell>
          <table:table-cell office:value-type="float" office:value="-215">
            <text:p>-215</text:p>
          </table:table-cell>
          <table:table-cell table:number-columns-repeated="6" office:value-type="float" office:value="0">
            <text:p>0</text:p>
          </table:table-cell>
          <table:table-cell office:value-type="float" office:value="-17.7391797352908">
            <text:p>-17.7391797353</text:p>
          </table:table-cell>
          <table:table-cell office:value-type="float" office:value="-38.1603802449321">
            <text:p>-38.1603802449</text:p>
          </table:table-cell>
          <table:table-cell office:value-type="float" office:value="0.404893700301103">
            <text:p>0.4048937003</text:p>
          </table:table-cell>
          <table:table-cell office:value-type="float" office:value="15.15">
            <text:p>15.1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2-01_15:24:26_448344</text:p>
          </table:table-cell>
          <table:table-cell office:value-type="float" office:value="1998361.8125">
            <text:p>1998361.8125</text:p>
          </table:table-cell>
          <table:table-cell office:value-type="float" office:value="13.8">
            <text:p>13.8</text:p>
          </table:table-cell>
          <table:table-cell office:value-type="float" office:value="-18">
            <text:p>-18</text:p>
          </table:table-cell>
          <table:table-cell office:value-type="float" office:value="147">
            <text:p>147</text:p>
          </table:table-cell>
          <table:table-cell office:value-type="float" office:value="-293">
            <text:p>-293</text:p>
          </table:table-cell>
          <table:table-cell table:number-columns-repeated="6" office:value-type="float" office:value="0">
            <text:p>0</text:p>
          </table:table-cell>
          <table:table-cell office:value-type="float" office:value="-17.8681904957997">
            <text:p>-17.8681904958</text:p>
          </table:table-cell>
          <table:table-cell office:value-type="float" office:value="-38.1746626716772">
            <text:p>-38.1746626717</text:p>
          </table:table-cell>
          <table:table-cell office:value-type="float" office:value="0.396715982433889">
            <text:p>0.3967159824</text:p>
          </table:table-cell>
          <table:table-cell office:value-type="float" office:value="15.25">
            <text:p>15.2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2-01_15:24:26_582129</text:p>
          </table:table-cell>
          <table:table-cell office:value-type="float" office:value="2011732.390625">
            <text:p>2011732.390625</text:p>
          </table:table-cell>
          <table:table-cell office:value-type="float" office:value="13.9">
            <text:p>13.9</text:p>
          </table:table-cell>
          <table:table-cell office:value-type="float" office:value="65">
            <text:p>65</text:p>
          </table:table-cell>
          <table:table-cell office:value-type="float" office:value="209">
            <text:p>209</text:p>
          </table:table-cell>
          <table:table-cell office:value-type="float" office:value="-321">
            <text:p>-321</text:p>
          </table:table-cell>
          <table:table-cell table:number-columns-repeated="6" office:value-type="float" office:value="0">
            <text:p>0</text:p>
          </table:table-cell>
          <table:table-cell office:value-type="float" office:value="-17.9911824766606">
            <text:p>-17.9911824767</text:p>
          </table:table-cell>
          <table:table-cell office:value-type="float" office:value="-38.1490702587668">
            <text:p>-38.1490702588</text:p>
          </table:table-cell>
          <table:table-cell office:value-type="float" office:value="0.385831931193314">
            <text:p>0.3858319312</text:p>
          </table:table-cell>
          <table:table-cell office:value-type="float" office:value="15.2">
            <text:p>15.2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2-01_15:24:26_713546</text:p>
          </table:table-cell>
          <table:table-cell office:value-type="float" office:value="2024874.8125">
            <text:p>2024874.8125</text:p>
          </table:table-cell>
          <table:table-cell office:value-type="float" office:value="14">
            <text:p>14</text:p>
          </table:table-cell>
          <table:table-cell office:value-type="float" office:value="-67">
            <text:p>-67</text:p>
          </table:table-cell>
          <table:table-cell office:value-type="float" office:value="52">
            <text:p>52</text:p>
          </table:table-cell>
          <table:table-cell office:value-type="float" office:value="-176">
            <text:p>-176</text:p>
          </table:table-cell>
          <table:table-cell table:number-columns-repeated="6" office:value-type="float" office:value="0">
            <text:p>0</text:p>
          </table:table-cell>
          <table:table-cell office:value-type="float" office:value="-18.1206679078412">
            <text:p>-18.1206679078</text:p>
          </table:table-cell>
          <table:table-cell office:value-type="float" office:value="-38.1670465360238">
            <text:p>-38.167046536</text:p>
          </table:table-cell>
          <table:table-cell office:value-type="float" office:value="0.400433077406565">
            <text:p>0.4004330774</text:p>
          </table:table-cell>
          <table:table-cell office:value-type="float" office:value="15.07">
            <text:p>15.0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2-01_15:24:26_845844</text:p>
          </table:table-cell>
          <table:table-cell office:value-type="float" office:value="2038104.296875">
            <text:p>2038104.296875</text:p>
          </table:table-cell>
          <table:table-cell office:value-type="float" office:value="14.1">
            <text:p>14.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18.3060257393998">
            <text:p>-18.3060257394</text:p>
          </table:table-cell>
          <table:table-cell office:value-type="float" office:value="-38.1532015328363">
            <text:p>-38.1532015328</text:p>
          </table:table-cell>
          <table:table-cell office:value-type="float" office:value="0.38485947120886">
            <text:p>0.3848594712</text:p>
          </table:table-cell>
          <table:table-cell office:value-type="float" office:value="27.52">
            <text:p>27.5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2-01_15:24:26_979954</text:p>
          </table:table-cell>
          <table:table-cell office:value-type="float" office:value="2051514.203125">
            <text:p>2051514.203125</text:p>
          </table:table-cell>
          <table:table-cell office:value-type="float" office:value="14.2">
            <text:p>14.2</text:p>
          </table:table-cell>
          <table:table-cell office:value-type="float" office:value="-26">
            <text:p>-26</text:p>
          </table:table-cell>
          <table:table-cell office:value-type="float" office:value="108">
            <text:p>108</text:p>
          </table:table-cell>
          <table:table-cell office:value-type="float" office:value="-142">
            <text:p>-142</text:p>
          </table:table-cell>
          <table:table-cell table:number-columns-repeated="6" office:value-type="float" office:value="0">
            <text:p>0</text:p>
          </table:table-cell>
          <table:table-cell office:value-type="float" office:value="-18.4308962458211">
            <text:p>-18.4308962458</text:p>
          </table:table-cell>
          <table:table-cell office:value-type="float" office:value="-38.1718208914441">
            <text:p>-38.1718208914</text:p>
          </table:table-cell>
          <table:table-cell office:value-type="float" office:value="0.377254303341594">
            <text:p>0.3772543033</text:p>
          </table:table-cell>
          <table:table-cell office:value-type="float" office:value="14.72">
            <text:p>14.72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2-01_15:24:27_110987</text:p>
          </table:table-cell>
          <table:table-cell office:value-type="float" office:value="2064618.125">
            <text:p>2064618.125</text:p>
          </table:table-cell>
          <table:table-cell office:value-type="float" office:value="14.3">
            <text:p>14.3</text:p>
          </table:table-cell>
          <table:table-cell office:value-type="float" office:value="63">
            <text:p>63</text:p>
          </table:table-cell>
          <table:table-cell office:value-type="float" office:value="257">
            <text:p>257</text:p>
          </table:table-cell>
          <table:table-cell office:value-type="float" office:value="-312">
            <text:p>-312</text:p>
          </table:table-cell>
          <table:table-cell table:number-columns-repeated="6" office:value-type="float" office:value="0">
            <text:p>0</text:p>
          </table:table-cell>
          <table:table-cell office:value-type="float" office:value="-18.5523760454646">
            <text:p>-18.5523760455</text:p>
          </table:table-cell>
          <table:table-cell office:value-type="float" office:value="-38.1468005698929">
            <text:p>-38.1468005699</text:p>
          </table:table-cell>
          <table:table-cell office:value-type="float" office:value="0.379693437183774">
            <text:p>0.3796934372</text:p>
          </table:table-cell>
          <table:table-cell office:value-type="float" office:value="15.13">
            <text:p>15.1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2-01_15:24:27_243019</text:p>
          </table:table-cell>
          <table:table-cell office:value-type="float" office:value="2077878.09375">
            <text:p>2077878.09375</text:p>
          </table:table-cell>
          <table:table-cell office:value-type="float" office:value="14.4">
            <text:p>14.4</text:p>
          </table:table-cell>
          <table:table-cell office:value-type="float" office:value="-52">
            <text:p>-52</text:p>
          </table:table-cell>
          <table:table-cell office:value-type="float" office:value="29">
            <text:p>29</text:p>
          </table:table-cell>
          <table:table-cell office:value-type="float" office:value="-130">
            <text:p>-130</text:p>
          </table:table-cell>
          <table:table-cell table:number-columns-repeated="6" office:value-type="float" office:value="0">
            <text:p>0</text:p>
          </table:table-cell>
          <table:table-cell office:value-type="float" office:value="-18.6813284187454">
            <text:p>-18.6813284187</text:p>
          </table:table-cell>
          <table:table-cell office:value-type="float" office:value="-38.1540963766613">
            <text:p>-38.1540963767</text:p>
          </table:table-cell>
          <table:table-cell office:value-type="float" office:value="0.357309143681028">
            <text:p>0.3573091437</text:p>
          </table:table-cell>
          <table:table-cell office:value-type="float" office:value="16.08">
            <text:p>16.08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2-01_15:24:27_378257</text:p>
          </table:table-cell>
          <table:table-cell office:value-type="float" office:value="2091345.609375">
            <text:p>2091345.609375</text:p>
          </table:table-cell>
          <table:table-cell office:value-type="float" office:value="14.5">
            <text:p>14.5</text:p>
          </table:table-cell>
          <table:table-cell office:value-type="float" office:value="-66">
            <text:p>-66</text:p>
          </table:table-cell>
          <table:table-cell office:value-type="float" office:value="136">
            <text:p>136</text:p>
          </table:table-cell>
          <table:table-cell office:value-type="float" office:value="-123">
            <text:p>-123</text:p>
          </table:table-cell>
          <table:table-cell table:number-columns-repeated="6" office:value-type="float" office:value="0">
            <text:p>0</text:p>
          </table:table-cell>
          <table:table-cell office:value-type="float" office:value="-18.8112266311924">
            <text:p>-18.8112266312</text:p>
          </table:table-cell>
          <table:table-cell office:value-type="float" office:value="-38.16199976518">
            <text:p>-38.1619997652</text:p>
          </table:table-cell>
          <table:table-cell office:value-type="float" office:value="0.379648670142867">
            <text:p>0.3796486701</text:p>
          </table:table-cell>
          <table:table-cell office:value-type="float" office:value="15.11">
            <text:p>15.11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2-01_15:24:27_509051</text:p>
          </table:table-cell>
          <table:table-cell office:value-type="float" office:value="2104424.90625">
            <text:p>2104424.90625</text:p>
          </table:table-cell>
          <table:table-cell office:value-type="float" office:value="14.6">
            <text:p>14.6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-86">
            <text:p>-86</text:p>
          </table:table-cell>
          <table:table-cell table:number-columns-repeated="6" office:value-type="float" office:value="0">
            <text:p>0</text:p>
          </table:table-cell>
          <table:table-cell office:value-type="float" office:value="-18.9930903487522">
            <text:p>-18.9930903488</text:p>
          </table:table-cell>
          <table:table-cell office:value-type="float" office:value="-38.1473605192177">
            <text:p>-38.1473605192</text:p>
          </table:table-cell>
          <table:table-cell office:value-type="float" office:value="0.37055382165939">
            <text:p>0.3705538217</text:p>
          </table:table-cell>
          <table:table-cell office:value-type="float" office:value="14.67">
            <text:p>14.6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2-01_15:24:27_641032</text:p>
          </table:table-cell>
          <table:table-cell office:value-type="float" office:value="2117623.21875">
            <text:p>2117623.21875</text:p>
          </table:table-cell>
          <table:table-cell office:value-type="float" office:value="14.7">
            <text:p>14.7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office:value-type="float" office:value="-311">
            <text:p>-311</text:p>
          </table:table-cell>
          <table:table-cell table:number-columns-repeated="6" office:value-type="float" office:value="0">
            <text:p>0</text:p>
          </table:table-cell>
          <table:table-cell office:value-type="float" office:value="-19.1326170667068">
            <text:p>-19.1326170667</text:p>
          </table:table-cell>
          <table:table-cell office:value-type="float" office:value="-38.172361385094">
            <text:p>-38.1723613851</text:p>
          </table:table-cell>
          <table:table-cell office:value-type="float" office:value="0.381861126790915">
            <text:p>0.3818611268</text:p>
          </table:table-cell>
          <table:table-cell office:value-type="float" office:value="15.59">
            <text:p>15.59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2-01_15:24:27_775505</text:p>
          </table:table-cell>
          <table:table-cell office:value-type="float" office:value="2131103.40625">
            <text:p>2131103.40625</text:p>
          </table:table-cell>
          <table:table-cell office:value-type="float" office:value="14.8">
            <text:p>14.8</text:p>
          </table:table-cell>
          <table:table-cell office:value-type="float" office:value="-36">
            <text:p>-36</text:p>
          </table:table-cell>
          <table:table-cell office:value-type="float" office:value="163">
            <text:p>163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19.2583846459199">
            <text:p>-19.2583846459</text:p>
          </table:table-cell>
          <table:table-cell office:value-type="float" office:value="-38.1626817752921">
            <text:p>-38.1626817753</text:p>
          </table:table-cell>
          <table:table-cell office:value-type="float" office:value="0.386251745770409">
            <text:p>0.3862517458</text:p>
          </table:table-cell>
          <table:table-cell office:value-type="float" office:value="14.64">
            <text:p>14.6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2-01_15:24:27_906675</text:p>
          </table:table-cell>
          <table:table-cell office:value-type="float" office:value="2144187.40625">
            <text:p>2144187.40625</text:p>
          </table:table-cell>
          <table:table-cell office:value-type="float" office:value="14.9">
            <text:p>14.9</text:p>
          </table:table-cell>
          <table:table-cell office:value-type="float" office:value="77">
            <text:p>77</text:p>
          </table:table-cell>
          <table:table-cell office:value-type="float" office:value="330">
            <text:p>330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19.3869816135918">
            <text:p>-19.3869816136</text:p>
          </table:table-cell>
          <table:table-cell office:value-type="float" office:value="-38.1534772890199">
            <text:p>-38.153477289</text:p>
          </table:table-cell>
          <table:table-cell office:value-type="float" office:value="0.370642209106301">
            <text:p>0.3706422091</text:p>
          </table:table-cell>
          <table:table-cell office:value-type="float" office:value="14.52">
            <text:p>14.52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2-01_15:24:28_037908</text:p>
          </table:table-cell>
          <table:table-cell office:value-type="float" office:value="2157311.203125">
            <text:p>2157311.2031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-315">
            <text:p>-315</text:p>
          </table:table-cell>
          <table:table-cell table:number-columns-repeated="6" office:value-type="float" office:value="0">
            <text:p>0</text:p>
          </table:table-cell>
          <table:table-cell office:value-type="float" office:value="-19.5079172567555">
            <text:p>-19.5079172568</text:p>
          </table:table-cell>
          <table:table-cell office:value-type="float" office:value="-38.1581536865746">
            <text:p>-38.1581536866</text:p>
          </table:table-cell>
          <table:table-cell office:value-type="float" office:value="0.367958523397774">
            <text:p>0.3679585234</text:p>
          </table:table-cell>
          <table:table-cell office:value-type="float" office:value="14.5">
            <text:p>14.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2-01_15:24:28_172103</text:p>
          </table:table-cell>
          <table:table-cell office:value-type="float" office:value="2170768.3125">
            <text:p>2170768.3125</text:p>
          </table:table-cell>
          <table:table-cell office:value-type="float" office:value="15.1">
            <text:p>15.1</text:p>
          </table:table-cell>
          <table:table-cell office:value-type="float" office:value="133">
            <text:p>133</text:p>
          </table:table-cell>
          <table:table-cell office:value-type="float" office:value="115">
            <text:p>115</text:p>
          </table:table-cell>
          <table:table-cell office:value-type="float" office:value="-146">
            <text:p>-146</text:p>
          </table:table-cell>
          <table:table-cell table:number-columns-repeated="6" office:value-type="float" office:value="0">
            <text:p>0</text:p>
          </table:table-cell>
          <table:table-cell office:value-type="float" office:value="-19.7040941586718">
            <text:p>-19.7040941587</text:p>
          </table:table-cell>
          <table:table-cell office:value-type="float" office:value="-38.1896241895006">
            <text:p>-38.1896241895</text:p>
          </table:table-cell>
          <table:table-cell office:value-type="float" office:value="0.365157179749582">
            <text:p>0.3651571797</text:p>
          </table:table-cell>
          <table:table-cell office:value-type="float" office:value="15.47">
            <text:p>15.47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2-01_15:24:28_304261</text:p>
          </table:table-cell>
          <table:table-cell office:value-type="float" office:value="2183946.3125">
            <text:p>2183946.3125</text:p>
          </table:table-cell>
          <table:table-cell office:value-type="float" office:value="15.2">
            <text:p>15.2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-331">
            <text:p>-331</text:p>
          </table:table-cell>
          <table:table-cell table:number-columns-repeated="6" office:value-type="float" office:value="0">
            <text:p>0</text:p>
          </table:table-cell>
          <table:table-cell office:value-type="float" office:value="-19.8455721014005">
            <text:p>-19.8455721014</text:p>
          </table:table-cell>
          <table:table-cell office:value-type="float" office:value="-38.1757035599791">
            <text:p>-38.17570356</text:p>
          </table:table-cell>
          <table:table-cell office:value-type="float" office:value="0.382524295596314">
            <text:p>0.3825242956</text:p>
          </table:table-cell>
          <table:table-cell office:value-type="float" office:value="17.46">
            <text:p>17.46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2-01_15:24:28_437134</text:p>
          </table:table-cell>
          <table:table-cell office:value-type="float" office:value="2197270.109375">
            <text:p>2197270.109375</text:p>
          </table:table-cell>
          <table:table-cell office:value-type="float" office:value="15.3">
            <text:p>15.3</text:p>
          </table:table-cell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-193">
            <text:p>-193</text:p>
          </table:table-cell>
          <table:table-cell table:number-columns-repeated="6" office:value-type="float" office:value="0">
            <text:p>0</text:p>
          </table:table-cell>
          <table:table-cell office:value-type="float" office:value="-19.9554400819237">
            <text:p>-19.9554400819</text:p>
          </table:table-cell>
          <table:table-cell office:value-type="float" office:value="-38.1667023479209">
            <text:p>-38.1667023479</text:p>
          </table:table-cell>
          <table:table-cell office:value-type="float" office:value="0.382345282663135">
            <text:p>0.3823452827</text:p>
          </table:table-cell>
          <table:table-cell office:value-type="float" office:value="14.16">
            <text:p>14.1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2-01_15:24:28_569570</text:p>
          </table:table-cell>
          <table:table-cell office:value-type="float" office:value="2210477.21875">
            <text:p>2210477.21875</text:p>
          </table:table-cell>
          <table:table-cell office:value-type="float" office:value="15.4">
            <text:p>15.4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-250">
            <text:p>-250</text:p>
          </table:table-cell>
          <table:table-cell table:number-columns-repeated="6" office:value-type="float" office:value="0">
            <text:p>0</text:p>
          </table:table-cell>
          <table:table-cell office:value-type="float" office:value="-20.0860322571585">
            <text:p>-20.0860322572</text:p>
          </table:table-cell>
          <table:table-cell office:value-type="float" office:value="-38.1719750381721">
            <text:p>-38.1719750382</text:p>
          </table:table-cell>
          <table:table-cell office:value-type="float" office:value="0.375406783657316">
            <text:p>0.3754067837</text:p>
          </table:table-cell>
          <table:table-cell office:value-type="float" office:value="14.99">
            <text:p>14.99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2-01_15:24:28_704365</text:p>
          </table:table-cell>
          <table:table-cell office:value-type="float" office:value="2224037.609375">
            <text:p>2224037.609375</text:p>
          </table:table-cell>
          <table:table-cell office:value-type="float" office:value="15.5">
            <text:p>15.5</text:p>
          </table:table-cell>
          <table:table-cell office:value-type="float" office:value="-36">
            <text:p>-36</text:p>
          </table:table-cell>
          <table:table-cell office:value-type="float" office:value="271">
            <text:p>271</text:p>
          </table:table-cell>
          <table:table-cell office:value-type="float" office:value="-219">
            <text:p>-219</text:p>
          </table:table-cell>
          <table:table-cell table:number-columns-repeated="6" office:value-type="float" office:value="0">
            <text:p>0</text:p>
          </table:table-cell>
          <table:table-cell office:value-type="float" office:value="-20.2346429551667">
            <text:p>-20.2346429552</text:p>
          </table:table-cell>
          <table:table-cell office:value-type="float" office:value="-38.1742896553808">
            <text:p>-38.1742896554</text:p>
          </table:table-cell>
          <table:table-cell office:value-type="float" office:value="0.388353984325243">
            <text:p>0.3883539843</text:p>
          </table:table-cell>
          <table:table-cell office:value-type="float" office:value="15.5">
            <text:p>15.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2-01_15:24:28_836551</text:p>
          </table:table-cell>
          <table:table-cell office:value-type="float" office:value="2237174.609375">
            <text:p>2237174.609375</text:p>
          </table:table-cell>
          <table:table-cell office:value-type="float" office:value="15.6">
            <text:p>15.6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-377">
            <text:p>-377</text:p>
          </table:table-cell>
          <table:table-cell table:number-columns-repeated="6" office:value-type="float" office:value="0">
            <text:p>0</text:p>
          </table:table-cell>
          <table:table-cell office:value-type="float" office:value="-20.402059852848">
            <text:p>-20.4020598528</text:p>
          </table:table-cell>
          <table:table-cell office:value-type="float" office:value="-38.1581655478683">
            <text:p>-38.1581655479</text:p>
          </table:table-cell>
          <table:table-cell office:value-type="float" office:value="0.389955672325046">
            <text:p>0.3899556723</text:p>
          </table:table-cell>
          <table:table-cell office:value-type="float" office:value="14.7">
            <text:p>14.7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2-01_15:24:28_968078</text:p>
          </table:table-cell>
          <table:table-cell office:value-type="float" office:value="2250382.71875">
            <text:p>2250382.71875</text:p>
          </table:table-cell>
          <table:table-cell office:value-type="float" office:value="15.7">
            <text:p>15.7</text:p>
          </table:table-cell>
          <table:table-cell office:value-type="float" office:value="43">
            <text:p>43</text:p>
          </table:table-cell>
          <table:table-cell office:value-type="float" office:value="168">
            <text:p>168</text:p>
          </table:table-cell>
          <table:table-cell office:value-type="float" office:value="-77">
            <text:p>-77</text:p>
          </table:table-cell>
          <table:table-cell table:number-columns-repeated="6" office:value-type="float" office:value="0">
            <text:p>0</text:p>
          </table:table-cell>
          <table:table-cell office:value-type="float" office:value="-20.5267490185476">
            <text:p>-20.5267490185</text:p>
          </table:table-cell>
          <table:table-cell office:value-type="float" office:value="-38.1484387794327">
            <text:p>-38.1484387794</text:p>
          </table:table-cell>
          <table:table-cell office:value-type="float" office:value="0.394245694705506">
            <text:p>0.3942456947</text:p>
          </table:table-cell>
          <table:table-cell office:value-type="float" office:value="15.93">
            <text:p>15.9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2-01_15:24:29_102468</text:p>
          </table:table-cell>
          <table:table-cell office:value-type="float" office:value="2263766.421875">
            <text:p>2263766.421875</text:p>
          </table:table-cell>
          <table:table-cell office:value-type="float" office:value="15.8">
            <text:p>15.8</text:p>
          </table:table-cell>
          <table:table-cell office:value-type="float" office:value="-68">
            <text:p>-68</text:p>
          </table:table-cell>
          <table:table-cell office:value-type="float" office:value="93">
            <text:p>93</text:p>
          </table:table-cell>
          <table:table-cell office:value-type="float" office:value="-292">
            <text:p>-292</text:p>
          </table:table-cell>
          <table:table-cell table:number-columns-repeated="6" office:value-type="float" office:value="0">
            <text:p>0</text:p>
          </table:table-cell>
          <table:table-cell office:value-type="float" office:value="-20.6433870177443">
            <text:p>-20.6433870177</text:p>
          </table:table-cell>
          <table:table-cell office:value-type="float" office:value="-38.1155518479113">
            <text:p>-38.1155518479</text:p>
          </table:table-cell>
          <table:table-cell office:value-type="float" office:value="0.388455078910404">
            <text:p>0.3884550789</text:p>
          </table:table-cell>
          <table:table-cell office:value-type="float" office:value="14.59">
            <text:p>14.59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2-01_15:24:29_233149</text:p>
          </table:table-cell>
          <table:table-cell office:value-type="float" office:value="2276834.609375">
            <text:p>2276834.609375</text:p>
          </table:table-cell>
          <table:table-cell office:value-type="float" office:value="15.9">
            <text:p>15.9</text:p>
          </table:table-cell>
          <table:table-cell office:value-type="float" office:value="102">
            <text:p>102</text:p>
          </table:table-cell>
          <table:table-cell office:value-type="float" office:value="238">
            <text:p>238</text:p>
          </table:table-cell>
          <table:table-cell office:value-type="float" office:value="-177">
            <text:p>-177</text:p>
          </table:table-cell>
          <table:table-cell table:number-columns-repeated="6" office:value-type="float" office:value="0">
            <text:p>0</text:p>
          </table:table-cell>
          <table:table-cell office:value-type="float" office:value="-20.7606740988967">
            <text:p>-20.7606740989</text:p>
          </table:table-cell>
          <table:table-cell office:value-type="float" office:value="-38.1293943514675">
            <text:p>-38.1293943515</text:p>
          </table:table-cell>
          <table:table-cell office:value-type="float" office:value="0.384820835424213">
            <text:p>0.3848208354</text:p>
          </table:table-cell>
          <table:table-cell office:value-type="float" office:value="14.74">
            <text:p>14.7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2-01_15:24:29_364809</text:p>
          </table:table-cell>
          <table:table-cell office:value-type="float" office:value="2290000.296875">
            <text:p>2290000.296875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13">
            <text:p>213</text:p>
          </table:table-cell>
          <table:table-cell office:value-type="float" office:value="-301">
            <text:p>-301</text:p>
          </table:table-cell>
          <table:table-cell table:number-columns-repeated="6" office:value-type="float" office:value="0">
            <text:p>0</text:p>
          </table:table-cell>
          <table:table-cell office:value-type="float" office:value="-20.9111741209792">
            <text:p>-20.911174121</text:p>
          </table:table-cell>
          <table:table-cell office:value-type="float" office:value="-38.1394393624229">
            <text:p>-38.1394393624</text:p>
          </table:table-cell>
          <table:table-cell office:value-type="float" office:value="0.405582183029874">
            <text:p>0.405582183</text:p>
          </table:table-cell>
          <table:table-cell office:value-type="float" office:value="14.74">
            <text:p>14.7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2-01_15:24:29_498675</text:p>
          </table:table-cell>
          <table:table-cell office:value-type="float" office:value="2303429.203125">
            <text:p>2303429.203125</text:p>
          </table:table-cell>
          <table:table-cell office:value-type="float" office:value="16.1">
            <text:p>16.1</text:p>
          </table:table-cell>
          <table:table-cell office:value-type="float" office:value="16">
            <text:p>16</text:p>
          </table:table-cell>
          <table:table-cell office:value-type="float" office:value="172">
            <text:p>172</text:p>
          </table:table-cell>
          <table:table-cell office:value-type="float" office:value="-277">
            <text:p>-277</text:p>
          </table:table-cell>
          <table:table-cell table:number-columns-repeated="6" office:value-type="float" office:value="0">
            <text:p>0</text:p>
          </table:table-cell>
          <table:table-cell office:value-type="float" office:value="-21.0956799585991">
            <text:p>-21.0956799586</text:p>
          </table:table-cell>
          <table:table-cell office:value-type="float" office:value="-38.1467692841637">
            <text:p>-38.1467692842</text:p>
          </table:table-cell>
          <table:table-cell office:value-type="float" office:value="0.399476550788671">
            <text:p>0.3994765508</text:p>
          </table:table-cell>
          <table:table-cell office:value-type="float" office:value="15.59">
            <text:p>15.5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2-01_15:24:29_630951</text:p>
          </table:table-cell>
          <table:table-cell office:value-type="float" office:value="2316614.890625">
            <text:p>2316614.890625</text:p>
          </table:table-cell>
          <table:table-cell office:value-type="float" office:value="16.2">
            <text:p>16.2</text:p>
          </table:table-cell>
          <table:table-cell office:value-type="float" office:value="-63">
            <text:p>-63</text:p>
          </table:table-cell>
          <table:table-cell office:value-type="float" office:value="38">
            <text:p>38</text:p>
          </table:table-cell>
          <table:table-cell office:value-type="float" office:value="-120">
            <text:p>-120</text:p>
          </table:table-cell>
          <table:table-cell table:number-columns-repeated="6" office:value-type="float" office:value="0">
            <text:p>0</text:p>
          </table:table-cell>
          <table:table-cell office:value-type="float" office:value="-21.2329522968523">
            <text:p>-21.2329522969</text:p>
          </table:table-cell>
          <table:table-cell office:value-type="float" office:value="-38.1684097829336">
            <text:p>-38.1684097829</text:p>
          </table:table-cell>
          <table:table-cell office:value-type="float" office:value="0.388317038567787">
            <text:p>0.3883170386</text:p>
          </table:table-cell>
          <table:table-cell office:value-type="float" office:value="14.04">
            <text:p>14.04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2-01_15:24:29_765293</text:p>
          </table:table-cell>
          <table:table-cell office:value-type="float" office:value="2330048.40625">
            <text:p>2330048.40625</text:p>
          </table:table-cell>
          <table:table-cell office:value-type="float" office:value="16.3">
            <text:p>16.3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21.3390002138777">
            <text:p>-21.3390002139</text:p>
          </table:table-cell>
          <table:table-cell office:value-type="float" office:value="-38.1516243999296">
            <text:p>-38.1516243999</text:p>
          </table:table-cell>
          <table:table-cell office:value-type="float" office:value="0.380171340329907">
            <text:p>0.3801713403</text:p>
          </table:table-cell>
          <table:table-cell office:value-type="float" office:value="15.15">
            <text:p>15.15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2-01_15:24:29_896403</text:p>
          </table:table-cell>
          <table:table-cell office:value-type="float" office:value="2343159.515625">
            <text:p>2343159.515625</text:p>
          </table:table-cell>
          <table:table-cell office:value-type="float" office:value="16.4">
            <text:p>16.4</text:p>
          </table:table-cell>
          <table:table-cell office:value-type="float" office:value="135">
            <text:p>135</text:p>
          </table:table-cell>
          <table:table-cell office:value-type="float" office:value="268">
            <text:p>268</text:p>
          </table:table-cell>
          <table:table-cell office:value-type="float" office:value="-228">
            <text:p>-228</text:p>
          </table:table-cell>
          <table:table-cell table:number-columns-repeated="6" office:value-type="float" office:value="0">
            <text:p>0</text:p>
          </table:table-cell>
          <table:table-cell office:value-type="float" office:value="-21.4553517357368">
            <text:p>-21.4553517357</text:p>
          </table:table-cell>
          <table:table-cell office:value-type="float" office:value="-38.1320789701695">
            <text:p>-38.1320789702</text:p>
          </table:table-cell>
          <table:table-cell office:value-type="float" office:value="0.389586320071496">
            <text:p>0.3895863201</text:p>
          </table:table-cell>
          <table:table-cell office:value-type="float" office:value="14.45">
            <text:p>14.4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2-01_15:24:30_027911</text:p>
          </table:table-cell>
          <table:table-cell office:value-type="float" office:value="2356311.109375">
            <text:p>2356311.109375</text:p>
          </table:table-cell>
          <table:table-cell office:value-type="float" office:value="16.5">
            <text:p>16.5</text:p>
          </table:table-cell>
          <table:table-cell office:value-type="float" office:value="-80">
            <text:p>-80</text:p>
          </table:table-cell>
          <table:table-cell office:value-type="float" office:value="60">
            <text:p>60</text:p>
          </table:table-cell>
          <table:table-cell office:value-type="float" office:value="-252">
            <text:p>-252</text:p>
          </table:table-cell>
          <table:table-cell table:number-columns-repeated="6" office:value-type="float" office:value="0">
            <text:p>0</text:p>
          </table:table-cell>
          <table:table-cell office:value-type="float" office:value="-21.6437058606447">
            <text:p>-21.6437058606</text:p>
          </table:table-cell>
          <table:table-cell office:value-type="float" office:value="-38.0562725548614">
            <text:p>-38.0562725549</text:p>
          </table:table-cell>
          <table:table-cell office:value-type="float" office:value="0.400166252838349">
            <text:p>0.4001662528</text:p>
          </table:table-cell>
          <table:table-cell office:value-type="float" office:value="13.94">
            <text:p>13.9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2-01_15:24:30_162488</text:p>
          </table:table-cell>
          <table:table-cell office:value-type="float" office:value="2369769.109375">
            <text:p>2369769.109375</text:p>
          </table:table-cell>
          <table:table-cell office:value-type="float" office:value="16.6">
            <text:p>16.6</text:p>
          </table:table-cell>
          <table:table-cell office:value-type="float" office:value="103">
            <text:p>103</text:p>
          </table:table-cell>
          <table:table-cell office:value-type="float" office:value="223">
            <text:p>223</text:p>
          </table:table-cell>
          <table:table-cell office:value-type="float" office:value="-164">
            <text:p>-164</text:p>
          </table:table-cell>
          <table:table-cell table:number-columns-repeated="6" office:value-type="float" office:value="0">
            <text:p>0</text:p>
          </table:table-cell>
          <table:table-cell office:value-type="float" office:value="-21.7403117642998">
            <text:p>-21.7403117643</text:p>
          </table:table-cell>
          <table:table-cell office:value-type="float" office:value="-37.9348417851938">
            <text:p>-37.9348417852</text:p>
          </table:table-cell>
          <table:table-cell office:value-type="float" office:value="0.402849313931109">
            <text:p>0.4028493139</text:p>
          </table:table-cell>
          <table:table-cell office:value-type="float" office:value="22.9">
            <text:p>22.9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2-01_15:24:30_293822</text:p>
          </table:table-cell>
          <table:table-cell office:value-type="float" office:value="2382902.609375">
            <text:p>2382902.609375</text:p>
          </table:table-cell>
          <table:table-cell office:value-type="float" office:value="16.7">
            <text:p>16.7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-255">
            <text:p>-255</text:p>
          </table:table-cell>
          <table:table-cell table:number-columns-repeated="6" office:value-type="float" office:value="0">
            <text:p>0</text:p>
          </table:table-cell>
          <table:table-cell office:value-type="float" office:value="-21.8095167685319">
            <text:p>-21.8095167685</text:p>
          </table:table-cell>
          <table:table-cell office:value-type="float" office:value="-37.6850240087294">
            <text:p>-37.6850240087</text:p>
          </table:table-cell>
          <table:table-cell office:value-type="float" office:value="0.410173112677314">
            <text:p>0.4101731127</text:p>
          </table:table-cell>
          <table:table-cell office:value-type="float" office:value="14.08">
            <text:p>14.08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2-01_15:24:30_426156</text:p>
          </table:table-cell>
          <table:table-cell office:value-type="float" office:value="2396136">
            <text:p>2396136</text:p>
          </table:table-cell>
          <table:table-cell office:value-type="float" office:value="16.8">
            <text:p>16.8</text:p>
          </table:table-cell>
          <table:table-cell office:value-type="float" office:value="148">
            <text:p>148</text:p>
          </table:table-cell>
          <table:table-cell office:value-type="float" office:value="246">
            <text:p>246</text:p>
          </table:table-cell>
          <table:table-cell office:value-type="float" office:value="-321">
            <text:p>-321</text:p>
          </table:table-cell>
          <table:table-cell table:number-columns-repeated="6" office:value-type="float" office:value="0">
            <text:p>0</text:p>
          </table:table-cell>
          <table:table-cell office:value-type="float" office:value="-21.8925233050861">
            <text:p>-21.8925233051</text:p>
          </table:table-cell>
          <table:table-cell office:value-type="float" office:value="-37.4799119003984">
            <text:p>-37.4799119004</text:p>
          </table:table-cell>
          <table:table-cell office:value-type="float" office:value="0.417247358130044">
            <text:p>0.4172473581</text:p>
          </table:table-cell>
          <table:table-cell office:value-type="float" office:value="22.85">
            <text:p>22.85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2-01_15:24:30_560387</text:p>
          </table:table-cell>
          <table:table-cell office:value-type="float" office:value="2409558.203125">
            <text:p>2409558.203125</text:p>
          </table:table-cell>
          <table:table-cell office:value-type="float" office:value="16.9">
            <text:p>16.9</text:p>
          </table:table-cell>
          <table:table-cell office:value-type="float" office:value="148">
            <text:p>148</text:p>
          </table:table-cell>
          <table:table-cell office:value-type="float" office:value="205">
            <text:p>205</text:p>
          </table:table-cell>
          <table:table-cell office:value-type="float" office:value="-312">
            <text:p>-31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0196985945913">
            <text:p>-22.0196985946</text:p>
          </table:table-cell>
          <table:table-cell office:value-type="float" office:value="-37.5206910720283">
            <text:p>-37.520691072</text:p>
          </table:table-cell>
          <table:table-cell office:value-type="float" office:value="0.426432276721404">
            <text:p>0.4264322767</text:p>
          </table:table-cell>
          <table:table-cell office:value-type="float" office:value="24.12">
            <text:p>24.1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2-01_15:24:30_691563</text:p>
          </table:table-cell>
          <table:table-cell office:value-type="float" office:value="2422676">
            <text:p>2422676</text:p>
          </table:table-cell>
          <table:table-cell office:value-type="float" office:value="17">
            <text:p>17</text:p>
          </table:table-cell>
          <table:table-cell office:value-type="float" office:value="232">
            <text:p>232</text:p>
          </table:table-cell>
          <table:table-cell office:value-type="float" office:value="186">
            <text:p>186</text:p>
          </table:table-cell>
          <table:table-cell office:value-type="float" office:value="-322">
            <text:p>-32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144762937243">
            <text:p>-22.2144762937</text:p>
          </table:table-cell>
          <table:table-cell office:value-type="float" office:value="-37.6117425381654">
            <text:p>-37.6117425382</text:p>
          </table:table-cell>
          <table:table-cell office:value-type="float" office:value="0.41478687633204">
            <text:p>0.4147868763</text:p>
          </table:table-cell>
          <table:table-cell office:value-type="float" office:value="16.74">
            <text:p>16.7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2-01_15:24:30_823961</text:p>
          </table:table-cell>
          <table:table-cell office:value-type="float" office:value="2435944.015625">
            <text:p>2435944.015625</text:p>
          </table:table-cell>
          <table:table-cell office:value-type="float" office:value="17.1">
            <text:p>17.1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867875759381">
            <text:p>-22.2867875759</text:p>
          </table:table-cell>
          <table:table-cell office:value-type="float" office:value="-37.3539029890744">
            <text:p>-37.3539029891</text:p>
          </table:table-cell>
          <table:table-cell office:value-type="float" office:value="0.428502328030964">
            <text:p>0.428502328</text:p>
          </table:table-cell>
          <table:table-cell office:value-type="float" office:value="25.6">
            <text:p>25.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2-01_15:24:30_958471</text:p>
          </table:table-cell>
          <table:table-cell office:value-type="float" office:value="2449370.921875">
            <text:p>2449370.921875</text:p>
          </table:table-cell>
          <table:table-cell office:value-type="float" office:value="17.2">
            <text:p>17.2</text:p>
          </table:table-cell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 office:value-type="float" office:value="-131">
            <text:p>-131</text:p>
          </table:table-cell>
          <table:table-cell table:number-columns-repeated="6" office:value-type="float" office:value="0">
            <text:p>0</text:p>
          </table:table-cell>
          <table:table-cell office:value-type="float" office:value="-22.3252594954707">
            <text:p>-22.3252594955</text:p>
          </table:table-cell>
          <table:table-cell office:value-type="float" office:value="-36.9123866280294">
            <text:p>-36.912386628</text:p>
          </table:table-cell>
          <table:table-cell office:value-type="float" office:value="0.468413759936238">
            <text:p>0.4684137599</text:p>
          </table:table-cell>
          <table:table-cell office:value-type="float" office:value="16.32">
            <text:p>16.3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2-01_15:24:31_089443</text:p>
          </table:table-cell>
          <table:table-cell office:value-type="float" office:value="2462464.3125">
            <text:p>2462464.3125</text:p>
          </table:table-cell>
          <table:table-cell office:value-type="float" office:value="17.3">
            <text:p>17.3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-169">
            <text:p>-169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995393443502">
            <text:p>-22.2995393444</text:p>
          </table:table-cell>
          <table:table-cell office:value-type="float" office:value="-36.2308076151848">
            <text:p>-36.2308076152</text:p>
          </table:table-cell>
          <table:table-cell office:value-type="float" office:value="0.482199708933034">
            <text:p>0.4821997089</text:p>
          </table:table-cell>
          <table:table-cell office:value-type="float" office:value="15.13">
            <text:p>15.1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2-01_15:24:31_221440</text:p>
          </table:table-cell>
          <table:table-cell office:value-type="float" office:value="2475664.8125">
            <text:p>2475664.8125</text:p>
          </table:table-cell>
          <table:table-cell office:value-type="float" office:value="17.4">
            <text:p>17.4</text:p>
          </table:table-cell>
          <table:table-cell office:value-type="float" office:value="77">
            <text:p>77</text:p>
          </table:table-cell>
          <table:table-cell office:value-type="float" office:value="215">
            <text:p>215</text:p>
          </table:table-cell>
          <table:table-cell office:value-type="float" office:value="-169">
            <text:p>-169</text:p>
          </table:table-cell>
          <table:table-cell table:number-columns-repeated="6" office:value-type="float" office:value="0">
            <text:p>0</text:p>
          </table:table-cell>
          <table:table-cell office:value-type="float" office:value="-22.2758112517562">
            <text:p>-22.2758112518</text:p>
          </table:table-cell>
          <table:table-cell office:value-type="float" office:value="-35.5574701063049">
            <text:p>-35.5574701063</text:p>
          </table:table-cell>
          <table:table-cell office:value-type="float" office:value="0.538518632026132">
            <text:p>0.538518632</text:p>
          </table:table-cell>
          <table:table-cell office:value-type="float" office:value="16.24">
            <text:p>16.2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2-01_15:24:31_355722</text:p>
          </table:table-cell>
          <table:table-cell office:value-type="float" office:value="2489170.921875">
            <text:p>2489170.921875</text:p>
          </table:table-cell>
          <table:table-cell office:value-type="float" office:value="17.5">
            <text:p>17.5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-319">
            <text:p>-319</text:p>
          </table:table-cell>
          <table:table-cell table:number-columns-repeated="6" office:value-type="float" office:value="0">
            <text:p>0</text:p>
          </table:table-cell>
          <table:table-cell office:value-type="float" office:value="-22.3988831703445">
            <text:p>-22.3988831703</text:p>
          </table:table-cell>
          <table:table-cell office:value-type="float" office:value="-35.2232518191043">
            <text:p>-35.2232518191</text:p>
          </table:table-cell>
          <table:table-cell office:value-type="float" office:value="0.533513669538061">
            <text:p>0.5335136695</text:p>
          </table:table-cell>
          <table:table-cell office:value-type="float" office:value="17.41">
            <text:p>17.41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2-01_15:24:31_488501</text:p>
          </table:table-cell>
          <table:table-cell office:value-type="float" office:value="2502370.3125">
            <text:p>2502370.3125</text:p>
          </table:table-cell>
          <table:table-cell office:value-type="float" office:value="17.6">
            <text:p>17.6</text:p>
          </table:table-cell>
          <table:table-cell office:value-type="float" office:value="-29">
            <text:p>-29</text:p>
          </table:table-cell>
          <table:table-cell office:value-type="float" office:value="198">
            <text:p>198</text:p>
          </table:table-cell>
          <table:table-cell office:value-type="float" office:value="-149">
            <text:p>-149</text:p>
          </table:table-cell>
          <table:table-cell table:number-columns-repeated="6" office:value-type="float" office:value="0">
            <text:p>0</text:p>
          </table:table-cell>
          <table:table-cell office:value-type="float" office:value="-22.5144547368259">
            <text:p>-22.5144547368</text:p>
          </table:table-cell>
          <table:table-cell office:value-type="float" office:value="-35.3582070987677">
            <text:p>-35.3582070988</text:p>
          </table:table-cell>
          <table:table-cell office:value-type="float" office:value="0.541233591833868">
            <text:p>0.5412335918</text:p>
          </table:table-cell>
          <table:table-cell office:value-type="float" office:value="16.92">
            <text:p>16.9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2-01_15:24:31_620117</text:p>
          </table:table-cell>
          <table:table-cell office:value-type="float" office:value="2515538.109375">
            <text:p>2515538.109375</text:p>
          </table:table-cell>
          <table:table-cell office:value-type="float" office:value="17.7">
            <text:p>17.7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-200">
            <text:p>-200</text:p>
          </table:table-cell>
          <table:table-cell table:number-columns-repeated="6" office:value-type="float" office:value="0">
            <text:p>0</text:p>
          </table:table-cell>
          <table:table-cell office:value-type="float" office:value="-22.6665106214068">
            <text:p>-22.6665106214</text:p>
          </table:table-cell>
          <table:table-cell office:value-type="float" office:value="-35.5553173187266">
            <text:p>-35.5553173187</text:p>
          </table:table-cell>
          <table:table-cell office:value-type="float" office:value="0.512126353606384">
            <text:p>0.5121263536</text:p>
          </table:table-cell>
          <table:table-cell office:value-type="float" office:value="17.56">
            <text:p>17.5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2-01_15:24:31_754826</text:p>
          </table:table-cell>
          <table:table-cell office:value-type="float" office:value="2529071.40625">
            <text:p>2529071.40625</text:p>
          </table:table-cell>
          <table:table-cell office:value-type="float" office:value="17.8">
            <text:p>17.8</text:p>
          </table:table-cell>
          <table:table-cell office:value-type="float" office:value="69">
            <text:p>69</text:p>
          </table:table-cell>
          <table:table-cell office:value-type="float" office:value="226">
            <text:p>226</text:p>
          </table:table-cell>
          <table:table-cell office:value-type="float" office:value="-145">
            <text:p>-145</text:p>
          </table:table-cell>
          <table:table-cell table:number-columns-repeated="6" office:value-type="float" office:value="0">
            <text:p>0</text:p>
          </table:table-cell>
          <table:table-cell office:value-type="float" office:value="-22.7408825808091">
            <text:p>-22.7408825808</text:p>
          </table:table-cell>
          <table:table-cell office:value-type="float" office:value="-35.3364301223475">
            <text:p>-35.3364301223</text:p>
          </table:table-cell>
          <table:table-cell office:value-type="float" office:value="0.555412162808952">
            <text:p>0.5554121628</text:p>
          </table:table-cell>
          <table:table-cell office:value-type="float" office:value="17.41">
            <text:p>17.41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2-01_15:24:31_887488</text:p>
          </table:table-cell>
          <table:table-cell office:value-type="float" office:value="2542268.71875">
            <text:p>2542268.71875</text:p>
          </table:table-cell>
          <table:table-cell office:value-type="float" office:value="17.9">
            <text:p>17.9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float" office:value="-142">
            <text:p>-142</text:p>
          </table:table-cell>
          <table:table-cell table:number-columns-repeated="6" office:value-type="float" office:value="0">
            <text:p>0</text:p>
          </table:table-cell>
          <table:table-cell office:value-type="float" office:value="-22.7712705493015">
            <text:p>-22.7712705493</text:p>
          </table:table-cell>
          <table:table-cell office:value-type="float" office:value="-34.9322861640352">
            <text:p>-34.932286164</text:p>
          </table:table-cell>
          <table:table-cell office:value-type="float" office:value="0.553810279420894">
            <text:p>0.5538102794</text:p>
          </table:table-cell>
          <table:table-cell office:value-type="float" office:value="16.83">
            <text:p>16.83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2-01_15:24:32_020947</text:p>
          </table:table-cell>
          <table:table-cell office:value-type="float" office:value="2555653.40625">
            <text:p>2555653.40625</text:p>
          </table:table-cell>
          <table:table-cell office:value-type="float" office:value="18">
            <text:p>18</text:p>
          </table:table-cell>
          <table:table-cell office:value-type="float" office:value="-33">
            <text:p>-33</text:p>
          </table:table-cell>
          <table:table-cell office:value-type="float" office:value="110">
            <text:p>110</text:p>
          </table:table-cell>
          <table:table-cell office:value-type="float" office:value="-133">
            <text:p>-133</text:p>
          </table:table-cell>
          <table:table-cell table:number-columns-repeated="6" office:value-type="float" office:value="0">
            <text:p>0</text:p>
          </table:table-cell>
          <table:table-cell office:value-type="float" office:value="-22.7804336702669">
            <text:p>-22.7804336703</text:p>
          </table:table-cell>
          <table:table-cell office:value-type="float" office:value="-34.313108114291">
            <text:p>-34.3131081143</text:p>
          </table:table-cell>
          <table:table-cell office:value-type="float" office:value="0.573270774013673">
            <text:p>0.573270774</text:p>
          </table:table-cell>
          <table:table-cell office:value-type="float" office:value="16.51">
            <text:p>16.5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2-01_15:24:32_153660</text:p>
          </table:table-cell>
          <table:table-cell office:value-type="float" office:value="2568885.90625">
            <text:p>2568885.90625</text:p>
          </table:table-cell>
          <table:table-cell office:value-type="float" office:value="18.1">
            <text:p>18.1</text:p>
          </table:table-cell>
          <table:table-cell office:value-type="float" office:value="-1">
            <text:p>-1</text:p>
          </table:table-cell>
          <table:table-cell office:value-type="float" office:value="162">
            <text:p>162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22.8063354434746">
            <text:p>-22.8063354435</text:p>
          </table:table-cell>
          <table:table-cell office:value-type="float" office:value="-33.9455840320947">
            <text:p>-33.9455840321</text:p>
          </table:table-cell>
          <table:table-cell office:value-type="float" office:value="0.578615303077972">
            <text:p>0.5786153031</text:p>
          </table:table-cell>
          <table:table-cell office:value-type="float" office:value="17.7">
            <text:p>17.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2-01_15:24:32_285210</text:p>
          </table:table-cell>
          <table:table-cell office:value-type="float" office:value="2582040.609375">
            <text:p>2582040.609375</text:p>
          </table:table-cell>
          <table:table-cell office:value-type="float" office:value="18.2">
            <text:p>18.2</text:p>
          </table:table-cell>
          <table:table-cell office:value-type="float" office:value="-85">
            <text:p>-85</text:p>
          </table:table-cell>
          <table:table-cell office:value-type="float" office:value="90">
            <text:p>90</text:p>
          </table:table-cell>
          <table:table-cell office:value-type="float" office:value="-148">
            <text:p>-148</text:p>
          </table:table-cell>
          <table:table-cell table:number-columns-repeated="6" office:value-type="float" office:value="0">
            <text:p>0</text:p>
          </table:table-cell>
          <table:table-cell office:value-type="float" office:value="-22.8769819345387">
            <text:p>-22.8769819345</text:p>
          </table:table-cell>
          <table:table-cell office:value-type="float" office:value="-33.6639818565616">
            <text:p>-33.6639818566</text:p>
          </table:table-cell>
          <table:table-cell office:value-type="float" office:value="0.604118576028261">
            <text:p>0.604118576</text:p>
          </table:table-cell>
          <table:table-cell office:value-type="float" office:value="17.46">
            <text:p>17.4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2-01_15:24:32_419543</text:p>
          </table:table-cell>
          <table:table-cell office:value-type="float" office:value="2595473.921875">
            <text:p>2595473.921875</text:p>
          </table:table-cell>
          <table:table-cell office:value-type="float" office:value="18.3">
            <text:p>18.3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-297">
            <text:p>-297</text:p>
          </table:table-cell>
          <table:table-cell table:number-columns-repeated="6" office:value-type="float" office:value="0">
            <text:p>0</text:p>
          </table:table-cell>
          <table:table-cell office:value-type="float" office:value="-22.9555219649567">
            <text:p>-22.955521965</text:p>
          </table:table-cell>
          <table:table-cell office:value-type="float" office:value="-33.4872524217496">
            <text:p>-33.4872524217</text:p>
          </table:table-cell>
          <table:table-cell office:value-type="float" office:value="0.620453091963752">
            <text:p>0.620453092</text:p>
          </table:table-cell>
          <table:table-cell office:value-type="float" office:value="15.26">
            <text:p>15.2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2-01_15:24:32_550733</text:p>
          </table:table-cell>
          <table:table-cell office:value-type="float" office:value="2608592.109375">
            <text:p>2608592.109375</text:p>
          </table:table-cell>
          <table:table-cell office:value-type="float" office:value="18.4">
            <text:p>18.4</text:p>
          </table:table-cell>
          <table:table-cell office:value-type="float" office:value="91">
            <text:p>91</text:p>
          </table:table-cell>
          <table:table-cell office:value-type="float" office:value="204">
            <text:p>204</text:p>
          </table:table-cell>
          <table:table-cell office:value-type="float" office:value="-398">
            <text:p>-398</text:p>
          </table:table-cell>
          <table:table-cell table:number-columns-repeated="6" office:value-type="float" office:value="0">
            <text:p>0</text:p>
          </table:table-cell>
          <table:table-cell office:value-type="float" office:value="-23.0943623363234">
            <text:p>-23.0943623363</text:p>
          </table:table-cell>
          <table:table-cell office:value-type="float" office:value="-33.462516630797">
            <text:p>-33.4625166308</text:p>
          </table:table-cell>
          <table:table-cell office:value-type="float" office:value="0.587834006634008">
            <text:p>0.5878340066</text:p>
          </table:table-cell>
          <table:table-cell office:value-type="float" office:value="16.35">
            <text:p>16.3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2-01_15:24:32_682323</text:p>
          </table:table-cell>
          <table:table-cell office:value-type="float" office:value="2621751.8125">
            <text:p>2621751.8125</text:p>
          </table:table-cell>
          <table:table-cell office:value-type="float" office:value="18.5">
            <text:p>18.5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-256">
            <text:p>-256</text:p>
          </table:table-cell>
          <table:table-cell table:number-columns-repeated="6" office:value-type="float" office:value="0">
            <text:p>0</text:p>
          </table:table-cell>
          <table:table-cell office:value-type="float" office:value="-23.1755852655862">
            <text:p>-23.1755852656</text:p>
          </table:table-cell>
          <table:table-cell office:value-type="float" office:value="-33.2916709886897">
            <text:p>-33.2916709887</text:p>
          </table:table-cell>
          <table:table-cell office:value-type="float" office:value="0.582218837752223">
            <text:p>0.5822188378</text:p>
          </table:table-cell>
          <table:table-cell office:value-type="float" office:value="17.59">
            <text:p>17.59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2-01_15:24:32_816865</text:p>
          </table:table-cell>
          <table:table-cell office:value-type="float" office:value="2635238.515625">
            <text:p>2635238.515625</text:p>
          </table:table-cell>
          <table:table-cell office:value-type="float" office:value="18.6">
            <text:p>18.6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-159">
            <text:p>-159</text:p>
          </table:table-cell>
          <table:table-cell table:number-columns-repeated="6" office:value-type="float" office:value="0">
            <text:p>0</text:p>
          </table:table-cell>
          <table:table-cell office:value-type="float" office:value="-23.227829821664">
            <text:p>-23.2278298217</text:p>
          </table:table-cell>
          <table:table-cell office:value-type="float" office:value="-33.0317395009772">
            <text:p>-33.031739501</text:p>
          </table:table-cell>
          <table:table-cell office:value-type="float" office:value="0.610460793582754">
            <text:p>0.6104607936</text:p>
          </table:table-cell>
          <table:table-cell office:value-type="float" office:value="16.42">
            <text:p>16.4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2-01_15:24:32_948029</text:p>
          </table:table-cell>
          <table:table-cell office:value-type="float" office:value="2648322.40625">
            <text:p>2648322.40625</text:p>
          </table:table-cell>
          <table:table-cell office:value-type="float" office:value="18.7">
            <text:p>18.7</text:p>
          </table:table-cell>
          <table:table-cell office:value-type="float" office:value="-75">
            <text:p>-75</text:p>
          </table:table-cell>
          <table:table-cell office:value-type="float" office:value="169">
            <text:p>169</text:p>
          </table:table-cell>
          <table:table-cell office:value-type="float" office:value="-186">
            <text:p>-186</text:p>
          </table:table-cell>
          <table:table-cell table:number-columns-repeated="6" office:value-type="float" office:value="0">
            <text:p>0</text:p>
          </table:table-cell>
          <table:table-cell office:value-type="float" office:value="-23.2752405554981">
            <text:p>-23.2752405555</text:p>
          </table:table-cell>
          <table:table-cell office:value-type="float" office:value="-32.8437649537303">
            <text:p>-32.8437649537</text:p>
          </table:table-cell>
          <table:table-cell office:value-type="float" office:value="0.601887886286846">
            <text:p>0.6018878863</text:p>
          </table:table-cell>
          <table:table-cell office:value-type="float" office:value="17">
            <text:p>17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2-01_15:24:33_079542</text:p>
          </table:table-cell>
          <table:table-cell office:value-type="float" office:value="2661474.3125">
            <text:p>2661474.3125</text:p>
          </table:table-cell>
          <table:table-cell office:value-type="float" office:value="18.8">
            <text:p>18.8</text:p>
          </table:table-cell>
          <table:table-cell office:value-type="float" office:value="-22">
            <text:p>-22</text:p>
          </table:table-cell>
          <table:table-cell office:value-type="float" office:value="187">
            <text:p>187</text:p>
          </table:table-cell>
          <table:table-cell office:value-type="float" office:value="-317">
            <text:p>-317</text:p>
          </table:table-cell>
          <table:table-cell table:number-columns-repeated="6" office:value-type="float" office:value="0">
            <text:p>0</text:p>
          </table:table-cell>
          <table:table-cell office:value-type="float" office:value="-23.3649888144403">
            <text:p>-23.3649888144</text:p>
          </table:table-cell>
          <table:table-cell office:value-type="float" office:value="-32.8563175261416">
            <text:p>-32.8563175261</text:p>
          </table:table-cell>
          <table:table-cell office:value-type="float" office:value="0.590157255292974">
            <text:p>0.5901572553</text:p>
          </table:table-cell>
          <table:table-cell office:value-type="float" office:value="17.29">
            <text:p>17.29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2-01_15:24:33_213445</text:p>
          </table:table-cell>
          <table:table-cell office:value-type="float" office:value="2674900.203125">
            <text:p>2674900.203125</text:p>
          </table:table-cell>
          <table:table-cell office:value-type="float" office:value="18.9">
            <text:p>18.9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-189">
            <text:p>-189</text:p>
          </table:table-cell>
          <table:table-cell table:number-columns-repeated="6" office:value-type="float" office:value="0">
            <text:p>0</text:p>
          </table:table-cell>
          <table:table-cell office:value-type="float" office:value="-23.5110881720278">
            <text:p>-23.511088172</text:p>
          </table:table-cell>
          <table:table-cell office:value-type="float" office:value="-32.8388980766436">
            <text:p>-32.8388980766</text:p>
          </table:table-cell>
          <table:table-cell office:value-type="float" office:value="0.60295337341874">
            <text:p>0.6029533734</text:p>
          </table:table-cell>
          <table:table-cell office:value-type="float" office:value="17.36">
            <text:p>17.36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2-01_15:24:33_345139</text:p>
          </table:table-cell>
          <table:table-cell office:value-type="float" office:value="2688036.5">
            <text:p>2688036.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-173">
            <text:p>-173</text:p>
          </table:table-cell>
          <table:table-cell table:number-columns-repeated="6" office:value-type="float" office:value="0">
            <text:p>0</text:p>
          </table:table-cell>
          <table:table-cell office:value-type="float" office:value="-23.5837090628552">
            <text:p>-23.5837090629</text:p>
          </table:table-cell>
          <table:table-cell office:value-type="float" office:value="-32.6464905359978">
            <text:p>-32.646490536</text:p>
          </table:table-cell>
          <table:table-cell office:value-type="float" office:value="0.62830805721965">
            <text:p>0.6283080572</text:p>
          </table:table-cell>
          <table:table-cell office:value-type="float" office:value="17.39">
            <text:p>17.3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2-01_15:24:33_476690</text:p>
          </table:table-cell>
          <table:table-cell office:value-type="float" office:value="2701188.40625">
            <text:p>2701188.40625</text:p>
          </table:table-cell>
          <table:table-cell office:value-type="float" office:value="19.1">
            <text:p>19.1</text:p>
          </table:table-cell>
          <table:table-cell office:value-type="float" office:value="-37">
            <text:p>-37</text:p>
          </table:table-cell>
          <table:table-cell office:value-type="float" office:value="121">
            <text:p>121</text:p>
          </table:table-cell>
          <table:table-cell office:value-type="float" office:value="-267">
            <text:p>-267</text:p>
          </table:table-cell>
          <table:table-cell table:number-columns-repeated="6" office:value-type="float" office:value="0">
            <text:p>0</text:p>
          </table:table-cell>
          <table:table-cell office:value-type="float" office:value="-23.6289417649827">
            <text:p>-23.628941765</text:p>
          </table:table-cell>
          <table:table-cell office:value-type="float" office:value="-32.3633402387686">
            <text:p>-32.3633402388</text:p>
          </table:table-cell>
          <table:table-cell office:value-type="float" office:value="0.621460140959424">
            <text:p>0.621460141</text:p>
          </table:table-cell>
          <table:table-cell office:value-type="float" office:value="16.69">
            <text:p>16.6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2-01_15:24:33_611086</text:p>
          </table:table-cell>
          <table:table-cell office:value-type="float" office:value="2714628.515625">
            <text:p>2714628.515625</text:p>
          </table:table-cell>
          <table:table-cell office:value-type="float" office:value="19.2">
            <text:p>19.2</text:p>
          </table:table-cell>
          <table:table-cell office:value-type="float" office:value="157">
            <text:p>157</text:p>
          </table:table-cell>
          <table:table-cell office:value-type="float" office:value="207">
            <text:p>207</text:p>
          </table:table-cell>
          <table:table-cell office:value-type="float" office:value="-126">
            <text:p>-126</text:p>
          </table:table-cell>
          <table:table-cell table:number-columns-repeated="6" office:value-type="float" office:value="0">
            <text:p>0</text:p>
          </table:table-cell>
          <table:table-cell office:value-type="float" office:value="-23.6879084652214">
            <text:p>-23.6879084652</text:p>
          </table:table-cell>
          <table:table-cell office:value-type="float" office:value="-32.1901570834025">
            <text:p>-32.1901570834</text:p>
          </table:table-cell>
          <table:table-cell office:value-type="float" office:value="0.616231531792309">
            <text:p>0.6162315318</text:p>
          </table:table-cell>
          <table:table-cell office:value-type="float" office:value="17.17">
            <text:p>17.1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2-01_15:24:33_742061</text:p>
          </table:table-cell>
          <table:table-cell office:value-type="float" office:value="2727725.421875">
            <text:p>2727725.421875</text:p>
          </table:table-cell>
          <table:table-cell office:value-type="float" office:value="19.3">
            <text:p>19.3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-301">
            <text:p>-301</text:p>
          </table:table-cell>
          <table:table-cell table:number-columns-repeated="6" office:value-type="float" office:value="0">
            <text:p>0</text:p>
          </table:table-cell>
          <table:table-cell office:value-type="float" office:value="-23.7762824975764">
            <text:p>-23.7762824976</text:p>
          </table:table-cell>
          <table:table-cell office:value-type="float" office:value="-32.1423238984991">
            <text:p>-32.1423238985</text:p>
          </table:table-cell>
          <table:table-cell office:value-type="float" office:value="0.62455912929509">
            <text:p>0.6245591293</text:p>
          </table:table-cell>
          <table:table-cell office:value-type="float" office:value="17.7">
            <text:p>17.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2-01_15:24:33_873601</text:p>
          </table:table-cell>
          <table:table-cell office:value-type="float" office:value="2740880.3125">
            <text:p>2740880.3125</text:p>
          </table:table-cell>
          <table:table-cell office:value-type="float" office:value="19.4">
            <text:p>19.4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-337">
            <text:p>-337</text:p>
          </table:table-cell>
          <table:table-cell table:number-columns-repeated="6" office:value-type="float" office:value="0">
            <text:p>0</text:p>
          </table:table-cell>
          <table:table-cell office:value-type="float" office:value="-23.867752988397">
            <text:p>-23.8677529884</text:p>
          </table:table-cell>
          <table:table-cell office:value-type="float" office:value="-31.7947402628583">
            <text:p>-31.7947402629</text:p>
          </table:table-cell>
          <table:table-cell office:value-type="float" office:value="0.656737487733514">
            <text:p>0.6567374877</text:p>
          </table:table-cell>
          <table:table-cell office:value-type="float" office:value="16.69">
            <text:p>16.69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2-01_15:24:34_008413</text:p>
          </table:table-cell>
          <table:table-cell office:value-type="float" office:value="2754361.703125">
            <text:p>2754361.703125</text:p>
          </table:table-cell>
          <table:table-cell office:value-type="float" office:value="19.5">
            <text:p>19.5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-202">
            <text:p>-202</text:p>
          </table:table-cell>
          <table:table-cell table:number-columns-repeated="6" office:value-type="float" office:value="0">
            <text:p>0</text:p>
          </table:table-cell>
          <table:table-cell office:value-type="float" office:value="-23.9043755483553">
            <text:p>-23.9043755484</text:p>
          </table:table-cell>
          <table:table-cell office:value-type="float" office:value="-31.4700918610588">
            <text:p>-31.4700918611</text:p>
          </table:table-cell>
          <table:table-cell office:value-type="float" office:value="0.676720458240811">
            <text:p>0.6767204582</text:p>
          </table:table-cell>
          <table:table-cell office:value-type="float" office:value="18.41">
            <text:p>18.4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2-01_15:24:34_139760</text:p>
          </table:table-cell>
          <table:table-cell office:value-type="float" office:value="2767495.71875">
            <text:p>2767495.71875</text:p>
          </table:table-cell>
          <table:table-cell office:value-type="float" office:value="19.6">
            <text:p>19.6</text:p>
          </table:table-cell>
          <table:table-cell office:value-type="float" office:value="129">
            <text:p>129</text:p>
          </table:table-cell>
          <table:table-cell office:value-type="float" office:value="222">
            <text:p>222</text:p>
          </table:table-cell>
          <table:table-cell office:value-type="float" office:value="-213">
            <text:p>-213</text:p>
          </table:table-cell>
          <table:table-cell table:number-columns-repeated="6" office:value-type="float" office:value="0">
            <text:p>0</text:p>
          </table:table-cell>
          <table:table-cell office:value-type="float" office:value="-23.9481896824764">
            <text:p>-23.9481896825</text:p>
          </table:table-cell>
          <table:table-cell office:value-type="float" office:value="-31.125187485335">
            <text:p>-31.1251874853</text:p>
          </table:table-cell>
          <table:table-cell office:value-type="float" office:value="0.658190606314793">
            <text:p>0.6581906063</text:p>
          </table:table-cell>
          <table:table-cell office:value-type="float" office:value="16.97">
            <text:p>16.97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2-01_15:24:34_271225</text:p>
          </table:table-cell>
          <table:table-cell office:value-type="float" office:value="2780681.40625">
            <text:p>2780681.40625</text:p>
          </table:table-cell>
          <table:table-cell office:value-type="float" office:value="19.7">
            <text:p>19.7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-299">
            <text:p>-299</text:p>
          </table:table-cell>
          <table:table-cell table:number-columns-repeated="6" office:value-type="float" office:value="0">
            <text:p>0</text:p>
          </table:table-cell>
          <table:table-cell office:value-type="float" office:value="-23.9742394589768">
            <text:p>-23.974239459</text:p>
          </table:table-cell>
          <table:table-cell office:value-type="float" office:value="-30.8457585191843">
            <text:p>-30.8457585192</text:p>
          </table:table-cell>
          <table:table-cell office:value-type="float" office:value="0.665922131434579">
            <text:p>0.6659221314</text:p>
          </table:table-cell>
          <table:table-cell office:value-type="float" office:value="16.81">
            <text:p>16.8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2-01_15:24:34_404339</text:p>
          </table:table-cell>
          <table:table-cell office:value-type="float" office:value="2793954.625">
            <text:p>2793954.625</text:p>
          </table:table-cell>
          <table:table-cell office:value-type="float" office:value="19.8">
            <text:p>19.8</text:p>
          </table:table-cell>
          <table:table-cell office:value-type="float" office:value="33">
            <text:p>33</text:p>
          </table:table-cell>
          <table:table-cell office:value-type="float" office:value="114">
            <text:p>114</text:p>
          </table:table-cell>
          <table:table-cell office:value-type="float" office:value="-138">
            <text:p>-138</text:p>
          </table:table-cell>
          <table:table-cell table:number-columns-repeated="6" office:value-type="float" office:value="0">
            <text:p>0</text:p>
          </table:table-cell>
          <table:table-cell office:value-type="float" office:value="-24.046953196395">
            <text:p>-24.0469531964</text:p>
          </table:table-cell>
          <table:table-cell office:value-type="float" office:value="-30.7585271414732">
            <text:p>-30.7585271415</text:p>
          </table:table-cell>
          <table:table-cell office:value-type="float" office:value="0.679478182972997">
            <text:p>0.679478183</text:p>
          </table:table-cell>
          <table:table-cell office:value-type="float" office:value="18.22">
            <text:p>18.2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2-01_15:24:34_538448</text:p>
          </table:table-cell>
          <table:table-cell office:value-type="float" office:value="2807364.8125">
            <text:p>2807364.8125</text:p>
          </table:table-cell>
          <table:table-cell office:value-type="float" office:value="19.9">
            <text:p>19.9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-363">
            <text:p>-363</text:p>
          </table:table-cell>
          <table:table-cell table:number-columns-repeated="6" office:value-type="float" office:value="0">
            <text:p>0</text:p>
          </table:table-cell>
          <table:table-cell office:value-type="float" office:value="-24.1304887945184">
            <text:p>-24.1304887945</text:p>
          </table:table-cell>
          <table:table-cell office:value-type="float" office:value="-30.4854401293502">
            <text:p>-30.4854401294</text:p>
          </table:table-cell>
          <table:table-cell office:value-type="float" office:value="0.671563596636867">
            <text:p>0.6715635966</text:p>
          </table:table-cell>
          <table:table-cell office:value-type="float" office:value="17.51">
            <text:p>17.5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2-01_15:24:34_669104</text:p>
          </table:table-cell>
          <table:table-cell office:value-type="float" office:value="2820429.8125">
            <text:p>2820429.8125</text:p>
          </table:table-cell>
          <table:table-cell office:value-type="float" office:value="20">
            <text:p>20</text:p>
          </table:table-cell>
          <table:table-cell office:value-type="float" office:value="-15">
            <text:p>-15</text:p>
          </table:table-cell>
          <table:table-cell office:value-type="float" office:value="23">
            <text:p>23</text:p>
          </table:table-cell>
          <table:table-cell office:value-type="float" office:value="-242">
            <text:p>-242</text:p>
          </table:table-cell>
          <table:table-cell table:number-columns-repeated="6" office:value-type="float" office:value="0">
            <text:p>0</text:p>
          </table:table-cell>
          <table:table-cell office:value-type="float" office:value="-24.203745513299">
            <text:p>-24.2037455133</text:p>
          </table:table-cell>
          <table:table-cell office:value-type="float" office:value="-30.4281490967074">
            <text:p>-30.4281490967</text:p>
          </table:table-cell>
          <table:table-cell office:value-type="float" office:value="0.68155515097614">
            <text:p>0.681555151</text:p>
          </table:table-cell>
          <table:table-cell office:value-type="float" office:value="16.05">
            <text:p>16.05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2-01_15:24:34_801501</text:p>
          </table:table-cell>
          <table:table-cell office:value-type="float" office:value="2833670.40625">
            <text:p>2833670.40625</text:p>
          </table:table-cell>
          <table:table-cell office:value-type="float" office:value="20.1">
            <text:p>20.1</text:p>
          </table:table-cell>
          <table:table-cell office:value-type="float" office:value="-26">
            <text:p>-26</text:p>
          </table:table-cell>
          <table:table-cell office:value-type="float" office:value="109">
            <text:p>109</text:p>
          </table:table-cell>
          <table:table-cell office:value-type="float" office:value="-167">
            <text:p>-167</text:p>
          </table:table-cell>
          <table:table-cell table:number-columns-repeated="6" office:value-type="float" office:value="0">
            <text:p>0</text:p>
          </table:table-cell>
          <table:table-cell office:value-type="float" office:value="-24.2788222014927">
            <text:p>-24.2788222015</text:p>
          </table:table-cell>
          <table:table-cell office:value-type="float" office:value="-30.3787497357969">
            <text:p>-30.3787497358</text:p>
          </table:table-cell>
          <table:table-cell office:value-type="float" office:value="0.686065581710972">
            <text:p>0.6860655817</text:p>
          </table:table-cell>
          <table:table-cell office:value-type="float" office:value="18.12">
            <text:p>18.1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2-01_15:24:34_935908</text:p>
          </table:table-cell>
          <table:table-cell office:value-type="float" office:value="2847187.71875">
            <text:p>2847187.71875</text:p>
          </table:table-cell>
          <table:table-cell office:value-type="float" office:value="20.2">
            <text:p>20.2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-196">
            <text:p>-196</text:p>
          </table:table-cell>
          <table:table-cell table:number-columns-repeated="6" office:value-type="float" office:value="0">
            <text:p>0</text:p>
          </table:table-cell>
          <table:table-cell office:value-type="float" office:value="-24.3324515780052">
            <text:p>-24.332451578</text:p>
          </table:table-cell>
          <table:table-cell office:value-type="float" office:value="-30.2585973406785">
            <text:p>-30.2585973407</text:p>
          </table:table-cell>
          <table:table-cell office:value-type="float" office:value="0.682243107087203">
            <text:p>0.6822431071</text:p>
          </table:table-cell>
          <table:table-cell office:value-type="float" office:value="16.91">
            <text:p>16.9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2-01_15:24:35_068547</text:p>
          </table:table-cell>
          <table:table-cell office:value-type="float" office:value="2860374.09375">
            <text:p>2860374.09375</text:p>
          </table:table-cell>
          <table:table-cell office:value-type="float" office:value="20.3">
            <text:p>20.3</text:p>
          </table:table-cell>
          <table:table-cell office:value-type="float" office:value="-40">
            <text:p>-40</text:p>
          </table:table-cell>
          <table:table-cell office:value-type="float" office:value="45">
            <text:p>45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24.4034610447565">
            <text:p>-24.4034610448</text:p>
          </table:table-cell>
          <table:table-cell office:value-type="float" office:value="-30.1534970514183">
            <text:p>-30.1534970514</text:p>
          </table:table-cell>
          <table:table-cell office:value-type="float" office:value="0.671037477845137">
            <text:p>0.6710374778</text:p>
          </table:table-cell>
          <table:table-cell office:value-type="float" office:value="18.14">
            <text:p>18.14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2-01_15:24:35_200234</text:p>
          </table:table-cell>
          <table:table-cell office:value-type="float" office:value="2873549.296875">
            <text:p>2873549.296875</text:p>
          </table:table-cell>
          <table:table-cell office:value-type="float" office:value="20.4">
            <text:p>20.4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office:value-type="float" office:value="-281">
            <text:p>-281</text:p>
          </table:table-cell>
          <table:table-cell table:number-columns-repeated="6" office:value-type="float" office:value="0">
            <text:p>0</text:p>
          </table:table-cell>
          <table:table-cell office:value-type="float" office:value="-24.4740258324146">
            <text:p>-24.4740258324</text:p>
          </table:table-cell>
          <table:table-cell office:value-type="float" office:value="-29.7596659218592">
            <text:p>-29.7596659219</text:p>
          </table:table-cell>
          <table:table-cell office:value-type="float" office:value="0.678374387961063">
            <text:p>0.678374388</text:p>
          </table:table-cell>
          <table:table-cell office:value-type="float" office:value="18.9">
            <text:p>18.9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2-01_15:24:35_334245</text:p>
          </table:table-cell>
          <table:table-cell office:value-type="float" office:value="2887006.09375">
            <text:p>2887006.09375</text:p>
          </table:table-cell>
          <table:table-cell office:value-type="float" office:value="20.5">
            <text:p>20.5</text:p>
          </table:table-cell>
          <table:table-cell office:value-type="float" office:value="153">
            <text:p>153</text:p>
          </table:table-cell>
          <table:table-cell office:value-type="float" office:value="108">
            <text:p>108</text:p>
          </table:table-cell>
          <table:table-cell office:value-type="float" office:value="-174">
            <text:p>-174</text:p>
          </table:table-cell>
          <table:table-cell table:number-columns-repeated="6" office:value-type="float" office:value="0">
            <text:p>0</text:p>
          </table:table-cell>
          <table:table-cell office:value-type="float" office:value="-24.5309683878698">
            <text:p>-24.5309683879</text:p>
          </table:table-cell>
          <table:table-cell office:value-type="float" office:value="-29.5359230566279">
            <text:p>-29.5359230566</text:p>
          </table:table-cell>
          <table:table-cell office:value-type="float" office:value="0.682072318260677">
            <text:p>0.6820723183</text:p>
          </table:table-cell>
          <table:table-cell office:value-type="float" office:value="18.48">
            <text:p>18.4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2-01_15:24:35_467048</text:p>
          </table:table-cell>
          <table:table-cell office:value-type="float" office:value="2900225.21875">
            <text:p>2900225.21875</text:p>
          </table:table-cell>
          <table:table-cell office:value-type="float" office:value="20.6">
            <text:p>20.6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-296">
            <text:p>-296</text:p>
          </table:table-cell>
          <table:table-cell table:number-columns-repeated="6" office:value-type="float" office:value="0">
            <text:p>0</text:p>
          </table:table-cell>
          <table:table-cell office:value-type="float" office:value="-24.5722808822335">
            <text:p>-24.5722808822</text:p>
          </table:table-cell>
          <table:table-cell office:value-type="float" office:value="-29.2782239085882">
            <text:p>-29.2782239086</text:p>
          </table:table-cell>
          <table:table-cell office:value-type="float" office:value="0.699554436624456">
            <text:p>0.6995544366</text:p>
          </table:table-cell>
          <table:table-cell office:value-type="float" office:value="17.46">
            <text:p>17.46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2-01_15:24:35_600723</text:p>
          </table:table-cell>
          <table:table-cell office:value-type="float" office:value="2913592.109375">
            <text:p>2913592.109375</text:p>
          </table:table-cell>
          <table:table-cell office:value-type="float" office:value="20.7">
            <text:p>20.7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24.6326403972463">
            <text:p>-24.6326403972</text:p>
          </table:table-cell>
          <table:table-cell office:value-type="float" office:value="-28.8755001197212">
            <text:p>-28.8755001197</text:p>
          </table:table-cell>
          <table:table-cell office:value-type="float" office:value="0.715026902117563">
            <text:p>0.7150269021</text:p>
          </table:table-cell>
          <table:table-cell office:value-type="float" office:value="19.4">
            <text:p>19.4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2-01_15:24:35_732239</text:p>
          </table:table-cell>
          <table:table-cell office:value-type="float" office:value="2926743.390625">
            <text:p>2926743.390625</text:p>
          </table:table-cell>
          <table:table-cell office:value-type="float" office:value="20.8">
            <text:p>20.8</text:p>
          </table:table-cell>
          <table:table-cell office:value-type="float" office:value="130">
            <text:p>130</text:p>
          </table:table-cell>
          <table:table-cell office:value-type="float" office:value="59">
            <text:p>59</text:p>
          </table:table-cell>
          <table:table-cell office:value-type="float" office:value="-310">
            <text:p>-310</text:p>
          </table:table-cell>
          <table:table-cell table:number-columns-repeated="6" office:value-type="float" office:value="0">
            <text:p>0</text:p>
          </table:table-cell>
          <table:table-cell office:value-type="float" office:value="-24.6082791536168">
            <text:p>-24.6082791536</text:p>
          </table:table-cell>
          <table:table-cell office:value-type="float" office:value="-28.3170673506279">
            <text:p>-28.3170673506</text:p>
          </table:table-cell>
          <table:table-cell office:value-type="float" office:value="0.766644939488304">
            <text:p>0.7666449395</text:p>
          </table:table-cell>
          <table:table-cell office:value-type="float" office:value="20.18">
            <text:p>20.18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2-01_15:24:35_864263</text:p>
          </table:table-cell>
          <table:table-cell office:value-type="float" office:value="2939946.703125">
            <text:p>2939946.703125</text:p>
          </table:table-cell>
          <table:table-cell office:value-type="float" office:value="20.9">
            <text:p>20.9</text:p>
          </table:table-cell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float" office:value="-296">
            <text:p>-296</text:p>
          </table:table-cell>
          <table:table-cell table:number-columns-repeated="6" office:value-type="float" office:value="0">
            <text:p>0</text:p>
          </table:table-cell>
          <table:table-cell office:value-type="float" office:value="-24.65627171373">
            <text:p>-24.6562717137</text:p>
          </table:table-cell>
          <table:table-cell office:value-type="float" office:value="-27.9383861904911">
            <text:p>-27.9383861905</text:p>
          </table:table-cell>
          <table:table-cell office:value-type="float" office:value="0.772868015698043">
            <text:p>0.7728680157</text:p>
          </table:table-cell>
          <table:table-cell office:value-type="float" office:value="20.65">
            <text:p>20.6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2-01_15:24:35_998430</text:p>
          </table:table-cell>
          <table:table-cell office:value-type="float" office:value="2953362.203125">
            <text:p>2953362.203125</text:p>
          </table:table-cell>
          <table:table-cell office:value-type="float" office:value="21">
            <text:p>21</text:p>
          </table:table-cell>
          <table:table-cell office:value-type="float" office:value="-36">
            <text:p>-36</text:p>
          </table:table-cell>
          <table:table-cell office:value-type="float" office:value="90">
            <text:p>90</text:p>
          </table:table-cell>
          <table:table-cell office:value-type="float" office:value="-182">
            <text:p>-182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182059867213">
            <text:p>-24.7182059867</text:p>
          </table:table-cell>
          <table:table-cell office:value-type="float" office:value="-27.8557594665648">
            <text:p>-27.8557594666</text:p>
          </table:table-cell>
          <table:table-cell office:value-type="float" office:value="0.760188289723927">
            <text:p>0.7601882897</text:p>
          </table:table-cell>
          <table:table-cell office:value-type="float" office:value="20.21">
            <text:p>20.2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2-01_15:24:36_129636</text:p>
          </table:table-cell>
          <table:table-cell office:value-type="float" office:value="2966484">
            <text:p>2966484</text:p>
          </table:table-cell>
          <table:table-cell office:value-type="float" office:value="21.1">
            <text:p>21.1</text:p>
          </table:table-cell>
          <table:table-cell office:value-type="float" office:value="28">
            <text:p>28</text:p>
          </table:table-cell>
          <table:table-cell office:value-type="float" office:value="-103">
            <text:p>-103</text:p>
          </table:table-cell>
          <table:table-cell office:value-type="float" office:value="-309">
            <text:p>-309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661885245183">
            <text:p>-24.7661885245</text:p>
          </table:table-cell>
          <table:table-cell office:value-type="float" office:value="-27.6595965679274">
            <text:p>-27.6595965679</text:p>
          </table:table-cell>
          <table:table-cell office:value-type="float" office:value="0.770155994525537">
            <text:p>0.7701559945</text:p>
          </table:table-cell>
          <table:table-cell office:value-type="float" office:value="20.04">
            <text:p>20.0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2-01_15:24:36_261968</text:p>
          </table:table-cell>
          <table:table-cell office:value-type="float" office:value="2979717.3125">
            <text:p>2979717.3125</text:p>
          </table:table-cell>
          <table:table-cell office:value-type="float" office:value="21.2">
            <text:p>21.2</text:p>
          </table:table-cell>
          <table:table-cell office:value-type="float" office:value="-19">
            <text:p>-19</text:p>
          </table:table-cell>
          <table:table-cell office:value-type="float" office:value="132">
            <text:p>132</text:p>
          </table:table-cell>
          <table:table-cell office:value-type="float" office:value="-161">
            <text:p>-161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090036179037">
            <text:p>-24.8090036179</text:p>
          </table:table-cell>
          <table:table-cell office:value-type="float" office:value="-27.4551337972945">
            <text:p>-27.4551337973</text:p>
          </table:table-cell>
          <table:table-cell office:value-type="float" office:value="0.778191387015852">
            <text:p>0.778191387</text:p>
          </table:table-cell>
          <table:table-cell office:value-type="float" office:value="18.36">
            <text:p>18.3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2-01_15:24:36_396207</text:p>
          </table:table-cell>
          <table:table-cell office:value-type="float" office:value="2993140.609375">
            <text:p>2993140.609375</text:p>
          </table:table-cell>
          <table:table-cell office:value-type="float" office:value="21.3">
            <text:p>21.3</text:p>
          </table:table-cell>
          <table:table-cell office:value-type="float" office:value="47">
            <text:p>47</text:p>
          </table:table-cell>
          <table:table-cell office:value-type="float" office:value="-7">
            <text:p>-7</text:p>
          </table:table-cell>
          <table:table-cell office:value-type="float" office:value="-324">
            <text:p>-324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446533877055">
            <text:p>-24.8446533877</text:p>
          </table:table-cell>
          <table:table-cell office:value-type="float" office:value="-27.2863350122353">
            <text:p>-27.2863350122</text:p>
          </table:table-cell>
          <table:table-cell office:value-type="float" office:value="0.789619080696932">
            <text:p>0.7896190807</text:p>
          </table:table-cell>
          <table:table-cell office:value-type="float" office:value="19.62">
            <text:p>19.6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2-01_15:24:36_527634</text:p>
          </table:table-cell>
          <table:table-cell office:value-type="float" office:value="3006283">
            <text:p>3006283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-257">
            <text:p>-257</text:p>
          </table:table-cell>
          <table:table-cell table:number-columns-repeated="6" office:value-type="float" office:value="0">
            <text:p>0</text:p>
          </table:table-cell>
          <table:table-cell office:value-type="float" office:value="-24.9588528712867">
            <text:p>-24.9588528713</text:p>
          </table:table-cell>
          <table:table-cell office:value-type="float" office:value="-27.2655022662652">
            <text:p>-27.2655022663</text:p>
          </table:table-cell>
          <table:table-cell office:value-type="float" office:value="0.81093045743751">
            <text:p>0.8109304574</text:p>
          </table:table-cell>
          <table:table-cell office:value-type="float" office:value="20.43">
            <text:p>20.43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2-01_15:24:36_659838</text:p>
          </table:table-cell>
          <table:table-cell office:value-type="float" office:value="3019503.703125">
            <text:p>3019503.703125</text:p>
          </table:table-cell>
          <table:table-cell office:value-type="float" office:value="21.5">
            <text:p>21.5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312375080052">
            <text:p>-25.031237508</text:p>
          </table:table-cell>
          <table:table-cell office:value-type="float" office:value="-27.3524239247625">
            <text:p>-27.3524239248</text:p>
          </table:table-cell>
          <table:table-cell office:value-type="float" office:value="0.789804465499601">
            <text:p>0.7898044655</text:p>
          </table:table-cell>
          <table:table-cell office:value-type="float" office:value="18.41">
            <text:p>18.41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2-01_15:24:36_791415</text:p>
          </table:table-cell>
          <table:table-cell office:value-type="float" office:value="3032694.015625">
            <text:p>3032694.015625</text:p>
          </table:table-cell>
          <table:table-cell office:value-type="float" office:value="21.6">
            <text:p>21.6</text:p>
          </table:table-cell>
          <table:table-cell office:value-type="float" office:value="-77">
            <text:p>-77</text:p>
          </table:table-cell>
          <table:table-cell office:value-type="float" office:value="22">
            <text:p>22</text:p>
          </table:table-cell>
          <table:table-cell office:value-type="float" office:value="-160">
            <text:p>-160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917494654887">
            <text:p>-25.0917494655</text:p>
          </table:table-cell>
          <table:table-cell office:value-type="float" office:value="-27.2817979839024">
            <text:p>-27.2817979839</text:p>
          </table:table-cell>
          <table:table-cell office:value-type="float" office:value="0.785728952691546">
            <text:p>0.7857289527</text:p>
          </table:table-cell>
          <table:table-cell office:value-type="float" office:value="19.79">
            <text:p>19.7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2-01_15:24:36_924116</text:p>
          </table:table-cell>
          <table:table-cell office:value-type="float" office:value="3045931.796875">
            <text:p>3045931.796875</text:p>
          </table:table-cell>
          <table:table-cell office:value-type="float" office:value="21.7">
            <text:p>21.7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-169">
            <text:p>-169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522746101033">
            <text:p>-25.1522746101</text:p>
          </table:table-cell>
          <table:table-cell office:value-type="float" office:value="-27.1786927482537">
            <text:p>-27.1786927483</text:p>
          </table:table-cell>
          <table:table-cell office:value-type="float" office:value="0.804557815710629">
            <text:p>0.8045578157</text:p>
          </table:table-cell>
          <table:table-cell office:value-type="float" office:value="19.39">
            <text:p>19.3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2-01_15:24:37_059032</text:p>
          </table:table-cell>
          <table:table-cell office:value-type="float" office:value="3059446.203125">
            <text:p>3059446.203125</text:p>
          </table:table-cell>
          <table:table-cell office:value-type="float" office:value="21.8">
            <text:p>21.8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-254">
            <text:p>-25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927854957269">
            <text:p>-25.1927854957</text:p>
          </table:table-cell>
          <table:table-cell office:value-type="float" office:value="-26.7584541464892">
            <text:p>-26.7584541465</text:p>
          </table:table-cell>
          <table:table-cell office:value-type="float" office:value="0.798961403025141">
            <text:p>0.798961403</text:p>
          </table:table-cell>
          <table:table-cell office:value-type="float" office:value="18.86">
            <text:p>18.8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2-01_15:24:37_190431</text:p>
          </table:table-cell>
          <table:table-cell office:value-type="float" office:value="3072563.296875">
            <text:p>3072563.296875</text:p>
          </table:table-cell>
          <table:table-cell office:value-type="float" office:value="21.9">
            <text:p>21.9</text:p>
          </table:table-cell>
          <table:table-cell office:value-type="float" office:value="-40">
            <text:p>-40</text:p>
          </table:table-cell>
          <table:table-cell office:value-type="float" office:value="65">
            <text:p>65</text:p>
          </table:table-cell>
          <table:table-cell office:value-type="float" office:value="-241">
            <text:p>-24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382933082795">
            <text:p>-25.2382933083</text:p>
          </table:table-cell>
          <table:table-cell office:value-type="float" office:value="-26.4330237433182">
            <text:p>-26.4330237433</text:p>
          </table:table-cell>
          <table:table-cell office:value-type="float" office:value="0.836280244163574">
            <text:p>0.8362802442</text:p>
          </table:table-cell>
          <table:table-cell office:value-type="float" office:value="19.63">
            <text:p>19.6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2-01_15:24:37_322290</text:p>
          </table:table-cell>
          <table:table-cell office:value-type="float" office:value="3085748.515625">
            <text:p>3085748.515625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-294">
            <text:p>-29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26015139419">
            <text:p>-25.2260151394</text:p>
          </table:table-cell>
          <table:table-cell office:value-type="float" office:value="-25.861345375229">
            <text:p>-25.8613453752</text:p>
          </table:table-cell>
          <table:table-cell office:value-type="float" office:value="0.850884547971122">
            <text:p>0.850884548</text:p>
          </table:table-cell>
          <table:table-cell office:value-type="float" office:value="22.18">
            <text:p>22.1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2-01_15:24:37_457526</text:p>
          </table:table-cell>
          <table:table-cell office:value-type="float" office:value="3099301.796875">
            <text:p>3099301.796875</text:p>
          </table:table-cell>
          <table:table-cell office:value-type="float" office:value="22.1">
            <text:p>22.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-313">
            <text:p>-31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224998006643">
            <text:p>-25.2224998007</text:p>
          </table:table-cell>
          <table:table-cell office:value-type="float" office:value="-25.1727843775666">
            <text:p>-25.1727843776</text:p>
          </table:table-cell>
          <table:table-cell office:value-type="float" office:value="0.874976686192208">
            <text:p>0.8749766862</text:p>
          </table:table-cell>
          <table:table-cell office:value-type="float" office:value="20.5">
            <text:p>20.5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2-01_15:24:37_589382</text:p>
          </table:table-cell>
          <table:table-cell office:value-type="float" office:value="3112457">
            <text:p>3112457</text:p>
          </table:table-cell>
          <table:table-cell office:value-type="float" office:value="22.2">
            <text:p>22.2</text:p>
          </table:table-cell>
          <table:table-cell office:value-type="float" office:value="-4">
            <text:p>-4</text:p>
          </table:table-cell>
          <table:table-cell office:value-type="float" office:value="-31">
            <text:p>-31</text:p>
          </table:table-cell>
          <table:table-cell office:value-type="float" office:value="-267">
            <text:p>-26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828055298339">
            <text:p>-25.1828055298</text:p>
          </table:table-cell>
          <table:table-cell office:value-type="float" office:value="-24.2992302601068">
            <text:p>-24.2992302601</text:p>
          </table:table-cell>
          <table:table-cell office:value-type="float" office:value="0.945149246250509">
            <text:p>0.9451492463</text:p>
          </table:table-cell>
          <table:table-cell office:value-type="float" office:value="22.83">
            <text:p>22.83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2-01_15:24:37_721259</text:p>
          </table:table-cell>
          <table:table-cell office:value-type="float" office:value="3125652.796875">
            <text:p>3125652.796875</text:p>
          </table:table-cell>
          <table:table-cell office:value-type="float" office:value="22.3">
            <text:p>22.3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-166">
            <text:p>-16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1122155687902">
            <text:p>-25.1122155688</text:p>
          </table:table-cell>
          <table:table-cell office:value-type="float" office:value="-22.8349515600528">
            <text:p>-22.8349515601</text:p>
          </table:table-cell>
          <table:table-cell office:value-type="float" office:value="0.997486868190275">
            <text:p>0.9974868682</text:p>
          </table:table-cell>
          <table:table-cell office:value-type="float" office:value="21.62">
            <text:p>21.62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2-01_15:24:37_852661</text:p>
          </table:table-cell>
          <table:table-cell office:value-type="float" office:value="3138785.203125">
            <text:p>3138785.203125</text:p>
          </table:table-cell>
          <table:table-cell office:value-type="float" office:value="22.4">
            <text:p>22.4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-286">
            <text:p>-28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596709913737">
            <text:p>-25.0596709914</text:p>
          </table:table-cell>
          <table:table-cell office:value-type="float" office:value="-21.6626487581132">
            <text:p>-21.6626487581</text:p>
          </table:table-cell>
          <table:table-cell office:value-type="float" office:value="1.01834531678788">
            <text:p>1.0183453168</text:p>
          </table:table-cell>
          <table:table-cell office:value-type="float" office:value="24.26">
            <text:p>24.2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7_984418</text:p>
          </table:table-cell>
          <table:table-cell office:value-type="float" office:value="3151961.3125">
            <text:p>3151961.3125</text:p>
          </table:table-cell>
          <table:table-cell office:value-type="float" office:value="22.5">
            <text:p>22.5</text:p>
          </table:table-cell>
          <table:table-cell office:value-type="float" office:value="148">
            <text:p>148</text:p>
          </table:table-cell>
          <table:table-cell office:value-type="float" office:value="88">
            <text:p>88</text:p>
          </table:table-cell>
          <table:table-cell office:value-type="float" office:value="-419">
            <text:p>-419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022336834391">
            <text:p>-25.0022336834</text:p>
          </table:table-cell>
          <table:table-cell office:value-type="float" office:value="-20.2239300217183">
            <text:p>-20.2239300217</text:p>
          </table:table-cell>
          <table:table-cell office:value-type="float" office:value="1.10714519238974">
            <text:p>1.1071451924</text:p>
          </table:table-cell>
          <table:table-cell office:value-type="float" office:value="25.43">
            <text:p>25.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117927</text:p>
          </table:table-cell>
          <table:table-cell office:value-type="float" office:value="3165346.609375">
            <text:p>3165346.609375</text:p>
          </table:table-cell>
          <table:table-cell office:value-type="float" office:value="22.5">
            <text:p>22.5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-195">
            <text:p>-195</text:p>
          </table:table-cell>
          <table:table-cell table:number-columns-repeated="6" office:value-type="float" office:value="0">
            <text:p>0</text:p>
          </table:table-cell>
          <table:table-cell office:value-type="float" office:value="-24.9374009124108">
            <text:p>-24.9374009124</text:p>
          </table:table-cell>
          <table:table-cell office:value-type="float" office:value="-18.8694544900309">
            <text:p>-18.86945449</text:p>
          </table:table-cell>
          <table:table-cell office:value-type="float" office:value="1.1465481393003">
            <text:p>1.1465481393</text:p>
          </table:table-cell>
          <table:table-cell office:value-type="float" office:value="28.3">
            <text:p>28.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250504</text:p>
          </table:table-cell>
          <table:table-cell office:value-type="float" office:value="3178570.703125">
            <text:p>3178570.703125</text:p>
          </table:table-cell>
          <table:table-cell office:value-type="float" office:value="22.5">
            <text:p>22.5</text:p>
          </table:table-cell>
          <table:table-cell office:value-type="float" office:value="139">
            <text:p>139</text:p>
          </table:table-cell>
          <table:table-cell office:value-type="float" office:value="106">
            <text:p>106</text:p>
          </table:table-cell>
          <table:table-cell office:value-type="float" office:value="-150">
            <text:p>-150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810084204383">
            <text:p>-24.8810084204</text:p>
          </table:table-cell>
          <table:table-cell office:value-type="float" office:value="-17.4091104625174">
            <text:p>-17.4091104625</text:p>
          </table:table-cell>
          <table:table-cell office:value-type="float" office:value="1.18325899107364">
            <text:p>1.1832589911</text:p>
          </table:table-cell>
          <table:table-cell office:value-type="float" office:value="25.47">
            <text:p>25.4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385219</text:p>
          </table:table-cell>
          <table:table-cell office:value-type="float" office:value="3192086.609375">
            <text:p>3192086.609375</text:p>
          </table:table-cell>
          <table:table-cell office:value-type="float" office:value="22.5">
            <text:p>22.5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93">
            <text:p>-93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780682781006">
            <text:p>-24.7780682781</text:p>
          </table:table-cell>
          <table:table-cell office:value-type="float" office:value="-14.6572714971019">
            <text:p>-14.6572714971</text:p>
          </table:table-cell>
          <table:table-cell office:value-type="float" office:value="1.30346608340534">
            <text:p>1.3034660834</text:p>
          </table:table-cell>
          <table:table-cell office:value-type="float" office:value="25.47">
            <text:p>25.4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518093</text:p>
          </table:table-cell>
          <table:table-cell office:value-type="float" office:value="3205328.3125">
            <text:p>3205328.3125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-34">
            <text:p>-34</text:p>
          </table:table-cell>
          <table:table-cell office:value-type="float" office:value="-266">
            <text:p>-266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567106631241">
            <text:p>-24.7567106631</text:p>
          </table:table-cell>
          <table:table-cell office:value-type="float" office:value="-12.8237936254497">
            <text:p>-12.8237936254</text:p>
          </table:table-cell>
          <table:table-cell office:value-type="float" office:value="1.29605362901403">
            <text:p>1.296053629</text:p>
          </table:table-cell>
          <table:table-cell office:value-type="float" office:value="27.97">
            <text:p>27.9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650486</text:p>
          </table:table-cell>
          <table:table-cell office:value-type="float" office:value="3218567.90625">
            <text:p>3218567.90625</text:p>
          </table:table-cell>
          <table:table-cell office:value-type="float" office:value="22.5">
            <text:p>22.5</text:p>
          </table:table-cell>
          <table:table-cell office:value-type="float" office:value="88">
            <text:p>88</text:p>
          </table:table-cell>
          <table:table-cell office:value-type="float" office:value="-96">
            <text:p>-96</text:p>
          </table:table-cell>
          <table:table-cell office:value-type="float" office:value="-258">
            <text:p>-258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263548117612">
            <text:p>-24.7263548118</text:p>
          </table:table-cell>
          <table:table-cell office:value-type="float" office:value="-10.7271186779316">
            <text:p>-10.7271186779</text:p>
          </table:table-cell>
          <table:table-cell office:value-type="float" office:value="1.41897112042245">
            <text:p>1.4189711204</text:p>
          </table:table-cell>
          <table:table-cell office:value-type="float" office:value="30.76">
            <text:p>30.7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785687</text:p>
          </table:table-cell>
          <table:table-cell office:value-type="float" office:value="3232125.6875">
            <text:p>3232125.6875</text:p>
          </table:table-cell>
          <table:table-cell office:value-type="float" office:value="22.5">
            <text:p>22.5</text:p>
          </table:table-cell>
          <table:table-cell office:value-type="float" office:value="110">
            <text:p>110</text:p>
          </table:table-cell>
          <table:table-cell office:value-type="float" office:value="-6">
            <text:p>-6</text:p>
          </table:table-cell>
          <table:table-cell office:value-type="float" office:value="-158">
            <text:p>-158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261442661525">
            <text:p>-24.7261442662</text:p>
          </table:table-cell>
          <table:table-cell office:value-type="float" office:value="-8.80300822285742">
            <text:p>-8.8030082229</text:p>
          </table:table-cell>
          <table:table-cell office:value-type="float" office:value="1.38659382325769">
            <text:p>1.3865938233</text:p>
          </table:table-cell>
          <table:table-cell office:value-type="float" office:value="27.71">
            <text:p>27.71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8_918543</text:p>
          </table:table-cell>
          <table:table-cell office:value-type="float" office:value="3245373.703125">
            <text:p>3245373.703125</text:p>
          </table:table-cell>
          <table:table-cell office:value-type="float" office:value="22.5">
            <text:p>22.5</text:p>
          </table:table-cell>
          <table:table-cell office:value-type="float" office:value="-9">
            <text:p>-9</text:p>
          </table:table-cell>
          <table:table-cell office:value-type="float" office:value="-45">
            <text:p>-45</text:p>
          </table:table-cell>
          <table:table-cell office:value-type="float" office:value="-168">
            <text:p>-168</text:p>
          </table:table-cell>
          <table:table-cell table:number-columns-repeated="6" office:value-type="float" office:value="0">
            <text:p>0</text:p>
          </table:table-cell>
          <table:table-cell office:value-type="float" office:value="-24.7615249567376">
            <text:p>-24.7615249567</text:p>
          </table:table-cell>
          <table:table-cell office:value-type="float" office:value="-6.55903739102507">
            <text:p>-6.559037391</text:p>
          </table:table-cell>
          <table:table-cell office:value-type="float" office:value="1.48186890236668">
            <text:p>1.4818689024</text:p>
          </table:table-cell>
          <table:table-cell office:value-type="float" office:value="23.53">
            <text:p>23.5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050977</text:p>
          </table:table-cell>
          <table:table-cell office:value-type="float" office:value="3258647.609375">
            <text:p>3258647.609375</text:p>
          </table:table-cell>
          <table:table-cell office:value-type="float" office:value="22.5">
            <text:p>22.5</text:p>
          </table:table-cell>
          <table:table-cell office:value-type="float" office:value="218">
            <text:p>218</text:p>
          </table:table-cell>
          <table:table-cell office:value-type="float" office:value="-68">
            <text:p>-68</text:p>
          </table:table-cell>
          <table:table-cell office:value-type="float" office:value="-241">
            <text:p>-241</text:p>
          </table:table-cell>
          <table:table-cell table:number-columns-repeated="6" office:value-type="float" office:value="0">
            <text:p>0</text:p>
          </table:table-cell>
          <table:table-cell office:value-type="float" office:value="-24.8673369358168">
            <text:p>-24.8673369358</text:p>
          </table:table-cell>
          <table:table-cell office:value-type="float" office:value="-2.79961136569961">
            <text:p>-2.7996113657</text:p>
          </table:table-cell>
          <table:table-cell office:value-type="float" office:value="1.56241112989113">
            <text:p>1.5624111299</text:p>
          </table:table-cell>
          <table:table-cell office:value-type="float" office:value="29.09">
            <text:p>29.0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186749</text:p>
          </table:table-cell>
          <table:table-cell office:value-type="float" office:value="3272225.3125">
            <text:p>3272225.3125</text:p>
          </table:table-cell>
          <table:table-cell office:value-type="float" office:value="22.5">
            <text:p>22.5</text:p>
          </table:table-cell>
          <table:table-cell office:value-type="float" office:value="22">
            <text:p>22</text:p>
          </table:table-cell>
          <table:table-cell office:value-type="float" office:value="-27">
            <text:p>-27</text:p>
          </table:table-cell>
          <table:table-cell office:value-type="float" office:value="-218">
            <text:p>-21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0490345926406">
            <text:p>-25.0490345926</text:p>
          </table:table-cell>
          <table:table-cell office:value-type="float" office:value="0.37086692020127">
            <text:p>0.3708669202</text:p>
          </table:table-cell>
          <table:table-cell office:value-type="float" office:value="1.57271537229533">
            <text:p>1.5727153723</text:p>
          </table:table-cell>
          <table:table-cell office:value-type="float" office:value="34.1">
            <text:p>34.1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318586</text:p>
          </table:table-cell>
          <table:table-cell office:value-type="float" office:value="3285377.921875">
            <text:p>3285377.921875</text:p>
          </table:table-cell>
          <table:table-cell office:value-type="float" office:value="22.5">
            <text:p>22.5</text:p>
          </table:table-cell>
          <table:table-cell office:value-type="float" office:value="-21">
            <text:p>-21</text:p>
          </table:table-cell>
          <table:table-cell office:value-type="float" office:value="-171">
            <text:p>-171</text:p>
          </table:table-cell>
          <table:table-cell office:value-type="float" office:value="-65">
            <text:p>-65</text:p>
          </table:table-cell>
          <table:table-cell table:number-columns-repeated="6" office:value-type="float" office:value="0">
            <text:p>0</text:p>
          </table:table-cell>
          <table:table-cell office:value-type="float" office:value="-25.311065037499">
            <text:p>-25.3110650375</text:p>
          </table:table-cell>
          <table:table-cell office:value-type="float" office:value="4.24965010478869">
            <text:p>4.2496501048</text:p>
          </table:table-cell>
          <table:table-cell office:value-type="float" office:value="1.62850981547126">
            <text:p>1.6285098155</text:p>
          </table:table-cell>
          <table:table-cell office:value-type="float" office:value="24.43">
            <text:p>24.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451174</text:p>
          </table:table-cell>
          <table:table-cell office:value-type="float" office:value="3298637.515625">
            <text:p>3298637.515625</text:p>
          </table:table-cell>
          <table:table-cell office:value-type="float" office:value="22.5">
            <text:p>22.5</text:p>
          </table:table-cell>
          <table:table-cell office:value-type="float" office:value="12">
            <text:p>12</text:p>
          </table:table-cell>
          <table:table-cell office:value-type="float" office:value="-122">
            <text:p>-122</text:p>
          </table:table-cell>
          <table:table-cell table:number-columns-repeated="7" office:value-type="float" office:value="0">
            <text:p>0</text:p>
          </table:table-cell>
          <table:table-cell office:value-type="float" office:value="-25.6752655132413">
            <text:p>-25.6752655132</text:p>
          </table:table-cell>
          <table:table-cell office:value-type="float" office:value="7.77342263039017">
            <text:p>7.7734226304</text:p>
          </table:table-cell>
          <table:table-cell office:value-type="float" office:value="1.66514461493893">
            <text:p>1.6651446149</text:p>
          </table:table-cell>
          <table:table-cell office:value-type="float" office:value="30.92">
            <text:p>30.9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585867</text:p>
          </table:table-cell>
          <table:table-cell office:value-type="float" office:value="3312149.109375">
            <text:p>3312149.109375</text:p>
          </table:table-cell>
          <table:table-cell office:value-type="float" office:value="22.5">
            <text:p>22.5</text:p>
          </table:table-cell>
          <table:table-cell office:value-type="float" office:value="50">
            <text:p>50</text:p>
          </table:table-cell>
          <table:table-cell office:value-type="float" office:value="-83">
            <text:p>-83</text:p>
          </table:table-cell>
          <table:table-cell office:value-type="float" office:value="-42">
            <text:p>-42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073892303555">
            <text:p>-25.5073892304</text:p>
          </table:table-cell>
          <table:table-cell office:value-type="float" office:value="7.95927875936096">
            <text:p>7.9592787594</text:p>
          </table:table-cell>
          <table:table-cell office:value-type="float" office:value="1.62063453174205">
            <text:p>1.6206345317</text:p>
          </table:table-cell>
          <table:table-cell office:value-type="float" office:value="25.04">
            <text:p>25.0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718804</text:p>
          </table:table-cell>
          <table:table-cell office:value-type="float" office:value="3325399">
            <text:p>3325399</text:p>
          </table:table-cell>
          <table:table-cell office:value-type="float" office:value="22.5">
            <text:p>22.5</text:p>
          </table:table-cell>
          <table:table-cell office:value-type="float" office:value="93">
            <text:p>93</text:p>
          </table:table-cell>
          <table:table-cell office:value-type="float" office:value="-179">
            <text:p>-179</text:p>
          </table:table-cell>
          <table:table-cell office:value-type="float" office:value="-354">
            <text:p>-35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263919795759">
            <text:p>-25.6263919796</text:p>
          </table:table-cell>
          <table:table-cell office:value-type="float" office:value="9.48049222538355">
            <text:p>9.4804922254</text:p>
          </table:table-cell>
          <table:table-cell office:value-type="float" office:value="1.63693497006541">
            <text:p>1.6369349701</text:p>
          </table:table-cell>
          <table:table-cell office:value-type="float" office:value="34.43">
            <text:p>34.4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850553</text:p>
          </table:table-cell>
          <table:table-cell office:value-type="float" office:value="3338575.515625">
            <text:p>3338575.515625</text:p>
          </table:table-cell>
          <table:table-cell office:value-type="float" office:value="22.5">
            <text:p>22.5</text:p>
          </table:table-cell>
          <table:table-cell office:value-type="float" office:value="119">
            <text:p>119</text:p>
          </table:table-cell>
          <table:table-cell office:value-type="float" office:value="-101">
            <text:p>-101</text:p>
          </table:table-cell>
          <table:table-cell office:value-type="float" office:value="-372">
            <text:p>-372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080868305586">
            <text:p>-25.7080868306</text:p>
          </table:table-cell>
          <table:table-cell office:value-type="float" office:value="10.561809430945">
            <text:p>10.5618094309</text:p>
          </table:table-cell>
          <table:table-cell office:value-type="float" office:value="1.45196874735709">
            <text:p>1.4519687474</text:p>
          </table:table-cell>
          <table:table-cell office:value-type="float" office:value="22.95">
            <text:p>22.9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39_983431</text:p>
          </table:table-cell>
          <table:table-cell office:value-type="float" office:value="3351903.796875">
            <text:p>3351903.796875</text:p>
          </table:table-cell>
          <table:table-cell office:value-type="float" office:value="22.5">
            <text:p>22.5</text:p>
          </table:table-cell>
          <table:table-cell office:value-type="float" office:value="3">
            <text:p>3</text:p>
          </table:table-cell>
          <table:table-cell office:value-type="float" office:value="-105">
            <text:p>-105</text:p>
          </table:table-cell>
          <table:table-cell office:value-type="float" office:value="-264">
            <text:p>-26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545286654225">
            <text:p>-25.6545286654</text:p>
          </table:table-cell>
          <table:table-cell office:value-type="float" office:value="10.9889222871414">
            <text:p>10.9889222871</text:p>
          </table:table-cell>
          <table:table-cell office:value-type="float" office:value="1.50781583332462">
            <text:p>1.5078158333</text:p>
          </table:table-cell>
          <table:table-cell office:value-type="float" office:value="33.52">
            <text:p>33.5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116169</text:p>
          </table:table-cell>
          <table:table-cell office:value-type="float" office:value="3365136.203125">
            <text:p>3365136.203125</text:p>
          </table:table-cell>
          <table:table-cell office:value-type="float" office:value="22.5">
            <text:p>22.5</text:p>
          </table:table-cell>
          <table:table-cell office:value-type="float" office:value="91">
            <text:p>91</text:p>
          </table:table-cell>
          <table:table-cell office:value-type="float" office:value="-109">
            <text:p>-109</text:p>
          </table:table-cell>
          <table:table-cell office:value-type="float" office:value="-126">
            <text:p>-12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40329838683">
            <text:p>-25.7403298387</text:p>
          </table:table-cell>
          <table:table-cell office:value-type="float" office:value="12.1644712957596">
            <text:p>12.1644712958</text:p>
          </table:table-cell>
          <table:table-cell office:value-type="float" office:value="1.48362072570977">
            <text:p>1.4836207257</text:p>
          </table:table-cell>
          <table:table-cell office:value-type="float" office:value="26.26">
            <text:p>26.2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251333</text:p>
          </table:table-cell>
          <table:table-cell office:value-type="float" office:value="3378692.796875">
            <text:p>3378692.796875</text:p>
          </table:table-cell>
          <table:table-cell office:value-type="float" office:value="22.5">
            <text:p>22.5</text:p>
          </table:table-cell>
          <table:table-cell office:value-type="float" office:value="90">
            <text:p>90</text:p>
          </table:table-cell>
          <table:table-cell office:value-type="float" office:value="-187">
            <text:p>-187</text:p>
          </table:table-cell>
          <table:table-cell office:value-type="float" office:value="-177">
            <text:p>-17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108175277275">
            <text:p>-25.7108175277</text:p>
          </table:table-cell>
          <table:table-cell office:value-type="float" office:value="13.0065563353226">
            <text:p>13.0065563353</text:p>
          </table:table-cell>
          <table:table-cell office:value-type="float" office:value="1.52956862279963">
            <text:p>1.5295686228</text:p>
          </table:table-cell>
          <table:table-cell office:value-type="float" office:value="28.87">
            <text:p>28.8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384296</text:p>
          </table:table-cell>
          <table:table-cell office:value-type="float" office:value="3391948.890625">
            <text:p>3391948.890625</text:p>
          </table:table-cell>
          <table:table-cell office:value-type="float" office:value="22.5">
            <text:p>22.5</text:p>
          </table:table-cell>
          <table:table-cell office:value-type="float" office:value="112">
            <text:p>112</text:p>
          </table:table-cell>
          <table:table-cell office:value-type="float" office:value="-118">
            <text:p>-118</text:p>
          </table:table-cell>
          <table:table-cell office:value-type="float" office:value="-88">
            <text:p>-8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374947121984">
            <text:p>-25.7374947122</text:p>
          </table:table-cell>
          <table:table-cell office:value-type="float" office:value="13.923213575149">
            <text:p>13.9232135751</text:p>
          </table:table-cell>
          <table:table-cell office:value-type="float" office:value="1.47715241291482">
            <text:p>1.4771524129</text:p>
          </table:table-cell>
          <table:table-cell office:value-type="float" office:value="28.8">
            <text:p>28.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519838</text:p>
          </table:table-cell>
          <table:table-cell office:value-type="float" office:value="3405502.796875">
            <text:p>3405502.796875</text:p>
          </table:table-cell>
          <table:table-cell office:value-type="float" office:value="22.5">
            <text:p>22.5</text:p>
          </table:table-cell>
          <table:table-cell office:value-type="float" office:value="64">
            <text:p>64</text:p>
          </table:table-cell>
          <table:table-cell office:value-type="float" office:value="-81">
            <text:p>-81</text:p>
          </table:table-cell>
          <table:table-cell office:value-type="float" office:value="-207">
            <text:p>-20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096220357002">
            <text:p>-25.7096220357</text:p>
          </table:table-cell>
          <table:table-cell office:value-type="float" office:value="14.3780992903511">
            <text:p>14.3780992904</text:p>
          </table:table-cell>
          <table:table-cell office:value-type="float" office:value="1.52218871756256">
            <text:p>1.5221887176</text:p>
          </table:table-cell>
          <table:table-cell office:value-type="float" office:value="30.72">
            <text:p>30.7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655855</text:p>
          </table:table-cell>
          <table:table-cell office:value-type="float" office:value="3419105.109375">
            <text:p>3419105.109375</text:p>
          </table:table-cell>
          <table:table-cell office:value-type="float" office:value="22.5">
            <text:p>22.5</text:p>
          </table:table-cell>
          <table:table-cell office:value-type="float" office:value="40">
            <text:p>40</text:p>
          </table:table-cell>
          <table:table-cell office:value-type="float" office:value="-102">
            <text:p>-102</text:p>
          </table:table-cell>
          <table:table-cell office:value-type="float" office:value="-261">
            <text:p>-26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164119006463">
            <text:p>-25.7164119006</text:p>
          </table:table-cell>
          <table:table-cell office:value-type="float" office:value="15.0669172711173">
            <text:p>15.0669172711</text:p>
          </table:table-cell>
          <table:table-cell office:value-type="float" office:value="1.51497301562481">
            <text:p>1.5149730156</text:p>
          </table:table-cell>
          <table:table-cell office:value-type="float" office:value="30.87">
            <text:p>30.8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791196</text:p>
          </table:table-cell>
          <table:table-cell office:value-type="float" office:value="3432639.015625">
            <text:p>3432639.015625</text:p>
          </table:table-cell>
          <table:table-cell office:value-type="float" office:value="22.5">
            <text:p>22.5</text:p>
          </table:table-cell>
          <table:table-cell office:value-type="float" office:value="43">
            <text:p>43</text:p>
          </table:table-cell>
          <table:table-cell office:value-type="float" office:value="-103">
            <text:p>-103</text:p>
          </table:table-cell>
          <table:table-cell office:value-type="float" office:value="88">
            <text:p>8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141739289458">
            <text:p>-25.7141739289</text:p>
          </table:table-cell>
          <table:table-cell office:value-type="float" office:value="15.967413190122">
            <text:p>15.9674131901</text:p>
          </table:table-cell>
          <table:table-cell office:value-type="float" office:value="1.55362265541863">
            <text:p>1.5536226554</text:p>
          </table:table-cell>
          <table:table-cell office:value-type="float" office:value="30.69">
            <text:p>30.6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0_922682</text:p>
          </table:table-cell>
          <table:table-cell office:value-type="float" office:value="3445787.703125">
            <text:p>3445787.703125</text:p>
          </table:table-cell>
          <table:table-cell office:value-type="float" office:value="22.5">
            <text:p>22.5</text:p>
          </table:table-cell>
          <table:table-cell office:value-type="float" office:value="-25">
            <text:p>-25</text:p>
          </table:table-cell>
          <table:table-cell office:value-type="float" office:value="-77">
            <text:p>-77</text:p>
          </table:table-cell>
          <table:table-cell office:value-type="float" office:value="-249">
            <text:p>-249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390646007422">
            <text:p>-25.7390646007</text:p>
          </table:table-cell>
          <table:table-cell office:value-type="float" office:value="16.6618530714099">
            <text:p>16.6618530714</text:p>
          </table:table-cell>
          <table:table-cell office:value-type="float" office:value="1.53185737696615">
            <text:p>1.531857377</text:p>
          </table:table-cell>
          <table:table-cell office:value-type="float" office:value="27.56">
            <text:p>27.5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055031</text:p>
          </table:table-cell>
          <table:table-cell office:value-type="float" office:value="3459056.6875">
            <text:p>3459056.6875</text:p>
          </table:table-cell>
          <table:table-cell office:value-type="float" office:value="22.5">
            <text:p>22.5</text:p>
          </table:table-cell>
          <table:table-cell office:value-type="float" office:value="82">
            <text:p>82</text:p>
          </table:table-cell>
          <table:table-cell office:value-type="float" office:value="-112">
            <text:p>-112</text:p>
          </table:table-cell>
          <table:table-cell office:value-type="float" office:value="-345">
            <text:p>-345</text:p>
          </table:table-cell>
          <table:table-cell table:number-columns-repeated="6" office:value-type="float" office:value="0">
            <text:p>0</text:p>
          </table:table-cell>
          <table:table-cell office:value-type="float" office:value="-25.7216521982185">
            <text:p>-25.7216521982</text:p>
          </table:table-cell>
          <table:table-cell office:value-type="float" office:value="17.1785196338845">
            <text:p>17.1785196339</text:p>
          </table:table-cell>
          <table:table-cell office:value-type="float" office:value="1.49532952462047">
            <text:p>1.4953295246</text:p>
          </table:table-cell>
          <table:table-cell office:value-type="float" office:value="25.36">
            <text:p>25.3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189866</text:p>
          </table:table-cell>
          <table:table-cell office:value-type="float" office:value="3472506">
            <text:p>3472506</text:p>
          </table:table-cell>
          <table:table-cell office:value-type="float" office:value="22.5">
            <text:p>22.5</text:p>
          </table:table-cell>
          <table:table-cell office:value-type="float" office:value="94">
            <text:p>94</text:p>
          </table:table-cell>
          <table:table-cell office:value-type="float" office:value="-159">
            <text:p>-159</text:p>
          </table:table-cell>
          <table:table-cell office:value-type="float" office:value="-391">
            <text:p>-39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919217136199">
            <text:p>-25.6919217136</text:p>
          </table:table-cell>
          <table:table-cell office:value-type="float" office:value="17.5877893258674">
            <text:p>17.5877893259</text:p>
          </table:table-cell>
          <table:table-cell office:value-type="float" office:value="1.49716102522163">
            <text:p>1.4971610252</text:p>
          </table:table-cell>
          <table:table-cell office:value-type="float" office:value="24.78">
            <text:p>24.7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321558</text:p>
          </table:table-cell>
          <table:table-cell office:value-type="float" office:value="3485683.5">
            <text:p>3485683.5</text:p>
          </table:table-cell>
          <table:table-cell office:value-type="float" office:value="22.5">
            <text:p>22.5</text:p>
          </table:table-cell>
          <table:table-cell office:value-type="float" office:value="101">
            <text:p>101</text:p>
          </table:table-cell>
          <table:table-cell office:value-type="float" office:value="-96">
            <text:p>-96</text:p>
          </table:table-cell>
          <table:table-cell office:value-type="float" office:value="-261">
            <text:p>-26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963300288206">
            <text:p>-25.6963300288</text:p>
          </table:table-cell>
          <table:table-cell office:value-type="float" office:value="18.4521906663726">
            <text:p>18.4521906664</text:p>
          </table:table-cell>
          <table:table-cell office:value-type="float" office:value="1.52817549235375">
            <text:p>1.5281754924</text:p>
          </table:table-cell>
          <table:table-cell office:value-type="float" office:value="25.5">
            <text:p>25.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453923</text:p>
          </table:table-cell>
          <table:table-cell office:value-type="float" office:value="3498911.90625">
            <text:p>3498911.90625</text:p>
          </table:table-cell>
          <table:table-cell office:value-type="float" office:value="22.5">
            <text:p>22.5</text:p>
          </table:table-cell>
          <table:table-cell office:value-type="float" office:value="57">
            <text:p>57</text:p>
          </table:table-cell>
          <table:table-cell office:value-type="float" office:value="-125">
            <text:p>-125</text:p>
          </table:table-cell>
          <table:table-cell office:value-type="float" office:value="-262">
            <text:p>-262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568298846403">
            <text:p>-25.6568298846</text:p>
          </table:table-cell>
          <table:table-cell office:value-type="float" office:value="18.7923615668309">
            <text:p>18.7923615668</text:p>
          </table:table-cell>
          <table:table-cell office:value-type="float" office:value="1.51125334086436">
            <text:p>1.5112533409</text:p>
          </table:table-cell>
          <table:table-cell office:value-type="float" office:value="27.81">
            <text:p>27.81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588810</text:p>
          </table:table-cell>
          <table:table-cell office:value-type="float" office:value="3512400.609375">
            <text:p>3512400.609375</text:p>
          </table:table-cell>
          <table:table-cell office:value-type="float" office:value="22.5">
            <text:p>22.5</text:p>
          </table:table-cell>
          <table:table-cell office:value-type="float" office:value="-23">
            <text:p>-23</text:p>
          </table:table-cell>
          <table:table-cell office:value-type="float" office:value="-95">
            <text:p>-95</text:p>
          </table:table-cell>
          <table:table-cell office:value-type="float" office:value="-261">
            <text:p>-26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728088778943">
            <text:p>-25.6728088779</text:p>
          </table:table-cell>
          <table:table-cell office:value-type="float" office:value="19.4573257648733">
            <text:p>19.4573257649</text:p>
          </table:table-cell>
          <table:table-cell office:value-type="float" office:value="1.51729335680407">
            <text:p>1.5172933568</text:p>
          </table:table-cell>
          <table:table-cell office:value-type="float" office:value="33.12">
            <text:p>33.1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720482</text:p>
          </table:table-cell>
          <table:table-cell office:value-type="float" office:value="3525567.296875">
            <text:p>3525567.296875</text:p>
          </table:table-cell>
          <table:table-cell office:value-type="float" office:value="22.5">
            <text:p>22.5</text:p>
          </table:table-cell>
          <table:table-cell office:value-type="float" office:value="25">
            <text:p>25</text:p>
          </table:table-cell>
          <table:table-cell office:value-type="float" office:value="-143">
            <text:p>-143</text:p>
          </table:table-cell>
          <table:table-cell office:value-type="float" office:value="-161">
            <text:p>-16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6177898617214">
            <text:p>-25.6177898617</text:p>
          </table:table-cell>
          <table:table-cell office:value-type="float" office:value="19.7496659265112">
            <text:p>19.7496659265</text:p>
          </table:table-cell>
          <table:table-cell office:value-type="float" office:value="1.54949617635432">
            <text:p>1.5494961764</text:p>
          </table:table-cell>
          <table:table-cell office:value-type="float" office:value="26.66">
            <text:p>26.6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852767</text:p>
          </table:table-cell>
          <table:table-cell office:value-type="float" office:value="3538796.3125">
            <text:p>3538796.3125</text:p>
          </table:table-cell>
          <table:table-cell office:value-type="float" office:value="22.5">
            <text:p>22.5</text:p>
          </table:table-cell>
          <table:table-cell office:value-type="float" office:value="75">
            <text:p>75</text:p>
          </table:table-cell>
          <table:table-cell office:value-type="float" office:value="-124">
            <text:p>-124</text:p>
          </table:table-cell>
          <table:table-cell office:value-type="float" office:value="37">
            <text:p>37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905915904534">
            <text:p>-25.5905915905</text:p>
          </table:table-cell>
          <table:table-cell office:value-type="float" office:value="20.13267044859">
            <text:p>20.1326704486</text:p>
          </table:table-cell>
          <table:table-cell office:value-type="float" office:value="1.52506301782081">
            <text:p>1.5250630178</text:p>
          </table:table-cell>
          <table:table-cell office:value-type="float" office:value="27.8">
            <text:p>27.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1_988286</text:p>
          </table:table-cell>
          <table:table-cell office:value-type="float" office:value="3552347.90625">
            <text:p>3552347.90625</text:p>
          </table:table-cell>
          <table:table-cell office:value-type="float" office:value="22.5">
            <text:p>22.5</text:p>
          </table:table-cell>
          <table:table-cell office:value-type="float" office:value="-47">
            <text:p>-47</text:p>
          </table:table-cell>
          <table:table-cell office:value-type="float" office:value="-190">
            <text:p>-190</text:p>
          </table:table-cell>
          <table:table-cell office:value-type="float" office:value="-191">
            <text:p>-191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778123595041">
            <text:p>-25.5778123595</text:p>
          </table:table-cell>
          <table:table-cell office:value-type="float" office:value="20.8280548551575">
            <text:p>20.8280548552</text:p>
          </table:table-cell>
          <table:table-cell office:value-type="float" office:value="1.54149375966666">
            <text:p>1.5414937597</text:p>
          </table:table-cell>
          <table:table-cell office:value-type="float" office:value="25.13">
            <text:p>25.1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120017</text:p>
          </table:table-cell>
          <table:table-cell office:value-type="float" office:value="3565528.203125">
            <text:p>3565528.203125</text:p>
          </table:table-cell>
          <table:table-cell office:value-type="float" office:value="22.5">
            <text:p>22.5</text:p>
          </table:table-cell>
          <table:table-cell office:value-type="float" office:value="107">
            <text:p>107</text:p>
          </table:table-cell>
          <table:table-cell office:value-type="float" office:value="-135">
            <text:p>-135</text:p>
          </table:table-cell>
          <table:table-cell office:value-type="float" office:value="-396">
            <text:p>-396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212065639127">
            <text:p>-25.5212065639</text:p>
          </table:table-cell>
          <table:table-cell office:value-type="float" office:value="21.1160728017684">
            <text:p>21.1160728018</text:p>
          </table:table-cell>
          <table:table-cell office:value-type="float" office:value="1.55529088038396">
            <text:p>1.5552908804</text:p>
          </table:table-cell>
          <table:table-cell office:value-type="float" office:value="29.22">
            <text:p>29.2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252077</text:p>
          </table:table-cell>
          <table:table-cell office:value-type="float" office:value="3578727.203125">
            <text:p>3578727.203125</text:p>
          </table:table-cell>
          <table:table-cell office:value-type="float" office:value="22.5">
            <text:p>22.5</text:p>
          </table:table-cell>
          <table:table-cell office:value-type="float" office:value="77">
            <text:p>77</text:p>
          </table:table-cell>
          <table:table-cell office:value-type="float" office:value="-151">
            <text:p>-151</text:p>
          </table:table-cell>
          <table:table-cell office:value-type="float" office:value="-394">
            <text:p>-394</text:p>
          </table:table-cell>
          <table:table-cell table:number-columns-repeated="6" office:value-type="float" office:value="0">
            <text:p>0</text:p>
          </table:table-cell>
          <table:table-cell office:value-type="float" office:value="-25.5012617887717">
            <text:p>-25.5012617888</text:p>
          </table:table-cell>
          <table:table-cell office:value-type="float" office:value="21.5975558915536">
            <text:p>21.5975558916</text:p>
          </table:table-cell>
          <table:table-cell office:value-type="float" office:value="1.51451546190315">
            <text:p>1.5145154619</text:p>
          </table:table-cell>
          <table:table-cell office:value-type="float" office:value="23.56">
            <text:p>23.5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387285</text:p>
          </table:table-cell>
          <table:table-cell office:value-type="float" office:value="3592248.296875">
            <text:p>3592248.296875</text:p>
          </table:table-cell>
          <table:table-cell office:value-type="float" office:value="22.5">
            <text:p>22.5</text:p>
          </table:table-cell>
          <table:table-cell office:value-type="float" office:value="80">
            <text:p>80</text:p>
          </table:table-cell>
          <table:table-cell office:value-type="float" office:value="-121">
            <text:p>-121</text:p>
          </table:table-cell>
          <table:table-cell office:value-type="float" office:value="-338">
            <text:p>-33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4140736912685">
            <text:p>-25.4140736913</text:p>
          </table:table-cell>
          <table:table-cell office:value-type="float" office:value="21.6988340584685">
            <text:p>21.6988340585</text:p>
          </table:table-cell>
          <table:table-cell office:value-type="float" office:value="1.60536275114342">
            <text:p>1.6053627511</text:p>
          </table:table-cell>
          <table:table-cell office:value-type="float" office:value="23.63">
            <text:p>23.63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518560</text:p>
          </table:table-cell>
          <table:table-cell office:value-type="float" office:value="3605374.609375">
            <text:p>3605374.609375</text:p>
          </table:table-cell>
          <table:table-cell office:value-type="float" office:value="22.5">
            <text:p>22.5</text:p>
          </table:table-cell>
          <table:table-cell office:value-type="float" office:value="46">
            <text:p>46</text:p>
          </table:table-cell>
          <table:table-cell office:value-type="float" office:value="-63">
            <text:p>-63</text:p>
          </table:table-cell>
          <table:table-cell office:value-type="float" office:value="-208">
            <text:p>-208</text:p>
          </table:table-cell>
          <table:table-cell table:number-columns-repeated="6" office:value-type="float" office:value="0">
            <text:p>0</text:p>
          </table:table-cell>
          <table:table-cell office:value-type="float" office:value="-25.3980594215093">
            <text:p>-25.3980594215</text:p>
          </table:table-cell>
          <table:table-cell office:value-type="float" office:value="22.2117925803147">
            <text:p>22.2117925803</text:p>
          </table:table-cell>
          <table:table-cell office:value-type="float" office:value="1.64597031076525">
            <text:p>1.6459703108</text:p>
          </table:table-cell>
          <table:table-cell office:value-type="float" office:value="24.34">
            <text:p>24.3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650596</text:p>
          </table:table-cell>
          <table:table-cell office:value-type="float" office:value="3618579.203125">
            <text:p>3618579.203125</text:p>
          </table:table-cell>
          <table:table-cell office:value-type="float" office:value="22.5">
            <text:p>22.5</text:p>
          </table:table-cell>
          <table:table-cell office:value-type="float" office:value="-65">
            <text:p>-65</text:p>
          </table:table-cell>
          <table:table-cell office:value-type="float" office:value="-109">
            <text:p>-109</text:p>
          </table:table-cell>
          <table:table-cell office:value-type="float" office:value="-113">
            <text:p>-11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3179622673464">
            <text:p>-25.3179622673</text:p>
          </table:table-cell>
          <table:table-cell office:value-type="float" office:value="22.5622785035078">
            <text:p>22.5622785035</text:p>
          </table:table-cell>
          <table:table-cell office:value-type="float" office:value="1.65551996169815">
            <text:p>1.6555199617</text:p>
          </table:table-cell>
          <table:table-cell office:value-type="float" office:value="23.58">
            <text:p>23.5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785990</text:p>
          </table:table-cell>
          <table:table-cell office:value-type="float" office:value="3632159.09375">
            <text:p>3632159.09375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-132">
            <text:p>-132</text:p>
          </table:table-cell>
          <table:table-cell office:value-type="float" office:value="-313">
            <text:p>-31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649659721192">
            <text:p>-25.2649659721</text:p>
          </table:table-cell>
          <table:table-cell office:value-type="float" office:value="22.9029841819437">
            <text:p>22.9029841819</text:p>
          </table:table-cell>
          <table:table-cell office:value-type="float" office:value="1.70719762917903">
            <text:p>1.7071976292</text:p>
          </table:table-cell>
          <table:table-cell office:value-type="float" office:value="23.2">
            <text:p>23.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2-01_15:24:42_918966</text:p>
          </table:table-cell>
          <table:table-cell office:value-type="float" office:value="3645415.5">
            <text:p>3645415.5</text:p>
          </table:table-cell>
          <table:table-cell office:value-type="float" office:value="22.5">
            <text:p>22.5</text:p>
          </table:table-cell>
          <table:table-cell office:value-type="float" office:value="114">
            <text:p>114</text:p>
          </table:table-cell>
          <table:table-cell office:value-type="float" office:value="-127">
            <text:p>-127</text:p>
          </table:table-cell>
          <table:table-cell office:value-type="float" office:value="-223">
            <text:p>-223</text:p>
          </table:table-cell>
          <table:table-cell table:number-columns-repeated="6" office:value-type="float" office:value="0">
            <text:p>0</text:p>
          </table:table-cell>
          <table:table-cell office:value-type="float" office:value="-25.2126788377241">
            <text:p>-25.2126788377</text:p>
          </table:table-cell>
          <table:table-cell office:value-type="float" office:value="23.1703534657412">
            <text:p>23.1703534657</text:p>
          </table:table-cell>
          <table:table-cell office:value-type="float" office:value="1.76330343024595">
            <text:p>1.7633034302</text:p>
          </table:table-cell>
          <table:table-cell office:value-type="float" office:value="34.17">
            <text:p>34.17</text:p>
          </table:table-cell>
          <table:table-cell office:value-type="float" office:value="305">
            <text:p>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6:34:29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44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2cm" svg:height="13.417cm" xlink:href=".." xlink:type="simple" chart:class="chart:scatter" chart:style-name="ch1">
        <chart:legend chart:legend-position="end" svg:x="38.342cm" svg:y="6.16cm" style:legend-expansion="high" chart:style-name="ch2"/>
        <chart:plot-area chart:style-name="ch3" table:cell-range-address="Sheet1.B2:Sheet1.B263 Sheet1.N1:Sheet1.N263 Sheet1.P1:Sheet1.P263" chart:data-source-has-labels="row" svg:x="1.269cm" svg:y="1.207cm" svg:width="35.435cm" svg:height="11.522cm">
          <chartooo:coordinate-region svg:x="1.996cm" svg:y="1.406cm" svg:width="34.058cm" svg:height="11.1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3" chart:label-cell-address="Sheet1.N1:Sheet1.N1" chart:class="chart:scatter">
            <chart:domain table:cell-range-address="Sheet1.B2:Sheet1.B263"/>
            <chart:data-point chart:repeated="262"/>
          </chart:series>
          <chart:series chart:style-name="ch7" chart:values-cell-range-address="Sheet1.P2:Sheet1.P263" chart:label-cell-address="Sheet1.P1:Sheet1.P1" chart:class="chart:scatter">
            <chart:data-point chart:repeated="2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tch</text:p>
                <draw:g>
                  <svg:desc>Sheet1.N1:Sheet1.N1</svg:desc>
                </draw:g>
              </table:table-cell>
              <table:table-cell office:value-type="string">
                <text:p>distance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153.90625">
                <text:p>178153.90625</text:p>
                <draw:g>
                  <svg:desc>Sheet1.B2:Sheet1.B263</svg:desc>
                </draw:g>
              </table:table-cell>
              <table:table-cell office:value-type="float" office:value="0">
                <text:p>0</text:p>
                <draw:g>
                  <svg:desc>Sheet1.N2:Sheet1.N263</svg:desc>
                </draw:g>
              </table:table-cell>
              <table:table-cell office:value-type="float" office:value="15.86">
                <text:p>15.86</text:p>
                <draw:g>
                  <svg:desc>Sheet1.P2:Sheet1.P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664.796875">
                <text:p>191664.796875</text:p>
              </table:table-cell>
              <table:table-cell office:value-type="float" office:value="-34.2932169550454">
                <text:p>-34.2932169550454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972.515625">
                <text:p>204972.515625</text:p>
              </table:table-cell>
              <table:table-cell office:value-type="float" office:value="-34.4619438967062">
                <text:p>-34.4619438967062</text:p>
              </table:table-cell>
              <table:table-cell office:value-type="float" office:value="47.16">
                <text:p>47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116.703125">
                <text:p>218116.703125</text:p>
              </table:table-cell>
              <table:table-cell office:value-type="float" office:value="-34.7044247642945">
                <text:p>-34.7044247642945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532.609375">
                <text:p>231532.609375</text:p>
              </table:table-cell>
              <table:table-cell office:value-type="float" office:value="-34.8505538655639">
                <text:p>-34.850553865563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772.890625">
                <text:p>244772.890625</text:p>
              </table:table-cell>
              <table:table-cell office:value-type="float" office:value="-34.9895136461502">
                <text:p>-34.989513646150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188.296875">
                <text:p>258188.296875</text:p>
              </table:table-cell>
              <table:table-cell office:value-type="float" office:value="-35.1304825366505">
                <text:p>-35.1304825366505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538.8125">
                <text:p>271538.8125</text:p>
              </table:table-cell>
              <table:table-cell office:value-type="float" office:value="-35.2623922153409">
                <text:p>-35.2623922153409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759.5">
                <text:p>284759.5</text:p>
              </table:table-cell>
              <table:table-cell office:value-type="float" office:value="-35.437877929391">
                <text:p>-35.437877929391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954.8125">
                <text:p>297954.8125</text:p>
              </table:table-cell>
              <table:table-cell office:value-type="float" office:value="-35.5559840224539">
                <text:p>-35.5559840224539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524.015625">
                <text:p>311524.015625</text:p>
              </table:table-cell>
              <table:table-cell office:value-type="float" office:value="-35.6592420406695">
                <text:p>-35.6592420406695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783.59375">
                <text:p>324783.59375</text:p>
              </table:table-cell>
              <table:table-cell office:value-type="float" office:value="-35.7835684867078">
                <text:p>-35.7835684867078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251.09375">
                <text:p>338251.09375</text:p>
              </table:table-cell>
              <table:table-cell office:value-type="float" office:value="-35.8862306034868">
                <text:p>-35.8862306034868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1576.8125">
                <text:p>351576.8125</text:p>
              </table:table-cell>
              <table:table-cell office:value-type="float" office:value="-36.033333999898">
                <text:p>-36.033333999898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5253">
                <text:p>365253</text:p>
              </table:table-cell>
              <table:table-cell office:value-type="float" office:value="-36.1357686001219">
                <text:p>-36.1357686001219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326.609375">
                <text:p>378326.609375</text:p>
              </table:table-cell>
              <table:table-cell office:value-type="float" office:value="-36.2404764659807">
                <text:p>-36.2404764659807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1501.5">
                <text:p>391501.5</text:p>
              </table:table-cell>
              <table:table-cell office:value-type="float" office:value="-36.3202714307731">
                <text:p>-36.3202714307731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211">
                <text:p>405211</text:p>
              </table:table-cell>
              <table:table-cell office:value-type="float" office:value="-36.4381844446192">
                <text:p>-36.4381844446192</text:p>
              </table:table-cell>
              <table:table-cell office:value-type="float" office:value="48.86">
                <text:p>48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376.09375">
                <text:p>418376.09375</text:p>
              </table:table-cell>
              <table:table-cell office:value-type="float" office:value="-36.5116833967573">
                <text:p>-36.5116833967573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618.109375">
                <text:p>431618.109375</text:p>
              </table:table-cell>
              <table:table-cell office:value-type="float" office:value="-36.5938949608795">
                <text:p>-36.5938949608795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02">
                <text:p>445102</text:p>
              </table:table-cell>
              <table:table-cell office:value-type="float" office:value="-36.651715201332">
                <text:p>-36.65171520133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219.921875">
                <text:p>458219.921875</text:p>
              </table:table-cell>
              <table:table-cell office:value-type="float" office:value="-36.7184305776228">
                <text:p>-36.718430577622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1449.59375">
                <text:p>471449.59375</text:p>
              </table:table-cell>
              <table:table-cell office:value-type="float" office:value="-36.8137932028757">
                <text:p>-36.8137932028757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5073.40625">
                <text:p>485073.40625</text:p>
              </table:table-cell>
              <table:table-cell office:value-type="float" office:value="-36.8801705528712">
                <text:p>-36.8801705528712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8300.796875">
                <text:p>498300.796875</text:p>
              </table:table-cell>
              <table:table-cell office:value-type="float" office:value="-36.9340037893435">
                <text:p>-36.934003789343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1675.3125">
                <text:p>511675.3125</text:p>
              </table:table-cell>
              <table:table-cell office:value-type="float" office:value="-36.9846851297294">
                <text:p>-36.9846851297294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4851.109375">
                <text:p>524851.109375</text:p>
              </table:table-cell>
              <table:table-cell office:value-type="float" office:value="-37.0602328775888">
                <text:p>-37.0602328775888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8273.90625">
                <text:p>538273.90625</text:p>
              </table:table-cell>
              <table:table-cell office:value-type="float" office:value="-37.1200748849431">
                <text:p>-37.1200748849431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1368.203125">
                <text:p>551368.203125</text:p>
              </table:table-cell>
              <table:table-cell office:value-type="float" office:value="-37.1554581734549">
                <text:p>-37.1554581734549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4567.21875">
                <text:p>564567.21875</text:p>
              </table:table-cell>
              <table:table-cell office:value-type="float" office:value="-37.2087807077223">
                <text:p>-37.2087807077223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156.90625">
                <text:p>578156.90625</text:p>
              </table:table-cell>
              <table:table-cell office:value-type="float" office:value="-37.2527788801979">
                <text:p>-37.2527788801979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1236.59375">
                <text:p>591236.59375</text:p>
              </table:table-cell>
              <table:table-cell office:value-type="float" office:value="-37.3192225430189">
                <text:p>-37.3192225430189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4450.203125">
                <text:p>604450.203125</text:p>
              </table:table-cell>
              <table:table-cell office:value-type="float" office:value="-37.3662556200227">
                <text:p>-37.3662556200227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8080.90625">
                <text:p>618080.90625</text:p>
              </table:table-cell>
              <table:table-cell office:value-type="float" office:value="-37.3818923177831">
                <text:p>-37.3818923177831</text:p>
              </table:table-cell>
              <table:table-cell office:value-type="float" office:value="39.47">
                <text:p>39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1245.5">
                <text:p>631245.5</text:p>
              </table:table-cell>
              <table:table-cell office:value-type="float" office:value="-37.4266530716352">
                <text:p>-37.4266530716352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4755.515625">
                <text:p>644755.515625</text:p>
              </table:table-cell>
              <table:table-cell office:value-type="float" office:value="-37.5011050640932">
                <text:p>-37.5011050640932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8019.71875">
                <text:p>658019.71875</text:p>
              </table:table-cell>
              <table:table-cell office:value-type="float" office:value="-37.6106992485055">
                <text:p>-37.6106992485055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1374.5">
                <text:p>671374.5</text:p>
              </table:table-cell>
              <table:table-cell office:value-type="float" office:value="-37.6915689599769">
                <text:p>-37.6915689599769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4755.71875">
                <text:p>684755.71875</text:p>
              </table:table-cell>
              <table:table-cell office:value-type="float" office:value="-37.7590588087811">
                <text:p>-37.7590588087811</text:p>
              </table:table-cell>
              <table:table-cell office:value-type="float" office:value="47.26">
                <text:p>47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8455.40625">
                <text:p>698455.40625</text:p>
              </table:table-cell>
              <table:table-cell office:value-type="float" office:value="-37.8465332184429">
                <text:p>-37.8465332184429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1617.71875">
                <text:p>711617.71875</text:p>
              </table:table-cell>
              <table:table-cell office:value-type="float" office:value="-37.8495558247622">
                <text:p>-37.8495558247622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4865.390625">
                <text:p>724865.390625</text:p>
              </table:table-cell>
              <table:table-cell office:value-type="float" office:value="-37.8653146067002">
                <text:p>-37.8653146067002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8409.59375">
                <text:p>738409.59375</text:p>
              </table:table-cell>
              <table:table-cell office:value-type="float" office:value="-37.8812647328872">
                <text:p>-37.8812647328872</text:p>
              </table:table-cell>
              <table:table-cell office:value-type="float" office:value="47.77">
                <text:p>47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1573.625">
                <text:p>751573.625</text:p>
              </table:table-cell>
              <table:table-cell office:value-type="float" office:value="-37.9033142640288">
                <text:p>-37.9033142640288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813.90625">
                <text:p>764813.90625</text:p>
              </table:table-cell>
              <table:table-cell office:value-type="float" office:value="-37.9348403709165">
                <text:p>-37.934840370916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363.90625">
                <text:p>778363.90625</text:p>
              </table:table-cell>
              <table:table-cell office:value-type="float" office:value="-37.9280059348879">
                <text:p>-37.9280059348879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1428.59375">
                <text:p>791428.59375</text:p>
              </table:table-cell>
              <table:table-cell office:value-type="float" office:value="-37.9678068120362">
                <text:p>-37.9678068120362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4578.90625">
                <text:p>804578.90625</text:p>
              </table:table-cell>
              <table:table-cell office:value-type="float" office:value="-37.9904283334373">
                <text:p>-37.9904283334373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8096.09375">
                <text:p>818096.09375</text:p>
              </table:table-cell>
              <table:table-cell office:value-type="float" office:value="-37.9991646505663">
                <text:p>-37.9991646505663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1226.40625">
                <text:p>831226.40625</text:p>
              </table:table-cell>
              <table:table-cell office:value-type="float" office:value="-37.9923950281392">
                <text:p>-37.9923950281392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4485.1875">
                <text:p>844485.1875</text:p>
              </table:table-cell>
              <table:table-cell office:value-type="float" office:value="-38.0169701818479">
                <text:p>-38.0169701818479</text:p>
              </table:table-cell>
              <table:table-cell office:value-type="float" office:value="28.41">
                <text:p>28.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7871.703125">
                <text:p>857871.703125</text:p>
              </table:table-cell>
              <table:table-cell office:value-type="float" office:value="-38.0325524512116">
                <text:p>-38.0325524512116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1062.59375">
                <text:p>871062.59375</text:p>
              </table:table-cell>
              <table:table-cell office:value-type="float" office:value="-38.0193100089856">
                <text:p>-38.0193100089856</text:p>
              </table:table-cell>
              <table:table-cell office:value-type="float" office:value="39.47">
                <text:p>39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4312.90625">
                <text:p>884312.90625</text:p>
              </table:table-cell>
              <table:table-cell office:value-type="float" office:value="-38.0438219687784">
                <text:p>-38.043821968778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7783.8125">
                <text:p>897783.8125</text:p>
              </table:table-cell>
              <table:table-cell office:value-type="float" office:value="-38.0685348696479">
                <text:p>-38.068534869647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1009.296875">
                <text:p>911009.296875</text:p>
              </table:table-cell>
              <table:table-cell office:value-type="float" office:value="-38.0553822386458">
                <text:p>-38.0553822386458</text:p>
              </table:table-cell>
              <table:table-cell office:value-type="float" office:value="38.48">
                <text:p>38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4184.3125">
                <text:p>924184.3125</text:p>
              </table:table-cell>
              <table:table-cell office:value-type="float" office:value="-38.0704495638695">
                <text:p>-38.0704495638695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7564.3125">
                <text:p>937564.3125</text:p>
              </table:table-cell>
              <table:table-cell office:value-type="float" office:value="-38.0952391894468">
                <text:p>-38.0952391894468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775.515625">
                <text:p>950775.515625</text:p>
              </table:table-cell>
              <table:table-cell office:value-type="float" office:value="-38.0814804468254">
                <text:p>-38.0814804468254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4311.203125">
                <text:p>964311.203125</text:p>
              </table:table-cell>
              <table:table-cell office:value-type="float" office:value="-38.0985878014885">
                <text:p>-38.0985878014885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7532.703125">
                <text:p>977532.703125</text:p>
              </table:table-cell>
              <table:table-cell office:value-type="float" office:value="-38.121181243355">
                <text:p>-38.121181243355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0803.421875">
                <text:p>990803.421875</text:p>
              </table:table-cell>
              <table:table-cell office:value-type="float" office:value="-38.1326909371449">
                <text:p>-38.1326909371449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4303.109375">
                <text:p>1004303.109375</text:p>
              </table:table-cell>
              <table:table-cell office:value-type="float" office:value="-38.131648216392">
                <text:p>-38.131648216392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7501.3125">
                <text:p>1017501.3125</text:p>
              </table:table-cell>
              <table:table-cell office:value-type="float" office:value="-38.1338757705847">
                <text:p>-38.1338757705847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1139.59375">
                <text:p>1031139.59375</text:p>
              </table:table-cell>
              <table:table-cell office:value-type="float" office:value="-38.1290491275553">
                <text:p>-38.1290491275553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4330.40625">
                <text:p>1044330.40625</text:p>
              </table:table-cell>
              <table:table-cell office:value-type="float" office:value="-38.1217735847623">
                <text:p>-38.1217735847623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7469.109375">
                <text:p>1057469.109375</text:p>
              </table:table-cell>
              <table:table-cell office:value-type="float" office:value="-38.1390255567475">
                <text:p>-38.1390255567475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0956.3125">
                <text:p>1070956.3125</text:p>
              </table:table-cell>
              <table:table-cell office:value-type="float" office:value="-38.1555341047581">
                <text:p>-38.1555341047581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4096.515625">
                <text:p>1084096.515625</text:p>
              </table:table-cell>
              <table:table-cell office:value-type="float" office:value="-38.143115245595">
                <text:p>-38.14311524559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7429.5">
                <text:p>1097429.5</text:p>
              </table:table-cell>
              <table:table-cell office:value-type="float" office:value="-38.1533171803503">
                <text:p>-38.1533171803503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1092.71875">
                <text:p>1111092.71875</text:p>
              </table:table-cell>
              <table:table-cell office:value-type="float" office:value="-38.1545409941703">
                <text:p>-38.154540994170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4230.109375">
                <text:p>1124230.109375</text:p>
              </table:table-cell>
              <table:table-cell office:value-type="float" office:value="-38.15779351317">
                <text:p>-38.15779351317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7370.3125">
                <text:p>1137370.3125</text:p>
              </table:table-cell>
              <table:table-cell office:value-type="float" office:value="-38.1596185477883">
                <text:p>-38.1596185477883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0877.5">
                <text:p>1150877.5</text:p>
              </table:table-cell>
              <table:table-cell office:value-type="float" office:value="-38.1707659471493">
                <text:p>-38.170765947149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4080.703125">
                <text:p>1164080.703125</text:p>
              </table:table-cell>
              <table:table-cell office:value-type="float" office:value="-38.1641757956871">
                <text:p>-38.1641757956871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7267.703125">
                <text:p>1177267.703125</text:p>
              </table:table-cell>
              <table:table-cell office:value-type="float" office:value="-38.172180119612">
                <text:p>-38.17218011961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0405.609375">
                <text:p>1190405.609375</text:p>
              </table:table-cell>
              <table:table-cell office:value-type="float" office:value="-38.1838042747971">
                <text:p>-38.1838042747971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3594">
                <text:p>1203594</text:p>
              </table:table-cell>
              <table:table-cell office:value-type="float" office:value="-38.1779812815735">
                <text:p>-38.1779812815735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6985.109375">
                <text:p>1216985.109375</text:p>
              </table:table-cell>
              <table:table-cell office:value-type="float" office:value="-38.1643698659657">
                <text:p>-38.164369865965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0054.40625">
                <text:p>1230054.40625</text:p>
              </table:table-cell>
              <table:table-cell office:value-type="float" office:value="-38.1518963034656">
                <text:p>-38.1518963034656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3274.3125">
                <text:p>1243274.3125</text:p>
              </table:table-cell>
              <table:table-cell office:value-type="float" office:value="-38.1537416796919">
                <text:p>-38.1537416796919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6712.890625">
                <text:p>1256712.890625</text:p>
              </table:table-cell>
              <table:table-cell office:value-type="float" office:value="-38.1572436139098">
                <text:p>-38.157243613909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9861.796875">
                <text:p>1269861.796875</text:p>
              </table:table-cell>
              <table:table-cell office:value-type="float" office:value="-38.1579635233733">
                <text:p>-38.1579635233733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2995.109375">
                <text:p>1282995.109375</text:p>
              </table:table-cell>
              <table:table-cell office:value-type="float" office:value="-38.1698963626068">
                <text:p>-38.169896362606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6434.1875">
                <text:p>1296434.1875</text:p>
              </table:table-cell>
              <table:table-cell office:value-type="float" office:value="-38.1778573687304">
                <text:p>-38.1778573687304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9530.40625">
                <text:p>1309530.40625</text:p>
              </table:table-cell>
              <table:table-cell office:value-type="float" office:value="-38.1653134312958">
                <text:p>-38.1653134312958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2735.703125">
                <text:p>1322735.703125</text:p>
              </table:table-cell>
              <table:table-cell office:value-type="float" office:value="-38.1684190412027">
                <text:p>-38.1684190412027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6245.90625">
                <text:p>1336245.90625</text:p>
              </table:table-cell>
              <table:table-cell office:value-type="float" office:value="-38.1875963213886">
                <text:p>-38.1875963213886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9385.703125">
                <text:p>1349385.703125</text:p>
              </table:table-cell>
              <table:table-cell office:value-type="float" office:value="-38.1836500065544">
                <text:p>-38.1836500065544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2587.3125">
                <text:p>1362587.3125</text:p>
              </table:table-cell>
              <table:table-cell office:value-type="float" office:value="-38.2086669392891">
                <text:p>-38.2086669392891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6016.59375">
                <text:p>1376016.59375</text:p>
              </table:table-cell>
              <table:table-cell office:value-type="float" office:value="-38.2189122048794">
                <text:p>-38.218912204879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9122.015625">
                <text:p>1389122.015625</text:p>
              </table:table-cell>
              <table:table-cell office:value-type="float" office:value="-38.2111927674036">
                <text:p>-38.2111927674036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2282.609375">
                <text:p>1402282.609375</text:p>
              </table:table-cell>
              <table:table-cell office:value-type="float" office:value="-38.2181357848988">
                <text:p>-38.218135784898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5652.3125">
                <text:p>1415652.3125</text:p>
              </table:table-cell>
              <table:table-cell office:value-type="float" office:value="-38.2061224682149">
                <text:p>-38.206122468214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8824.90625">
                <text:p>1428824.90625</text:p>
              </table:table-cell>
              <table:table-cell office:value-type="float" office:value="-38.2001130347483">
                <text:p>-38.2001130347483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2311.40625">
                <text:p>1442311.40625</text:p>
              </table:table-cell>
              <table:table-cell office:value-type="float" office:value="-38.1968258011713">
                <text:p>-38.1968258011713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5424.5">
                <text:p>1455424.5</text:p>
              </table:table-cell>
              <table:table-cell office:value-type="float" office:value="-38.2070488548071">
                <text:p>-38.2070488548071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8607.59375">
                <text:p>1468607.59375</text:p>
              </table:table-cell>
              <table:table-cell office:value-type="float" office:value="-38.203108722896">
                <text:p>-38.203108722896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1995.203125">
                <text:p>1481995.203125</text:p>
              </table:table-cell>
              <table:table-cell office:value-type="float" office:value="-38.1918891667519">
                <text:p>-38.1918891667519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5076.71875">
                <text:p>1495076.71875</text:p>
              </table:table-cell>
              <table:table-cell office:value-type="float" office:value="-38.2084423696742">
                <text:p>-38.2084423696742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8228.3125">
                <text:p>1508228.3125</text:p>
              </table:table-cell>
              <table:table-cell office:value-type="float" office:value="-38.1986678549543">
                <text:p>-38.1986678549543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1628.40625">
                <text:p>1521628.40625</text:p>
              </table:table-cell>
              <table:table-cell office:value-type="float" office:value="-38.2006249223425">
                <text:p>-38.2006249223425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4838.703125">
                <text:p>1534838.703125</text:p>
              </table:table-cell>
              <table:table-cell office:value-type="float" office:value="-38.1874726703476">
                <text:p>-38.1874726703476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292.3125">
                <text:p>1548292.3125</text:p>
              </table:table-cell>
              <table:table-cell office:value-type="float" office:value="-38.1822123205504">
                <text:p>-38.1822123205504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1368.5">
                <text:p>1561368.5</text:p>
              </table:table-cell>
              <table:table-cell office:value-type="float" office:value="-38.1701130906893">
                <text:p>-38.1701130906893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4548.515625">
                <text:p>1574548.515625</text:p>
              </table:table-cell>
              <table:table-cell office:value-type="float" office:value="-38.175213197594">
                <text:p>-38.175213197594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88046.015625">
                <text:p>1588046.015625</text:p>
              </table:table-cell>
              <table:table-cell office:value-type="float" office:value="-38.1855232978817">
                <text:p>-38.1855232978817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1278.21875">
                <text:p>1601278.21875</text:p>
              </table:table-cell>
              <table:table-cell office:value-type="float" office:value="-38.18193943911">
                <text:p>-38.1819394391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14396.8125">
                <text:p>1614396.8125</text:p>
              </table:table-cell>
              <table:table-cell office:value-type="float" office:value="-38.1989210049264">
                <text:p>-38.1989210049264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784.109375">
                <text:p>1627784.109375</text:p>
              </table:table-cell>
              <table:table-cell office:value-type="float" office:value="-38.1808845753665">
                <text:p>-38.1808845753665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0964.203125">
                <text:p>1640964.203125</text:p>
              </table:table-cell>
              <table:table-cell office:value-type="float" office:value="-38.1837701543795">
                <text:p>-38.1837701543795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4270.703125">
                <text:p>1654270.703125</text:p>
              </table:table-cell>
              <table:table-cell office:value-type="float" office:value="-38.1973016789812">
                <text:p>-38.1973016789812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7481.21875">
                <text:p>1667481.21875</text:p>
              </table:table-cell>
              <table:table-cell office:value-type="float" office:value="-38.191744910887">
                <text:p>-38.191744910887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0879.40625">
                <text:p>1680879.40625</text:p>
              </table:table-cell>
              <table:table-cell office:value-type="float" office:value="-38.1976291979473">
                <text:p>-38.1976291979473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3969">
                <text:p>1693969</text:p>
              </table:table-cell>
              <table:table-cell office:value-type="float" office:value="-38.2091477817325">
                <text:p>-38.2091477817325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7103.90625">
                <text:p>1707103.90625</text:p>
              </table:table-cell>
              <table:table-cell office:value-type="float" office:value="-38.2170009267549">
                <text:p>-38.2170009267549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0170">
                <text:p>1720170</text:p>
              </table:table-cell>
              <table:table-cell office:value-type="float" office:value="-38.1997046141015">
                <text:p>-38.199704614101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33372.90625">
                <text:p>1733372.90625</text:p>
              </table:table-cell>
              <table:table-cell office:value-type="float" office:value="-38.179743877611">
                <text:p>-38.179743877611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6742.796875">
                <text:p>1746742.796875</text:p>
              </table:table-cell>
              <table:table-cell office:value-type="float" office:value="-38.1777464317751">
                <text:p>-38.177746431775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9925.703125">
                <text:p>1759925.703125</text:p>
              </table:table-cell>
              <table:table-cell office:value-type="float" office:value="-38.1780501683928">
                <text:p>-38.1780501683928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73125.796875">
                <text:p>1773125.796875</text:p>
              </table:table-cell>
              <table:table-cell office:value-type="float" office:value="-38.156133573073">
                <text:p>-38.156133573073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86503.890625">
                <text:p>1786503.890625</text:p>
              </table:table-cell>
              <table:table-cell office:value-type="float" office:value="-38.1482662958117">
                <text:p>-38.148266295811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9617.421875">
                <text:p>1799617.421875</text:p>
              </table:table-cell>
              <table:table-cell office:value-type="float" office:value="-38.1542793744846">
                <text:p>-38.154279374484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2778.3125">
                <text:p>1812778.3125</text:p>
              </table:table-cell>
              <table:table-cell office:value-type="float" office:value="-38.1631558586662">
                <text:p>-38.1631558586662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6253.203125">
                <text:p>1826253.203125</text:p>
              </table:table-cell>
              <table:table-cell office:value-type="float" office:value="-38.1622977148833">
                <text:p>-38.1622977148833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39344.515625">
                <text:p>1839344.515625</text:p>
              </table:table-cell>
              <table:table-cell office:value-type="float" office:value="-38.1709674013524">
                <text:p>-38.1709674013524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52483.203125">
                <text:p>1852483.203125</text:p>
              </table:table-cell>
              <table:table-cell office:value-type="float" office:value="-38.175512429401">
                <text:p>-38.175512429401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65947.609375">
                <text:p>1865947.609375</text:p>
              </table:table-cell>
              <table:table-cell office:value-type="float" office:value="-38.1618709094552">
                <text:p>-38.1618709094552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79028.5">
                <text:p>1879028.5</text:p>
              </table:table-cell>
              <table:table-cell office:value-type="float" office:value="-38.167611835379">
                <text:p>-38.167611835379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92194.703125">
                <text:p>1892194.703125</text:p>
              </table:table-cell>
              <table:table-cell office:value-type="float" office:value="-38.15907175264">
                <text:p>-38.15907175264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05570.609375">
                <text:p>1905570.609375</text:p>
              </table:table-cell>
              <table:table-cell office:value-type="float" office:value="-38.1614590004366">
                <text:p>-38.161459000436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18630.515625">
                <text:p>1918630.515625</text:p>
              </table:table-cell>
              <table:table-cell office:value-type="float" office:value="-38.1594494783171">
                <text:p>-38.159449478317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31780.203125">
                <text:p>1931780.203125</text:p>
              </table:table-cell>
              <table:table-cell office:value-type="float" office:value="-38.1791154345384">
                <text:p>-38.179115434538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45306.40625">
                <text:p>1945306.40625</text:p>
              </table:table-cell>
              <table:table-cell office:value-type="float" office:value="-38.1611349348259">
                <text:p>-38.161134934825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8481.703125">
                <text:p>1958481.703125</text:p>
              </table:table-cell>
              <table:table-cell office:value-type="float" office:value="-38.1808141397703">
                <text:p>-38.180814139770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72082.90625">
                <text:p>1972082.90625</text:p>
              </table:table-cell>
              <table:table-cell office:value-type="float" office:value="-38.1523734028639">
                <text:p>-38.1523734028639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5209.8125">
                <text:p>1985209.8125</text:p>
              </table:table-cell>
              <table:table-cell office:value-type="float" office:value="-38.1603802449321">
                <text:p>-38.1603802449321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8361.8125">
                <text:p>1998361.8125</text:p>
              </table:table-cell>
              <table:table-cell office:value-type="float" office:value="-38.1746626716772">
                <text:p>-38.174662671677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1732.390625">
                <text:p>2011732.390625</text:p>
              </table:table-cell>
              <table:table-cell office:value-type="float" office:value="-38.1490702587668">
                <text:p>-38.149070258766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24874.8125">
                <text:p>2024874.8125</text:p>
              </table:table-cell>
              <table:table-cell office:value-type="float" office:value="-38.1670465360238">
                <text:p>-38.1670465360238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38104.296875">
                <text:p>2038104.296875</text:p>
              </table:table-cell>
              <table:table-cell office:value-type="float" office:value="-38.1532015328363">
                <text:p>-38.1532015328363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1514.203125">
                <text:p>2051514.203125</text:p>
              </table:table-cell>
              <table:table-cell office:value-type="float" office:value="-38.1718208914441">
                <text:p>-38.171820891444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4618.125">
                <text:p>2064618.125</text:p>
              </table:table-cell>
              <table:table-cell office:value-type="float" office:value="-38.1468005698929">
                <text:p>-38.1468005698929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7878.09375">
                <text:p>2077878.09375</text:p>
              </table:table-cell>
              <table:table-cell office:value-type="float" office:value="-38.1540963766613">
                <text:p>-38.1540963766613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91345.609375">
                <text:p>2091345.609375</text:p>
              </table:table-cell>
              <table:table-cell office:value-type="float" office:value="-38.16199976518">
                <text:p>-38.16199976518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04424.90625">
                <text:p>2104424.90625</text:p>
              </table:table-cell>
              <table:table-cell office:value-type="float" office:value="-38.1473605192177">
                <text:p>-38.1473605192177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17623.21875">
                <text:p>2117623.21875</text:p>
              </table:table-cell>
              <table:table-cell office:value-type="float" office:value="-38.172361385094">
                <text:p>-38.17236138509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31103.40625">
                <text:p>2131103.40625</text:p>
              </table:table-cell>
              <table:table-cell office:value-type="float" office:value="-38.1626817752921">
                <text:p>-38.1626817752921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4187.40625">
                <text:p>2144187.40625</text:p>
              </table:table-cell>
              <table:table-cell office:value-type="float" office:value="-38.1534772890199">
                <text:p>-38.1534772890199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57311.203125">
                <text:p>2157311.203125</text:p>
              </table:table-cell>
              <table:table-cell office:value-type="float" office:value="-38.1581536865746">
                <text:p>-38.158153686574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0768.3125">
                <text:p>2170768.3125</text:p>
              </table:table-cell>
              <table:table-cell office:value-type="float" office:value="-38.1896241895006">
                <text:p>-38.1896241895006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83946.3125">
                <text:p>2183946.3125</text:p>
              </table:table-cell>
              <table:table-cell office:value-type="float" office:value="-38.1757035599791">
                <text:p>-38.1757035599791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7270.109375">
                <text:p>2197270.109375</text:p>
              </table:table-cell>
              <table:table-cell office:value-type="float" office:value="-38.1667023479209">
                <text:p>-38.1667023479209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0477.21875">
                <text:p>2210477.21875</text:p>
              </table:table-cell>
              <table:table-cell office:value-type="float" office:value="-38.1719750381721">
                <text:p>-38.1719750381721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4037.609375">
                <text:p>2224037.609375</text:p>
              </table:table-cell>
              <table:table-cell office:value-type="float" office:value="-38.1742896553808">
                <text:p>-38.174289655380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37174.609375">
                <text:p>2237174.609375</text:p>
              </table:table-cell>
              <table:table-cell office:value-type="float" office:value="-38.1581655478683">
                <text:p>-38.158165547868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50382.71875">
                <text:p>2250382.71875</text:p>
              </table:table-cell>
              <table:table-cell office:value-type="float" office:value="-38.1484387794327">
                <text:p>-38.1484387794327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63766.421875">
                <text:p>2263766.421875</text:p>
              </table:table-cell>
              <table:table-cell office:value-type="float" office:value="-38.1155518479113">
                <text:p>-38.1155518479113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76834.609375">
                <text:p>2276834.609375</text:p>
              </table:table-cell>
              <table:table-cell office:value-type="float" office:value="-38.1293943514675">
                <text:p>-38.1293943514675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90000.296875">
                <text:p>2290000.296875</text:p>
              </table:table-cell>
              <table:table-cell office:value-type="float" office:value="-38.1394393624229">
                <text:p>-38.1394393624229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3429.203125">
                <text:p>2303429.203125</text:p>
              </table:table-cell>
              <table:table-cell office:value-type="float" office:value="-38.1467692841637">
                <text:p>-38.1467692841637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16614.890625">
                <text:p>2316614.890625</text:p>
              </table:table-cell>
              <table:table-cell office:value-type="float" office:value="-38.1684097829336">
                <text:p>-38.1684097829336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30048.40625">
                <text:p>2330048.40625</text:p>
              </table:table-cell>
              <table:table-cell office:value-type="float" office:value="-38.1516243999296">
                <text:p>-38.151624399929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43159.515625">
                <text:p>2343159.515625</text:p>
              </table:table-cell>
              <table:table-cell office:value-type="float" office:value="-38.1320789701695">
                <text:p>-38.1320789701695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56311.109375">
                <text:p>2356311.109375</text:p>
              </table:table-cell>
              <table:table-cell office:value-type="float" office:value="-38.0562725548614">
                <text:p>-38.0562725548614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9769.109375">
                <text:p>2369769.109375</text:p>
              </table:table-cell>
              <table:table-cell office:value-type="float" office:value="-37.9348417851938">
                <text:p>-37.934841785193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82902.609375">
                <text:p>2382902.609375</text:p>
              </table:table-cell>
              <table:table-cell office:value-type="float" office:value="-37.6850240087294">
                <text:p>-37.6850240087294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96136">
                <text:p>2396136</text:p>
              </table:table-cell>
              <table:table-cell office:value-type="float" office:value="-37.4799119003984">
                <text:p>-37.4799119003984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9558.203125">
                <text:p>2409558.203125</text:p>
              </table:table-cell>
              <table:table-cell office:value-type="float" office:value="-37.5206910720283">
                <text:p>-37.5206910720283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22676">
                <text:p>2422676</text:p>
              </table:table-cell>
              <table:table-cell office:value-type="float" office:value="-37.6117425381654">
                <text:p>-37.6117425381654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5944.015625">
                <text:p>2435944.015625</text:p>
              </table:table-cell>
              <table:table-cell office:value-type="float" office:value="-37.3539029890744">
                <text:p>-37.353902989074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9370.921875">
                <text:p>2449370.921875</text:p>
              </table:table-cell>
              <table:table-cell office:value-type="float" office:value="-36.9123866280294">
                <text:p>-36.9123866280294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62464.3125">
                <text:p>2462464.3125</text:p>
              </table:table-cell>
              <table:table-cell office:value-type="float" office:value="-36.2308076151848">
                <text:p>-36.2308076151848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5664.8125">
                <text:p>2475664.8125</text:p>
              </table:table-cell>
              <table:table-cell office:value-type="float" office:value="-35.5574701063049">
                <text:p>-35.5574701063049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89170.921875">
                <text:p>2489170.921875</text:p>
              </table:table-cell>
              <table:table-cell office:value-type="float" office:value="-35.2232518191043">
                <text:p>-35.2232518191043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2370.3125">
                <text:p>2502370.3125</text:p>
              </table:table-cell>
              <table:table-cell office:value-type="float" office:value="-35.3582070987677">
                <text:p>-35.3582070987677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5538.109375">
                <text:p>2515538.109375</text:p>
              </table:table-cell>
              <table:table-cell office:value-type="float" office:value="-35.5553173187266">
                <text:p>-35.5553173187266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9071.40625">
                <text:p>2529071.40625</text:p>
              </table:table-cell>
              <table:table-cell office:value-type="float" office:value="-35.3364301223475">
                <text:p>-35.3364301223475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42268.71875">
                <text:p>2542268.71875</text:p>
              </table:table-cell>
              <table:table-cell office:value-type="float" office:value="-34.9322861640352">
                <text:p>-34.9322861640352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5653.40625">
                <text:p>2555653.40625</text:p>
              </table:table-cell>
              <table:table-cell office:value-type="float" office:value="-34.313108114291">
                <text:p>-34.313108114291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8885.90625">
                <text:p>2568885.90625</text:p>
              </table:table-cell>
              <table:table-cell office:value-type="float" office:value="-33.9455840320947">
                <text:p>-33.945584032094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82040.609375">
                <text:p>2582040.609375</text:p>
              </table:table-cell>
              <table:table-cell office:value-type="float" office:value="-33.6639818565616">
                <text:p>-33.6639818565616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95473.921875">
                <text:p>2595473.921875</text:p>
              </table:table-cell>
              <table:table-cell office:value-type="float" office:value="-33.4872524217496">
                <text:p>-33.487252421749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8592.109375">
                <text:p>2608592.109375</text:p>
              </table:table-cell>
              <table:table-cell office:value-type="float" office:value="-33.462516630797">
                <text:p>-33.462516630797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21751.8125">
                <text:p>2621751.8125</text:p>
              </table:table-cell>
              <table:table-cell office:value-type="float" office:value="-33.2916709886897">
                <text:p>-33.2916709886897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35238.515625">
                <text:p>2635238.515625</text:p>
              </table:table-cell>
              <table:table-cell office:value-type="float" office:value="-33.0317395009772">
                <text:p>-33.031739500977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48322.40625">
                <text:p>2648322.40625</text:p>
              </table:table-cell>
              <table:table-cell office:value-type="float" office:value="-32.8437649537303">
                <text:p>-32.84376495373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1474.3125">
                <text:p>2661474.3125</text:p>
              </table:table-cell>
              <table:table-cell office:value-type="float" office:value="-32.8563175261416">
                <text:p>-32.8563175261416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74900.203125">
                <text:p>2674900.203125</text:p>
              </table:table-cell>
              <table:table-cell office:value-type="float" office:value="-32.8388980766436">
                <text:p>-32.838898076643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88036.5">
                <text:p>2688036.5</text:p>
              </table:table-cell>
              <table:table-cell office:value-type="float" office:value="-32.6464905359978">
                <text:p>-32.6464905359978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1188.40625">
                <text:p>2701188.40625</text:p>
              </table:table-cell>
              <table:table-cell office:value-type="float" office:value="-32.3633402387686">
                <text:p>-32.363340238768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4628.515625">
                <text:p>2714628.515625</text:p>
              </table:table-cell>
              <table:table-cell office:value-type="float" office:value="-32.1901570834025">
                <text:p>-32.1901570834025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27725.421875">
                <text:p>2727725.421875</text:p>
              </table:table-cell>
              <table:table-cell office:value-type="float" office:value="-32.1423238984991">
                <text:p>-32.142323898499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40880.3125">
                <text:p>2740880.3125</text:p>
              </table:table-cell>
              <table:table-cell office:value-type="float" office:value="-31.7947402628583">
                <text:p>-31.7947402628583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54361.703125">
                <text:p>2754361.703125</text:p>
              </table:table-cell>
              <table:table-cell office:value-type="float" office:value="-31.4700918610588">
                <text:p>-31.4700918610588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67495.71875">
                <text:p>2767495.71875</text:p>
              </table:table-cell>
              <table:table-cell office:value-type="float" office:value="-31.125187485335">
                <text:p>-31.125187485335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80681.40625">
                <text:p>2780681.40625</text:p>
              </table:table-cell>
              <table:table-cell office:value-type="float" office:value="-30.8457585191843">
                <text:p>-30.8457585191843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93954.625">
                <text:p>2793954.625</text:p>
              </table:table-cell>
              <table:table-cell office:value-type="float" office:value="-30.7585271414732">
                <text:p>-30.7585271414732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07364.8125">
                <text:p>2807364.8125</text:p>
              </table:table-cell>
              <table:table-cell office:value-type="float" office:value="-30.4854401293502">
                <text:p>-30.4854401293502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0429.8125">
                <text:p>2820429.8125</text:p>
              </table:table-cell>
              <table:table-cell office:value-type="float" office:value="-30.4281490967074">
                <text:p>-30.4281490967074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33670.40625">
                <text:p>2833670.40625</text:p>
              </table:table-cell>
              <table:table-cell office:value-type="float" office:value="-30.3787497357969">
                <text:p>-30.378749735796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47187.71875">
                <text:p>2847187.71875</text:p>
              </table:table-cell>
              <table:table-cell office:value-type="float" office:value="-30.2585973406785">
                <text:p>-30.2585973406785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0374.09375">
                <text:p>2860374.09375</text:p>
              </table:table-cell>
              <table:table-cell office:value-type="float" office:value="-30.1534970514183">
                <text:p>-30.153497051418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73549.296875">
                <text:p>2873549.296875</text:p>
              </table:table-cell>
              <table:table-cell office:value-type="float" office:value="-29.7596659218592">
                <text:p>-29.759665921859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87006.09375">
                <text:p>2887006.09375</text:p>
              </table:table-cell>
              <table:table-cell office:value-type="float" office:value="-29.5359230566279">
                <text:p>-29.5359230566279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0225.21875">
                <text:p>2900225.21875</text:p>
              </table:table-cell>
              <table:table-cell office:value-type="float" office:value="-29.2782239085882">
                <text:p>-29.2782239085882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3592.109375">
                <text:p>2913592.109375</text:p>
              </table:table-cell>
              <table:table-cell office:value-type="float" office:value="-28.8755001197212">
                <text:p>-28.875500119721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6743.390625">
                <text:p>2926743.390625</text:p>
              </table:table-cell>
              <table:table-cell office:value-type="float" office:value="-28.3170673506279">
                <text:p>-28.3170673506279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39946.703125">
                <text:p>2939946.703125</text:p>
              </table:table-cell>
              <table:table-cell office:value-type="float" office:value="-27.9383861904911">
                <text:p>-27.9383861904911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53362.203125">
                <text:p>2953362.203125</text:p>
              </table:table-cell>
              <table:table-cell office:value-type="float" office:value="-27.8557594665648">
                <text:p>-27.8557594665648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66484">
                <text:p>2966484</text:p>
              </table:table-cell>
              <table:table-cell office:value-type="float" office:value="-27.6595965679274">
                <text:p>-27.6595965679274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79717.3125">
                <text:p>2979717.3125</text:p>
              </table:table-cell>
              <table:table-cell office:value-type="float" office:value="-27.4551337972945">
                <text:p>-27.4551337972945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3140.609375">
                <text:p>2993140.609375</text:p>
              </table:table-cell>
              <table:table-cell office:value-type="float" office:value="-27.2863350122353">
                <text:p>-27.2863350122353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06283">
                <text:p>3006283</text:p>
              </table:table-cell>
              <table:table-cell office:value-type="float" office:value="-27.2655022662652">
                <text:p>-27.2655022662652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19503.703125">
                <text:p>3019503.703125</text:p>
              </table:table-cell>
              <table:table-cell office:value-type="float" office:value="-27.3524239247625">
                <text:p>-27.3524239247625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32694.015625">
                <text:p>3032694.015625</text:p>
              </table:table-cell>
              <table:table-cell office:value-type="float" office:value="-27.2817979839024">
                <text:p>-27.2817979839024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45931.796875">
                <text:p>3045931.796875</text:p>
              </table:table-cell>
              <table:table-cell office:value-type="float" office:value="-27.1786927482537">
                <text:p>-27.1786927482537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9446.203125">
                <text:p>3059446.203125</text:p>
              </table:table-cell>
              <table:table-cell office:value-type="float" office:value="-26.7584541464892">
                <text:p>-26.7584541464892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72563.296875">
                <text:p>3072563.296875</text:p>
              </table:table-cell>
              <table:table-cell office:value-type="float" office:value="-26.4330237433182">
                <text:p>-26.4330237433182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85748.515625">
                <text:p>3085748.515625</text:p>
              </table:table-cell>
              <table:table-cell office:value-type="float" office:value="-25.861345375229">
                <text:p>-25.861345375229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9301.796875">
                <text:p>3099301.796875</text:p>
              </table:table-cell>
              <table:table-cell office:value-type="float" office:value="-25.1727843775666">
                <text:p>-25.172784377566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2457">
                <text:p>3112457</text:p>
              </table:table-cell>
              <table:table-cell office:value-type="float" office:value="-24.2992302601068">
                <text:p>-24.2992302601068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5652.796875">
                <text:p>3125652.796875</text:p>
              </table:table-cell>
              <table:table-cell office:value-type="float" office:value="-22.8349515600528">
                <text:p>-22.8349515600528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8785.203125">
                <text:p>3138785.203125</text:p>
              </table:table-cell>
              <table:table-cell office:value-type="float" office:value="-21.6626487581132">
                <text:p>-21.6626487581132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1961.3125">
                <text:p>3151961.3125</text:p>
              </table:table-cell>
              <table:table-cell office:value-type="float" office:value="-20.2239300217183">
                <text:p>-20.2239300217183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5346.609375">
                <text:p>3165346.609375</text:p>
              </table:table-cell>
              <table:table-cell office:value-type="float" office:value="-18.8694544900309">
                <text:p>-18.8694544900309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8570.703125">
                <text:p>3178570.703125</text:p>
              </table:table-cell>
              <table:table-cell office:value-type="float" office:value="-17.4091104625174">
                <text:p>-17.4091104625174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2086.609375">
                <text:p>3192086.609375</text:p>
              </table:table-cell>
              <table:table-cell office:value-type="float" office:value="-14.6572714971019">
                <text:p>-14.6572714971019</text:p>
              </table:table-cell>
              <table:table-cell office:value-type="float" office:value="25.47">
                <text:p>25.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5328.3125">
                <text:p>3205328.3125</text:p>
              </table:table-cell>
              <table:table-cell office:value-type="float" office:value="-12.8237936254497">
                <text:p>-12.8237936254497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18567.90625">
                <text:p>3218567.90625</text:p>
              </table:table-cell>
              <table:table-cell office:value-type="float" office:value="-10.7271186779316">
                <text:p>-10.7271186779316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2125.6875">
                <text:p>3232125.6875</text:p>
              </table:table-cell>
              <table:table-cell office:value-type="float" office:value="-8.80300822285742">
                <text:p>-8.80300822285742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5373.703125">
                <text:p>3245373.703125</text:p>
              </table:table-cell>
              <table:table-cell office:value-type="float" office:value="-6.55903739102507">
                <text:p>-6.55903739102507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58647.609375">
                <text:p>3258647.609375</text:p>
              </table:table-cell>
              <table:table-cell office:value-type="float" office:value="-2.79961136569961">
                <text:p>-2.79961136569961</text:p>
              </table:table-cell>
              <table:table-cell office:value-type="float" office:value="29.09">
                <text:p>29.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2225.3125">
                <text:p>3272225.3125</text:p>
              </table:table-cell>
              <table:table-cell office:value-type="float" office:value="0.37086692020127">
                <text:p>0.3708669202012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85377.921875">
                <text:p>3285377.921875</text:p>
              </table:table-cell>
              <table:table-cell office:value-type="float" office:value="4.24965010478869">
                <text:p>4.24965010478869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98637.515625">
                <text:p>3298637.515625</text:p>
              </table:table-cell>
              <table:table-cell office:value-type="float" office:value="7.77342263039017">
                <text:p>7.77342263039017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2149.109375">
                <text:p>3312149.109375</text:p>
              </table:table-cell>
              <table:table-cell office:value-type="float" office:value="7.95927875936096">
                <text:p>7.95927875936096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25399">
                <text:p>3325399</text:p>
              </table:table-cell>
              <table:table-cell office:value-type="float" office:value="9.48049222538355">
                <text:p>9.48049222538355</text:p>
              </table:table-cell>
              <table:table-cell office:value-type="float" office:value="34.43">
                <text:p>34.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38575.515625">
                <text:p>3338575.515625</text:p>
              </table:table-cell>
              <table:table-cell office:value-type="float" office:value="10.561809430945">
                <text:p>10.561809430945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51903.796875">
                <text:p>3351903.796875</text:p>
              </table:table-cell>
              <table:table-cell office:value-type="float" office:value="10.9889222871414">
                <text:p>10.9889222871414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65136.203125">
                <text:p>3365136.203125</text:p>
              </table:table-cell>
              <table:table-cell office:value-type="float" office:value="12.1644712957596">
                <text:p>12.1644712957596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78692.796875">
                <text:p>3378692.796875</text:p>
              </table:table-cell>
              <table:table-cell office:value-type="float" office:value="13.0065563353226">
                <text:p>13.0065563353226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1948.890625">
                <text:p>3391948.890625</text:p>
              </table:table-cell>
              <table:table-cell office:value-type="float" office:value="13.923213575149">
                <text:p>13.92321357514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05502.796875">
                <text:p>3405502.796875</text:p>
              </table:table-cell>
              <table:table-cell office:value-type="float" office:value="14.3780992903511">
                <text:p>14.3780992903511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19105.109375">
                <text:p>3419105.109375</text:p>
              </table:table-cell>
              <table:table-cell office:value-type="float" office:value="15.0669172711173">
                <text:p>15.0669172711173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2639.015625">
                <text:p>3432639.015625</text:p>
              </table:table-cell>
              <table:table-cell office:value-type="float" office:value="15.967413190122">
                <text:p>15.967413190122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5787.703125">
                <text:p>3445787.703125</text:p>
              </table:table-cell>
              <table:table-cell office:value-type="float" office:value="16.6618530714099">
                <text:p>16.6618530714099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59056.6875">
                <text:p>3459056.6875</text:p>
              </table:table-cell>
              <table:table-cell office:value-type="float" office:value="17.1785196338845">
                <text:p>17.1785196338845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72506">
                <text:p>3472506</text:p>
              </table:table-cell>
              <table:table-cell office:value-type="float" office:value="17.5877893258674">
                <text:p>17.587789325867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85683.5">
                <text:p>3485683.5</text:p>
              </table:table-cell>
              <table:table-cell office:value-type="float" office:value="18.4521906663726">
                <text:p>18.452190666372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98911.90625">
                <text:p>3498911.90625</text:p>
              </table:table-cell>
              <table:table-cell office:value-type="float" office:value="18.7923615668309">
                <text:p>18.7923615668309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12400.609375">
                <text:p>3512400.609375</text:p>
              </table:table-cell>
              <table:table-cell office:value-type="float" office:value="19.4573257648733">
                <text:p>19.4573257648733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25567.296875">
                <text:p>3525567.296875</text:p>
              </table:table-cell>
              <table:table-cell office:value-type="float" office:value="19.7496659265112">
                <text:p>19.749665926511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38796.3125">
                <text:p>3538796.3125</text:p>
              </table:table-cell>
              <table:table-cell office:value-type="float" office:value="20.13267044859">
                <text:p>20.1326704485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2347.90625">
                <text:p>3552347.90625</text:p>
              </table:table-cell>
              <table:table-cell office:value-type="float" office:value="20.8280548551575">
                <text:p>20.828054855157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65528.203125">
                <text:p>3565528.203125</text:p>
              </table:table-cell>
              <table:table-cell office:value-type="float" office:value="21.1160728017684">
                <text:p>21.1160728017684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78727.203125">
                <text:p>3578727.203125</text:p>
              </table:table-cell>
              <table:table-cell office:value-type="float" office:value="21.5975558915536">
                <text:p>21.5975558915536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2248.296875">
                <text:p>3592248.296875</text:p>
              </table:table-cell>
              <table:table-cell office:value-type="float" office:value="21.6988340584685">
                <text:p>21.6988340584685</text:p>
              </table:table-cell>
              <table:table-cell office:value-type="float" office:value="23.63">
                <text:p>23.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05374.609375">
                <text:p>3605374.609375</text:p>
              </table:table-cell>
              <table:table-cell office:value-type="float" office:value="22.2117925803147">
                <text:p>22.2117925803147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8579.203125">
                <text:p>3618579.203125</text:p>
              </table:table-cell>
              <table:table-cell office:value-type="float" office:value="22.5622785035078">
                <text:p>22.5622785035078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32159.09375">
                <text:p>3632159.09375</text:p>
              </table:table-cell>
              <table:table-cell office:value-type="float" office:value="22.9029841819437">
                <text:p>22.902984181943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45415.5">
                <text:p>3645415.5</text:p>
              </table:table-cell>
              <table:table-cell office:value-type="float" office:value="23.1703534657412">
                <text:p>23.1703534657412</text:p>
              </table:table-cell>
              <table:table-cell office:value-type="float" office:value="34.17">
                <text:p>34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788cm" svg:height="9.789cm" xlink:href=".." xlink:type="simple" chart:class="chart:scatter" chart:style-name="ch1">
        <chart:legend chart:legend-position="end" svg:x="38.439cm" svg:y="4.595cm" style:legend-expansion="high" chart:style-name="ch2"/>
        <chart:plot-area chart:style-name="ch3" table:cell-range-address="Sheet1.B1:Sheet1.B263 Sheet1.E1:Sheet1.E263" chart:data-source-has-labels="row" svg:x="1.265cm" svg:y="0.915cm" svg:width="35.544cm" svg:height="8.259cm">
          <chartooo:coordinate-region svg:x="2.177cm" svg:y="1.114cm" svg:width="33.982cm" svg:height="7.8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63" chart:label-cell-address="Sheet1.E1:Sheet1.E1" chart:class="chart:scatter">
            <chart:domain table:cell-range-address="Sheet1.B2:Sheet1.B263"/>
            <chart:data-point chart:repeated="2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_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153.90625">
                <text:p>178153.90625</text:p>
                <draw:g>
                  <svg:desc>Sheet1.B2:Sheet1.B263</svg:desc>
                </draw:g>
              </table:table-cell>
              <table:table-cell office:value-type="float" office:value="157">
                <text:p>157</text:p>
                <draw:g>
                  <svg:desc>Sheet1.E2:Sheet1.E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664.796875">
                <text:p>191664.7968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972.515625">
                <text:p>204972.5156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116.703125">
                <text:p>218116.7031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532.609375">
                <text:p>231532.60937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772.890625">
                <text:p>244772.8906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188.296875">
                <text:p>258188.2968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538.8125">
                <text:p>271538.81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759.5">
                <text:p>284759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954.8125">
                <text:p>297954.81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524.015625">
                <text:p>311524.015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783.59375">
                <text:p>324783.59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251.09375">
                <text:p>338251.093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1576.8125">
                <text:p>351576.8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5253">
                <text:p>36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326.609375">
                <text:p>378326.6093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1501.5">
                <text:p>391501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211">
                <text:p>4052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376.09375">
                <text:p>418376.093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618.109375">
                <text:p>431618.1093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102">
                <text:p>4451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8219.921875">
                <text:p>458219.9218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1449.59375">
                <text:p>471449.5937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5073.40625">
                <text:p>485073.406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8300.796875">
                <text:p>498300.7968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1675.3125">
                <text:p>511675.3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4851.109375">
                <text:p>524851.1093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8273.90625">
                <text:p>538273.906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1368.203125">
                <text:p>551368.2031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4567.21875">
                <text:p>564567.218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156.90625">
                <text:p>578156.906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1236.59375">
                <text:p>591236.5937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4450.203125">
                <text:p>604450.2031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8080.90625">
                <text:p>618080.906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1245.5">
                <text:p>631245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4755.515625">
                <text:p>644755.5156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8019.71875">
                <text:p>658019.718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1374.5">
                <text:p>671374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4755.71875">
                <text:p>684755.718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8455.40625">
                <text:p>698455.406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1617.71875">
                <text:p>711617.718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4865.390625">
                <text:p>724865.3906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8409.59375">
                <text:p>738409.593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1573.625">
                <text:p>751573.6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813.90625">
                <text:p>764813.906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8363.90625">
                <text:p>778363.906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1428.59375">
                <text:p>791428.593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4578.90625">
                <text:p>804578.906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8096.09375">
                <text:p>818096.093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1226.40625">
                <text:p>831226.406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4485.1875">
                <text:p>844485.18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7871.703125">
                <text:p>857871.703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1062.59375">
                <text:p>871062.593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4312.90625">
                <text:p>884312.906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7783.8125">
                <text:p>897783.8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1009.296875">
                <text:p>911009.2968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4184.3125">
                <text:p>924184.31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7564.3125">
                <text:p>937564.31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775.515625">
                <text:p>950775.5156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4311.203125">
                <text:p>964311.2031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7532.703125">
                <text:p>977532.7031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0803.421875">
                <text:p>990803.4218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4303.109375">
                <text:p>1004303.1093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7501.3125">
                <text:p>1017501.31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1139.59375">
                <text:p>1031139.593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4330.40625">
                <text:p>1044330.406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7469.109375">
                <text:p>1057469.1093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0956.3125">
                <text:p>1070956.31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4096.515625">
                <text:p>1084096.5156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7429.5">
                <text:p>1097429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1092.71875">
                <text:p>1111092.718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4230.109375">
                <text:p>1124230.1093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7370.3125">
                <text:p>1137370.31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0877.5">
                <text:p>1150877.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4080.703125">
                <text:p>1164080.70312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7267.703125">
                <text:p>1177267.7031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0405.609375">
                <text:p>1190405.6093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3594">
                <text:p>120359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6985.109375">
                <text:p>1216985.1093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0054.40625">
                <text:p>1230054.406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3274.3125">
                <text:p>1243274.31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6712.890625">
                <text:p>1256712.8906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9861.796875">
                <text:p>1269861.79687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2995.109375">
                <text:p>1282995.1093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6434.1875">
                <text:p>1296434.187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9530.40625">
                <text:p>1309530.406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2735.703125">
                <text:p>1322735.7031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6245.90625">
                <text:p>1336245.906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9385.703125">
                <text:p>1349385.7031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2587.3125">
                <text:p>1362587.31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6016.59375">
                <text:p>1376016.593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9122.015625">
                <text:p>1389122.0156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2282.609375">
                <text:p>1402282.6093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15652.3125">
                <text:p>1415652.3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8824.90625">
                <text:p>1428824.90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2311.40625">
                <text:p>1442311.406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5424.5">
                <text:p>1455424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8607.59375">
                <text:p>1468607.593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1995.203125">
                <text:p>1481995.2031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5076.71875">
                <text:p>1495076.718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8228.3125">
                <text:p>1508228.3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1628.40625">
                <text:p>1521628.406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4838.703125">
                <text:p>1534838.7031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8292.3125">
                <text:p>1548292.31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1368.5">
                <text:p>1561368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4548.515625">
                <text:p>1574548.5156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88046.015625">
                <text:p>1588046.0156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1278.21875">
                <text:p>1601278.218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14396.8125">
                <text:p>1614396.81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784.109375">
                <text:p>1627784.1093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0964.203125">
                <text:p>1640964.2031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4270.703125">
                <text:p>1654270.7031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7481.21875">
                <text:p>1667481.218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0879.40625">
                <text:p>1680879.406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3969">
                <text:p>16939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7103.90625">
                <text:p>1707103.9062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0170">
                <text:p>17201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33372.90625">
                <text:p>1733372.906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6742.796875">
                <text:p>1746742.7968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9925.703125">
                <text:p>1759925.703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73125.796875">
                <text:p>1773125.7968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86503.890625">
                <text:p>1786503.8906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9617.421875">
                <text:p>1799617.4218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2778.3125">
                <text:p>1812778.3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26253.203125">
                <text:p>1826253.203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39344.515625">
                <text:p>1839344.5156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52483.203125">
                <text:p>1852483.203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65947.609375">
                <text:p>1865947.6093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79028.5">
                <text:p>1879028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92194.703125">
                <text:p>1892194.7031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05570.609375">
                <text:p>1905570.6093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18630.515625">
                <text:p>1918630.5156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31780.203125">
                <text:p>1931780.2031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45306.40625">
                <text:p>1945306.406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8481.703125">
                <text:p>1958481.703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72082.90625">
                <text:p>1972082.906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5209.8125">
                <text:p>1985209.81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8361.8125">
                <text:p>1998361.8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1732.390625">
                <text:p>2011732.3906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24874.8125">
                <text:p>2024874.8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38104.296875">
                <text:p>2038104.2968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1514.203125">
                <text:p>2051514.203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4618.125">
                <text:p>2064618.12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7878.09375">
                <text:p>2077878.09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91345.609375">
                <text:p>2091345.60937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04424.90625">
                <text:p>2104424.9062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17623.21875">
                <text:p>2117623.218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31103.40625">
                <text:p>2131103.406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4187.40625">
                <text:p>2144187.4062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57311.203125">
                <text:p>2157311.203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0768.3125">
                <text:p>2170768.3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83946.3125">
                <text:p>2183946.3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7270.109375">
                <text:p>2197270.1093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0477.21875">
                <text:p>2210477.21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4037.609375">
                <text:p>2224037.60937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37174.609375">
                <text:p>2237174.6093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50382.71875">
                <text:p>2250382.718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63766.421875">
                <text:p>2263766.4218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76834.609375">
                <text:p>2276834.60937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90000.296875">
                <text:p>2290000.29687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3429.203125">
                <text:p>2303429.2031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16614.890625">
                <text:p>2316614.8906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30048.40625">
                <text:p>2330048.406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43159.515625">
                <text:p>2343159.5156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56311.109375">
                <text:p>2356311.109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9769.109375">
                <text:p>2369769.1093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82902.609375">
                <text:p>2382902.6093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96136">
                <text:p>23961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9558.203125">
                <text:p>2409558.2031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22676">
                <text:p>24226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5944.015625">
                <text:p>2435944.0156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9370.921875">
                <text:p>2449370.9218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62464.3125">
                <text:p>2462464.3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75664.8125">
                <text:p>2475664.81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89170.921875">
                <text:p>2489170.9218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02370.3125">
                <text:p>2502370.31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15538.109375">
                <text:p>2515538.1093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9071.40625">
                <text:p>2529071.4062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42268.71875">
                <text:p>2542268.718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5653.40625">
                <text:p>2555653.406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68885.90625">
                <text:p>2568885.906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82040.609375">
                <text:p>2582040.609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95473.921875">
                <text:p>2595473.9218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08592.109375">
                <text:p>2608592.1093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21751.8125">
                <text:p>2621751.81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35238.515625">
                <text:p>2635238.5156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48322.40625">
                <text:p>2648322.4062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1474.3125">
                <text:p>2661474.31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74900.203125">
                <text:p>2674900.2031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88036.5">
                <text:p>2688036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01188.40625">
                <text:p>2701188.406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14628.515625">
                <text:p>2714628.5156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27725.421875">
                <text:p>2727725.4218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40880.3125">
                <text:p>2740880.31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54361.703125">
                <text:p>2754361.703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67495.71875">
                <text:p>2767495.718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80681.40625">
                <text:p>2780681.406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93954.625">
                <text:p>2793954.6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07364.8125">
                <text:p>2807364.8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20429.8125">
                <text:p>2820429.8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33670.40625">
                <text:p>2833670.406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47187.71875">
                <text:p>2847187.718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0374.09375">
                <text:p>2860374.093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73549.296875">
                <text:p>2873549.2968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87006.09375">
                <text:p>2887006.093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0225.21875">
                <text:p>2900225.218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3592.109375">
                <text:p>2913592.1093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6743.390625">
                <text:p>2926743.3906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39946.703125">
                <text:p>2939946.703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53362.203125">
                <text:p>2953362.203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66484">
                <text:p>296648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79717.3125">
                <text:p>2979717.3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93140.609375">
                <text:p>2993140.6093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06283">
                <text:p>30062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19503.703125">
                <text:p>3019503.7031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32694.015625">
                <text:p>3032694.0156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45931.796875">
                <text:p>3045931.7968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9446.203125">
                <text:p>3059446.203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72563.296875">
                <text:p>3072563.2968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85748.515625">
                <text:p>3085748.5156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9301.796875">
                <text:p>3099301.7968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12457">
                <text:p>311245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5652.796875">
                <text:p>3125652.7968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8785.203125">
                <text:p>3138785.203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1961.3125">
                <text:p>3151961.3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5346.609375">
                <text:p>3165346.6093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8570.703125">
                <text:p>3178570.703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2086.609375">
                <text:p>3192086.609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5328.3125">
                <text:p>3205328.31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18567.90625">
                <text:p>3218567.9062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2125.6875">
                <text:p>3232125.68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5373.703125">
                <text:p>3245373.70312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58647.609375">
                <text:p>3258647.60937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2225.3125">
                <text:p>3272225.312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85377.921875">
                <text:p>3285377.92187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98637.515625">
                <text:p>3298637.51562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2149.109375">
                <text:p>3312149.10937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25399">
                <text:p>332539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38575.515625">
                <text:p>3338575.51562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51903.796875">
                <text:p>3351903.79687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65136.203125">
                <text:p>3365136.20312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78692.796875">
                <text:p>3378692.79687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1948.890625">
                <text:p>3391948.89062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05502.796875">
                <text:p>3405502.79687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19105.109375">
                <text:p>3419105.10937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2639.015625">
                <text:p>3432639.01562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5787.703125">
                <text:p>3445787.70312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59056.6875">
                <text:p>3459056.687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72506">
                <text:p>3472506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85683.5">
                <text:p>3485683.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98911.90625">
                <text:p>3498911.906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12400.609375">
                <text:p>3512400.60937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25567.296875">
                <text:p>3525567.29687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38796.3125">
                <text:p>3538796.312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2347.90625">
                <text:p>3552347.9062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65528.203125">
                <text:p>3565528.20312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78727.203125">
                <text:p>3578727.203125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2248.296875">
                <text:p>3592248.29687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05374.609375">
                <text:p>3605374.60937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18579.203125">
                <text:p>3618579.20312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32159.09375">
                <text:p>3632159.0937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45415.5">
                <text:p>3645415.5</text:p>
              </table:table-cell>
              <table:table-cell office:value-type="float" office:value="-127">
                <text:p>-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